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7.21mm"/>
    </style:style>
    <style:style style:name="co3" style:family="table-column">
      <style:table-column-properties fo:break-before="auto" style:column-width="6.74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6.7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11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F219"/>
      <style:map style:condition="cell-content-is-between(4,7)" style:apply-style-name="yellow" style:base-cell-address="Sheet1.F219"/>
      <style:map style:condition="cell-content()&gt;7" style:apply-style-name="green" style:base-cell-address="Sheet1.F219"/>
      <style:map style:condition="cell-content()&lt;1" style:apply-style-name="nocolor" style:base-cell-address="Sheet1.F219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ff6666"/>
    </style:style>
    <style:style style:name="ce18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mm"/>
      <style:text-properties fo:color="#ff6666"/>
    </style:style>
    <style:style style:name="ce1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1" style:family="table-cell" style:parent-style-name="Default">
      <style:map style:condition="cell-content-is-between(1,4)" style:apply-style-name="red" style:base-cell-address="Sheet1.G315"/>
      <style:map style:condition="cell-content-is-between(4,7)" style:apply-style-name="yellow" style:base-cell-address="Sheet1.G315"/>
      <style:map style:condition="cell-content()&gt;7" style:apply-style-name="green" style:base-cell-address="Sheet1.G315"/>
      <style:map style:condition="cell-content()&lt;1" style:apply-style-name="nocolor" style:base-cell-address="Sheet1.G315"/>
    </style:style>
    <style:style style:name="ce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H220"/>
      <style:map style:condition="cell-content-is-between(15,19)" style:apply-style-name="yellow" style:base-cell-address="Sheet1.H220"/>
      <style:map style:condition="cell-content()&gt;20" style:apply-style-name="green" style:base-cell-address="Sheet1.H220"/>
      <style:map style:condition="cell-content()&lt;1" style:apply-style-name="nocolor" style:base-cell-address="Sheet1.H220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8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427" style:family="table-cell" style:parent-style-name="Default">
      <style:table-cell-properties fo:background-color="#006699"/>
    </style:style>
    <style:style style:name="ce29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mm"/>
    </style:style>
    <style:style style:name="ce30" style:family="table-cell" style:parent-style-name="Default"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477" style:family="table-cell" style:parent-style-name="Default">
      <style:table-cell-properties fo:background-color="#006699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996600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mm"/>
      <style:text-properties fo:color="#8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4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</style:style>
    <style:style style:name="ce35" style:family="table-cell" style:parent-style-name="Default"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6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mm"/>
      <style:text-properties fo:color="#800000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2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5" style:family="table-cell" style:parent-style-name="Default">
      <style:table-cell-properties fo:background-color="#006666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59"/>
      <style:map style:condition="cell-content-is-between(4,7)" style:apply-style-name="yellow" style:base-cell-address="Sheet1.I159"/>
      <style:map style:condition="cell-content()&gt;7" style:apply-style-name="green" style:base-cell-address="Sheet1.I159"/>
      <style:map style:condition="cell-content()&lt;1" style:apply-style-name="nocolor" style:base-cell-address="Sheet1.I15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79"/>
      <style:map style:condition="cell-content-is-between(4,7)" style:apply-style-name="yellow" style:base-cell-address="Sheet1.I179"/>
      <style:map style:condition="cell-content()&gt;7" style:apply-style-name="green" style:base-cell-address="Sheet1.I179"/>
      <style:map style:condition="cell-content()&lt;1" style:apply-style-name="nocolor" style:base-cell-address="Sheet1.I179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43"/>
      <style:map style:condition="cell-content-is-between(4,7)" style:apply-style-name="yellow" style:base-cell-address="Sheet1.I243"/>
      <style:map style:condition="cell-content()&gt;7" style:apply-style-name="green" style:base-cell-address="Sheet1.I243"/>
      <style:map style:condition="cell-content()&lt;1" style:apply-style-name="nocolor" style:base-cell-address="Sheet1.I243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80"/>
      <style:map style:condition="cell-content-is-between(4,7)" style:apply-style-name="yellow" style:base-cell-address="Sheet1.I280"/>
      <style:map style:condition="cell-content()&gt;7" style:apply-style-name="green" style:base-cell-address="Sheet1.I280"/>
      <style:map style:condition="cell-content()&lt;1" style:apply-style-name="nocolor" style:base-cell-address="Sheet1.I280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99"/>
      <style:map style:condition="cell-content-is-between(4,7)" style:apply-style-name="yellow" style:base-cell-address="Sheet1.I299"/>
      <style:map style:condition="cell-content()&gt;7" style:apply-style-name="green" style:base-cell-address="Sheet1.I299"/>
      <style:map style:condition="cell-content()&lt;1" style:apply-style-name="nocolor" style:base-cell-address="Sheet1.I299"/>
    </style:style>
    <style:style style:name="ce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I337"/>
      <style:map style:condition="cell-content-is-between(4,7)" style:apply-style-name="yellow" style:base-cell-address="Sheet1.I337"/>
      <style:map style:condition="cell-content()&gt;7" style:apply-style-name="green" style:base-cell-address="Sheet1.I337"/>
      <style:map style:condition="cell-content()&lt;1" style:apply-style-name="nocolor" style:base-cell-address="Sheet1.I337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63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3333" fo:font-size="6pt" style:font-size-asian="6pt" style:font-size-complex="6pt"/>
    </style:style>
    <style:style style:name="ce6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mm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mm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K261"/>
      <style:map style:condition="cell-content-is-between(4,7)" style:apply-style-name="yellow" style:base-cell-address="Sheet1.K261"/>
      <style:map style:condition="cell-content()&gt;7" style:apply-style-name="green" style:base-cell-address="Sheet1.K261"/>
      <style:map style:condition="cell-content()&lt;1" style:apply-style-name="nocolor" style:base-cell-address="Sheet1.K261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K337"/>
      <style:map style:condition="cell-content-is-between(4,7)" style:apply-style-name="yellow" style:base-cell-address="Sheet1.K337"/>
      <style:map style:condition="cell-content()&gt;7" style:apply-style-name="green" style:base-cell-address="Sheet1.K337"/>
      <style:map style:condition="cell-content()&lt;1" style:apply-style-name="nocolor" style:base-cell-address="Sheet1.K337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mm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L199"/>
      <style:map style:condition="cell-content-is-between(4,7)" style:apply-style-name="yellow" style:base-cell-address="Sheet1.L199"/>
      <style:map style:condition="cell-content()&gt;7" style:apply-style-name="green" style:base-cell-address="Sheet1.L199"/>
      <style:map style:condition="cell-content()&lt;1" style:apply-style-name="nocolor" style:base-cell-address="Sheet1.L199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mm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L337"/>
      <style:map style:condition="cell-content-is-between(4,7)" style:apply-style-name="yellow" style:base-cell-address="Sheet1.L337"/>
      <style:map style:condition="cell-content()&gt;7" style:apply-style-name="green" style:base-cell-address="Sheet1.L337"/>
      <style:map style:condition="cell-content()&lt;1" style:apply-style-name="nocolor" style:base-cell-address="Sheet1.L337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L444"/>
      <style:map style:condition="cell-content-is-between(4,7)" style:apply-style-name="yellow" style:base-cell-address="Sheet1.L444"/>
      <style:map style:condition="cell-content()&gt;7" style:apply-style-name="green" style:base-cell-address="Sheet1.L444"/>
      <style:map style:condition="cell-content()&lt;1" style:apply-style-name="nocolor" style:base-cell-address="Sheet1.L444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mm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M337"/>
      <style:map style:condition="cell-content-is-between(4,7)" style:apply-style-name="yellow" style:base-cell-address="Sheet1.M337"/>
      <style:map style:condition="cell-content()&gt;7" style:apply-style-name="green" style:base-cell-address="Sheet1.M337"/>
      <style:map style:condition="cell-content()&lt;1" style:apply-style-name="nocolor" style:base-cell-address="Sheet1.M337"/>
    </style:style>
    <style:style style:name="ce1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M338"/>
      <style:map style:condition="cell-content-is-between(15,19)" style:apply-style-name="yellow" style:base-cell-address="Sheet1.M338"/>
      <style:map style:condition="cell-content()&gt;20" style:apply-style-name="green" style:base-cell-address="Sheet1.M338"/>
      <style:map style:condition="cell-content()&lt;1" style:apply-style-name="nocolor" style:base-cell-address="Sheet1.M338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N337"/>
      <style:map style:condition="cell-content-is-between(4,7)" style:apply-style-name="yellow" style:base-cell-address="Sheet1.N337"/>
      <style:map style:condition="cell-content()&gt;7" style:apply-style-name="green" style:base-cell-address="Sheet1.N337"/>
      <style:map style:condition="cell-content()&lt;1" style:apply-style-name="nocolor" style:base-cell-address="Sheet1.N337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32"/>
      <style:map style:condition="cell-content-is-between(15,19)" style:apply-style-name="yellow" style:base-cell-address="Sheet1.O32"/>
      <style:map style:condition="cell-content()&gt;20" style:apply-style-name="green" style:base-cell-address="Sheet1.O32"/>
      <style:map style:condition="cell-content()&lt;1" style:apply-style-name="nocolor" style:base-cell-address="Sheet1.O32"/>
    </style:style>
    <style:style style:name="ce1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53"/>
      <style:map style:condition="cell-content-is-between(15,19)" style:apply-style-name="yellow" style:base-cell-address="Sheet1.O53"/>
      <style:map style:condition="cell-content()&gt;20" style:apply-style-name="green" style:base-cell-address="Sheet1.O53"/>
      <style:map style:condition="cell-content()&lt;1" style:apply-style-name="nocolor" style:base-cell-address="Sheet1.O53"/>
    </style:style>
    <style:style style:name="ce1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75"/>
      <style:map style:condition="cell-content-is-between(15,19)" style:apply-style-name="yellow" style:base-cell-address="Sheet1.O75"/>
      <style:map style:condition="cell-content()&gt;20" style:apply-style-name="green" style:base-cell-address="Sheet1.O75"/>
      <style:map style:condition="cell-content()&lt;1" style:apply-style-name="nocolor" style:base-cell-address="Sheet1.O75"/>
    </style:style>
    <style:style style:name="ce1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98"/>
      <style:map style:condition="cell-content-is-between(15,19)" style:apply-style-name="yellow" style:base-cell-address="Sheet1.O98"/>
      <style:map style:condition="cell-content()&gt;20" style:apply-style-name="green" style:base-cell-address="Sheet1.O98"/>
      <style:map style:condition="cell-content()&lt;1" style:apply-style-name="nocolor" style:base-cell-address="Sheet1.O98"/>
    </style:style>
    <style:style style:name="ce1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19"/>
      <style:map style:condition="cell-content-is-between(15,19)" style:apply-style-name="yellow" style:base-cell-address="Sheet1.O119"/>
      <style:map style:condition="cell-content()&gt;20" style:apply-style-name="green" style:base-cell-address="Sheet1.O119"/>
      <style:map style:condition="cell-content()&lt;1" style:apply-style-name="nocolor" style:base-cell-address="Sheet1.O119"/>
    </style:style>
    <style:style style:name="ce1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40"/>
      <style:map style:condition="cell-content-is-between(15,19)" style:apply-style-name="yellow" style:base-cell-address="Sheet1.O140"/>
      <style:map style:condition="cell-content()&gt;20" style:apply-style-name="green" style:base-cell-address="Sheet1.O140"/>
      <style:map style:condition="cell-content()&lt;1" style:apply-style-name="nocolor" style:base-cell-address="Sheet1.O140"/>
    </style:style>
    <style:style style:name="ce1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60"/>
      <style:map style:condition="cell-content-is-between(15,19)" style:apply-style-name="yellow" style:base-cell-address="Sheet1.O160"/>
      <style:map style:condition="cell-content()&gt;20" style:apply-style-name="green" style:base-cell-address="Sheet1.O160"/>
      <style:map style:condition="cell-content()&lt;1" style:apply-style-name="nocolor" style:base-cell-address="Sheet1.O160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1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80"/>
      <style:map style:condition="cell-content-is-between(15,19)" style:apply-style-name="yellow" style:base-cell-address="Sheet1.O180"/>
      <style:map style:condition="cell-content()&gt;20" style:apply-style-name="green" style:base-cell-address="Sheet1.O180"/>
      <style:map style:condition="cell-content()&lt;1" style:apply-style-name="nocolor" style:base-cell-address="Sheet1.O180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1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00"/>
      <style:map style:condition="cell-content-is-between(15,19)" style:apply-style-name="yellow" style:base-cell-address="Sheet1.O200"/>
      <style:map style:condition="cell-content()&gt;20" style:apply-style-name="green" style:base-cell-address="Sheet1.O200"/>
      <style:map style:condition="cell-content()&lt;1" style:apply-style-name="nocolor" style:base-cell-address="Sheet1.O200"/>
    </style:style>
    <style:style style:name="ce1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44"/>
      <style:map style:condition="cell-content-is-between(15,19)" style:apply-style-name="yellow" style:base-cell-address="Sheet1.O244"/>
      <style:map style:condition="cell-content()&gt;20" style:apply-style-name="green" style:base-cell-address="Sheet1.O244"/>
      <style:map style:condition="cell-content()&lt;1" style:apply-style-name="nocolor" style:base-cell-address="Sheet1.O244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62"/>
      <style:map style:condition="cell-content-is-between(15,19)" style:apply-style-name="yellow" style:base-cell-address="Sheet1.O262"/>
      <style:map style:condition="cell-content()&gt;20" style:apply-style-name="green" style:base-cell-address="Sheet1.O262"/>
      <style:map style:condition="cell-content()&lt;1" style:apply-style-name="nocolor" style:base-cell-address="Sheet1.O262"/>
    </style:style>
    <style:style style:name="ce1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81"/>
      <style:map style:condition="cell-content-is-between(15,19)" style:apply-style-name="yellow" style:base-cell-address="Sheet1.O281"/>
      <style:map style:condition="cell-content()&gt;20" style:apply-style-name="green" style:base-cell-address="Sheet1.O281"/>
      <style:map style:condition="cell-content()&lt;1" style:apply-style-name="nocolor" style:base-cell-address="Sheet1.O281"/>
    </style:style>
    <style:style style:name="ce1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300"/>
      <style:map style:condition="cell-content-is-between(15,19)" style:apply-style-name="yellow" style:base-cell-address="Sheet1.O300"/>
      <style:map style:condition="cell-content()&gt;20" style:apply-style-name="green" style:base-cell-address="Sheet1.O300"/>
      <style:map style:condition="cell-content()&lt;1" style:apply-style-name="nocolor" style:base-cell-address="Sheet1.O300"/>
    </style:style>
    <style:style style:name="ce13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O337"/>
      <style:map style:condition="cell-content-is-between(4,7)" style:apply-style-name="yellow" style:base-cell-address="Sheet1.O337"/>
      <style:map style:condition="cell-content()&gt;7" style:apply-style-name="green" style:base-cell-address="Sheet1.O337"/>
      <style:map style:condition="cell-content()&lt;1" style:apply-style-name="nocolor" style:base-cell-address="Sheet1.O337"/>
    </style:style>
    <style:style style:name="ce131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fo:background-color="#cc3300"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cc3300" style:text-align-source="fix" style:repeat-content="false"/>
      <style:paragraph-properties fo:text-align="center" fo:margin-left="0mm"/>
      <style:text-properties fo:color="#800000"/>
    </style:style>
    <style:style style:name="ce13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35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6pt" style:font-size-asian="6pt" style:font-size-complex="6pt"/>
    </style:style>
    <style:style style:name="ce13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P337"/>
      <style:map style:condition="cell-content-is-between(4,7)" style:apply-style-name="yellow" style:base-cell-address="Sheet1.P337"/>
      <style:map style:condition="cell-content()&gt;7" style:apply-style-name="green" style:base-cell-address="Sheet1.P337"/>
      <style:map style:condition="cell-content()&lt;1" style:apply-style-name="nocolor" style:base-cell-address="Sheet1.P337"/>
    </style:style>
    <style:style style:name="ce137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P360"/>
      <style:map style:condition="cell-content-is-between(15,19)" style:apply-style-name="yellow" style:base-cell-address="Sheet1.P360"/>
      <style:map style:condition="cell-content()&gt;20" style:apply-style-name="green" style:base-cell-address="Sheet1.P360"/>
      <style:map style:condition="cell-content()&lt;1" style:apply-style-name="nocolor" style:base-cell-address="Sheet1.P360"/>
    </style:style>
    <style:style style:name="ce140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color="#cc0000" fo:font-size="6pt" style:font-size-asian="6pt" style:font-size-complex="6pt"/>
    </style:style>
    <style:style style:name="ce141" style:family="table-cell" style:parent-style-name="Default">
      <style:table-cell-properties fo:background-color="#00cc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mm"/>
    </style:style>
    <style:style style:name="ce143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mm"/>
    </style:style>
    <style:style style:name="ce1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Q337"/>
      <style:map style:condition="cell-content-is-between(4,7)" style:apply-style-name="yellow" style:base-cell-address="Sheet1.Q337"/>
      <style:map style:condition="cell-content()&gt;7" style:apply-style-name="green" style:base-cell-address="Sheet1.Q337"/>
      <style:map style:condition="cell-content()&lt;1" style:apply-style-name="nocolor" style:base-cell-address="Sheet1.Q337"/>
    </style:style>
    <style:style style:name="ce146" style:family="table-cell" style:parent-style-name="Default" style:data-style-name="N123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/>
    </style:style>
    <style:style style:name="ce14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R337"/>
      <style:map style:condition="cell-content-is-between(4,7)" style:apply-style-name="yellow" style:base-cell-address="Sheet1.R337"/>
      <style:map style:condition="cell-content()&gt;7" style:apply-style-name="green" style:base-cell-address="Sheet1.R337"/>
      <style:map style:condition="cell-content()&lt;1" style:apply-style-name="nocolor" style:base-cell-address="Sheet1.R337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1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R381"/>
      <style:map style:condition="cell-content-is-between(15,19)" style:apply-style-name="yellow" style:base-cell-address="Sheet1.R381"/>
      <style:map style:condition="cell-content()&gt;20" style:apply-style-name="green" style:base-cell-address="Sheet1.R381"/>
      <style:map style:condition="cell-content()&lt;1" style:apply-style-name="nocolor" style:base-cell-address="Sheet1.R381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53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154" style:family="table-cell" style:parent-style-name="Default">
      <style:table-cell-properties fo:background-color="#1c1c1c" style:text-align-source="fix" style:repeat-content="fals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S337"/>
      <style:map style:condition="cell-content-is-between(4,7)" style:apply-style-name="yellow" style:base-cell-address="Sheet1.S337"/>
      <style:map style:condition="cell-content()&gt;7" style:apply-style-name="green" style:base-cell-address="Sheet1.S337"/>
      <style:map style:condition="cell-content()&lt;1" style:apply-style-name="nocolor" style:base-cell-address="Sheet1.S337"/>
    </style:style>
    <style:style style:name="ce156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mm"/>
    </style:style>
    <style:style style:name="ce157" style:family="table-cell" style:parent-style-name="Default">
      <style:table-cell-properties fo:background-color="#cc3300" style:text-align-source="fix" style:repeat-content="false"/>
      <style:paragraph-properties fo:text-align="start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T337"/>
      <style:map style:condition="cell-content-is-between(4,7)" style:apply-style-name="yellow" style:base-cell-address="Sheet1.T337"/>
      <style:map style:condition="cell-content()&gt;7" style:apply-style-name="green" style:base-cell-address="Sheet1.T337"/>
      <style:map style:condition="cell-content()&lt;1" style:apply-style-name="nocolor" style:base-cell-address="Sheet1.T337"/>
    </style:style>
    <style:style style:name="ce1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T338"/>
      <style:map style:condition="cell-content-is-between(15,19)" style:apply-style-name="yellow" style:base-cell-address="Sheet1.T338"/>
      <style:map style:condition="cell-content()&gt;20" style:apply-style-name="green" style:base-cell-address="Sheet1.T338"/>
      <style:map style:condition="cell-content()&lt;1" style:apply-style-name="nocolor" style:base-cell-address="Sheet1.T338"/>
    </style:style>
    <style:style style:name="ce161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mm"/>
      <style:text-properties fo:font-size="6pt" style:font-size-asian="6pt" style:font-size-complex="6pt"/>
    </style:style>
    <style:style style:name="ce1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16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mm"/>
    </style:style>
    <style:style style:name="ce164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6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U337"/>
      <style:map style:condition="cell-content-is-between(4,7)" style:apply-style-name="yellow" style:base-cell-address="Sheet1.U337"/>
      <style:map style:condition="cell-content()&gt;7" style:apply-style-name="green" style:base-cell-address="Sheet1.U337"/>
      <style:map style:condition="cell-content()&lt;1" style:apply-style-name="nocolor" style:base-cell-address="Sheet1.U337"/>
    </style:style>
    <style:style style:name="ce167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800000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32"/>
      <style:map style:condition="cell-content-is-between(15,19)" style:apply-style-name="yellow" style:base-cell-address="Sheet1.V32"/>
      <style:map style:condition="cell-content()&gt;20" style:apply-style-name="green" style:base-cell-address="Sheet1.V32"/>
      <style:map style:condition="cell-content()&lt;1" style:apply-style-name="nocolor" style:base-cell-address="Sheet1.V32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1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53"/>
      <style:map style:condition="cell-content-is-between(15,19)" style:apply-style-name="yellow" style:base-cell-address="Sheet1.V53"/>
      <style:map style:condition="cell-content()&gt;20" style:apply-style-name="green" style:base-cell-address="Sheet1.V53"/>
      <style:map style:condition="cell-content()&lt;1" style:apply-style-name="nocolor" style:base-cell-address="Sheet1.V53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1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75"/>
      <style:map style:condition="cell-content-is-between(15,19)" style:apply-style-name="yellow" style:base-cell-address="Sheet1.V75"/>
      <style:map style:condition="cell-content()&gt;20" style:apply-style-name="green" style:base-cell-address="Sheet1.V75"/>
      <style:map style:condition="cell-content()&lt;1" style:apply-style-name="nocolor" style:base-cell-address="Sheet1.V75"/>
    </style:style>
    <style:style style:name="ce1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98"/>
      <style:map style:condition="cell-content-is-between(15,19)" style:apply-style-name="yellow" style:base-cell-address="Sheet1.V98"/>
      <style:map style:condition="cell-content()&gt;20" style:apply-style-name="green" style:base-cell-address="Sheet1.V98"/>
      <style:map style:condition="cell-content()&lt;1" style:apply-style-name="nocolor" style:base-cell-address="Sheet1.V98"/>
    </style:style>
    <style:style style:name="ce1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40"/>
      <style:map style:condition="cell-content-is-between(15,19)" style:apply-style-name="yellow" style:base-cell-address="Sheet1.V140"/>
      <style:map style:condition="cell-content()&gt;20" style:apply-style-name="green" style:base-cell-address="Sheet1.V140"/>
      <style:map style:condition="cell-content()&lt;1" style:apply-style-name="nocolor" style:base-cell-address="Sheet1.V140"/>
    </style:style>
    <style:style style:name="ce1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60"/>
      <style:map style:condition="cell-content-is-between(15,19)" style:apply-style-name="yellow" style:base-cell-address="Sheet1.V160"/>
      <style:map style:condition="cell-content()&gt;20" style:apply-style-name="green" style:base-cell-address="Sheet1.V160"/>
      <style:map style:condition="cell-content()&lt;1" style:apply-style-name="nocolor" style:base-cell-address="Sheet1.V160"/>
    </style:style>
    <style:style style:name="ce1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80"/>
      <style:map style:condition="cell-content-is-between(15,19)" style:apply-style-name="yellow" style:base-cell-address="Sheet1.V180"/>
      <style:map style:condition="cell-content()&gt;20" style:apply-style-name="green" style:base-cell-address="Sheet1.V180"/>
      <style:map style:condition="cell-content()&lt;1" style:apply-style-name="nocolor" style:base-cell-address="Sheet1.V180"/>
    </style:style>
    <style:style style:name="ce1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00"/>
      <style:map style:condition="cell-content-is-between(15,19)" style:apply-style-name="yellow" style:base-cell-address="Sheet1.V200"/>
      <style:map style:condition="cell-content()&gt;20" style:apply-style-name="green" style:base-cell-address="Sheet1.V200"/>
      <style:map style:condition="cell-content()&lt;1" style:apply-style-name="nocolor" style:base-cell-address="Sheet1.V200"/>
    </style:style>
    <style:style style:name="ce181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mm"/>
    </style:style>
    <style:style style:name="ce1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44"/>
      <style:map style:condition="cell-content-is-between(15,19)" style:apply-style-name="yellow" style:base-cell-address="Sheet1.V244"/>
      <style:map style:condition="cell-content()&gt;20" style:apply-style-name="green" style:base-cell-address="Sheet1.V244"/>
      <style:map style:condition="cell-content()&lt;1" style:apply-style-name="nocolor" style:base-cell-address="Sheet1.V244"/>
    </style:style>
    <style:style style:name="ce1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62"/>
      <style:map style:condition="cell-content-is-between(15,19)" style:apply-style-name="yellow" style:base-cell-address="Sheet1.V262"/>
      <style:map style:condition="cell-content()&gt;20" style:apply-style-name="green" style:base-cell-address="Sheet1.V262"/>
      <style:map style:condition="cell-content()&lt;1" style:apply-style-name="nocolor" style:base-cell-address="Sheet1.V262"/>
    </style:style>
    <style:style style:name="ce1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81"/>
      <style:map style:condition="cell-content-is-between(15,19)" style:apply-style-name="yellow" style:base-cell-address="Sheet1.V281"/>
      <style:map style:condition="cell-content()&gt;20" style:apply-style-name="green" style:base-cell-address="Sheet1.V281"/>
      <style:map style:condition="cell-content()&lt;1" style:apply-style-name="nocolor" style:base-cell-address="Sheet1.V281"/>
    </style:style>
    <style:style style:name="ce1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300"/>
      <style:map style:condition="cell-content-is-between(15,19)" style:apply-style-name="yellow" style:base-cell-address="Sheet1.V300"/>
      <style:map style:condition="cell-content()&gt;20" style:apply-style-name="green" style:base-cell-address="Sheet1.V300"/>
      <style:map style:condition="cell-content()&lt;1" style:apply-style-name="nocolor" style:base-cell-address="Sheet1.V300"/>
    </style:style>
    <style:style style:name="ce186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V337"/>
      <style:map style:condition="cell-content-is-between(4,7)" style:apply-style-name="yellow" style:base-cell-address="Sheet1.V337"/>
      <style:map style:condition="cell-content()&gt;7" style:apply-style-name="green" style:base-cell-address="Sheet1.V337"/>
      <style:map style:condition="cell-content()&lt;1" style:apply-style-name="nocolor" style:base-cell-address="Sheet1.V337"/>
    </style:style>
    <style:style style:name="ce19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191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1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193" style:family="table-cell" style:parent-style-name="Default">
      <style:table-cell-properties fo:background-color="#000099" style:text-align-source="fix" style:repeat-content="false"/>
      <style:paragraph-properties fo:text-align="center" fo:margin-left="0mm"/>
    </style:style>
    <style:style style:name="ce194" style:family="table-cell" style:parent-style-name="Default">
      <style:table-cell-properties fo:background-color="#000099" style:text-align-source="fix" style:repeat-content="false"/>
      <style:paragraph-properties fo:text-align="start" fo:margin-left="0mm"/>
    </style:style>
    <style:style style:name="ce195" style:family="table-cell" style:parent-style-name="Default" style:data-style-name="N34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W337"/>
      <style:map style:condition="cell-content-is-between(4,7)" style:apply-style-name="yellow" style:base-cell-address="Sheet1.W337"/>
      <style:map style:condition="cell-content()&gt;7" style:apply-style-name="green" style:base-cell-address="Sheet1.W337"/>
      <style:map style:condition="cell-content()&lt;1" style:apply-style-name="nocolor" style:base-cell-address="Sheet1.W337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W360"/>
      <style:map style:condition="cell-content-is-between(15,19)" style:apply-style-name="yellow" style:base-cell-address="Sheet1.W360"/>
      <style:map style:condition="cell-content()&gt;20" style:apply-style-name="green" style:base-cell-address="Sheet1.W360"/>
      <style:map style:condition="cell-content()&lt;1" style:apply-style-name="nocolor" style:base-cell-address="Sheet1.W360"/>
    </style:style>
    <style:style style:name="ce199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000099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X337"/>
      <style:map style:condition="cell-content-is-between(4,7)" style:apply-style-name="yellow" style:base-cell-address="Sheet1.X337"/>
      <style:map style:condition="cell-content()&gt;7" style:apply-style-name="green" style:base-cell-address="Sheet1.X337"/>
      <style:map style:condition="cell-content()&lt;1" style:apply-style-name="nocolor" style:base-cell-address="Sheet1.X337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3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mm"/>
    </style:style>
    <style:style style:name="ce2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5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Y319"/>
      <style:map style:condition="cell-content-is-between(15,19)" style:apply-style-name="yellow" style:base-cell-address="Sheet1.Y319"/>
      <style:map style:condition="cell-content()&gt;20" style:apply-style-name="green" style:base-cell-address="Sheet1.Y319"/>
      <style:map style:condition="cell-content()&lt;1" style:apply-style-name="nocolor" style:base-cell-address="Sheet1.Y319"/>
    </style:style>
    <style:style style:name="ce20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Y337"/>
      <style:map style:condition="cell-content-is-between(4,7)" style:apply-style-name="yellow" style:base-cell-address="Sheet1.Y337"/>
      <style:map style:condition="cell-content()&gt;7" style:apply-style-name="green" style:base-cell-address="Sheet1.Y337"/>
      <style:map style:condition="cell-content()&lt;1" style:apply-style-name="nocolor" style:base-cell-address="Sheet1.Y337"/>
    </style:style>
    <style:style style:name="ce20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</style:style>
    <style:style style:name="ce2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Y381"/>
      <style:map style:condition="cell-content-is-between(15,19)" style:apply-style-name="yellow" style:base-cell-address="Sheet1.Y381"/>
      <style:map style:condition="cell-content()&gt;20" style:apply-style-name="green" style:base-cell-address="Sheet1.Y381"/>
      <style:map style:condition="cell-content()&lt;1" style:apply-style-name="nocolor" style:base-cell-address="Sheet1.Y381"/>
    </style:style>
    <style:style style:name="ce211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Z219"/>
      <style:map style:condition="cell-content-is-between(4,7)" style:apply-style-name="yellow" style:base-cell-address="Sheet1.Z219"/>
      <style:map style:condition="cell-content()&gt;7" style:apply-style-name="green" style:base-cell-address="Sheet1.Z219"/>
      <style:map style:condition="cell-content()&lt;1" style:apply-style-name="nocolor" style:base-cell-address="Sheet1.Z219"/>
    </style:style>
    <style:style style:name="ce21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Z337"/>
      <style:map style:condition="cell-content-is-between(4,7)" style:apply-style-name="yellow" style:base-cell-address="Sheet1.Z337"/>
      <style:map style:condition="cell-content()&gt;7" style:apply-style-name="green" style:base-cell-address="Sheet1.Z337"/>
      <style:map style:condition="cell-content()&lt;1" style:apply-style-name="nocolor" style:base-cell-address="Sheet1.Z337"/>
    </style:style>
    <style:style style:name="ce214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Z529"/>
      <style:map style:condition="cell-content-is-between(4,7)" style:apply-style-name="yellow" style:base-cell-address="Sheet1.Z529"/>
      <style:map style:condition="cell-content()&gt;7" style:apply-style-name="green" style:base-cell-address="Sheet1.Z529"/>
      <style:map style:condition="cell-content()&lt;1" style:apply-style-name="nocolor" style:base-cell-address="Sheet1.Z529"/>
    </style:style>
    <style:style style:name="ce21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A337"/>
      <style:map style:condition="cell-content-is-between(4,7)" style:apply-style-name="yellow" style:base-cell-address="Sheet1.AA337"/>
      <style:map style:condition="cell-content()&gt;7" style:apply-style-name="green" style:base-cell-address="Sheet1.AA337"/>
      <style:map style:condition="cell-content()&lt;1" style:apply-style-name="nocolor" style:base-cell-address="Sheet1.AA337"/>
    </style:style>
    <style:style style:name="ce2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A338"/>
      <style:map style:condition="cell-content-is-between(15,19)" style:apply-style-name="yellow" style:base-cell-address="Sheet1.AA338"/>
      <style:map style:condition="cell-content()&gt;20" style:apply-style-name="green" style:base-cell-address="Sheet1.AA338"/>
      <style:map style:condition="cell-content()&lt;1" style:apply-style-name="nocolor" style:base-cell-address="Sheet1.AA338"/>
    </style:style>
    <style:style style:name="ce2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220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2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B337"/>
      <style:map style:condition="cell-content-is-between(4,7)" style:apply-style-name="yellow" style:base-cell-address="Sheet1.AB337"/>
      <style:map style:condition="cell-content()&gt;7" style:apply-style-name="green" style:base-cell-address="Sheet1.AB337"/>
      <style:map style:condition="cell-content()&lt;1" style:apply-style-name="nocolor" style:base-cell-address="Sheet1.AB337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25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mm"/>
    </style:style>
    <style:style style:name="ce2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32"/>
      <style:map style:condition="cell-content-is-between(15,19)" style:apply-style-name="yellow" style:base-cell-address="Sheet1.AC32"/>
      <style:map style:condition="cell-content()&gt;20" style:apply-style-name="green" style:base-cell-address="Sheet1.AC32"/>
      <style:map style:condition="cell-content()&lt;1" style:apply-style-name="nocolor" style:base-cell-address="Sheet1.AC32"/>
    </style:style>
    <style:style style:name="ce2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53"/>
      <style:map style:condition="cell-content-is-between(15,19)" style:apply-style-name="yellow" style:base-cell-address="Sheet1.AC53"/>
      <style:map style:condition="cell-content()&gt;20" style:apply-style-name="green" style:base-cell-address="Sheet1.AC53"/>
      <style:map style:condition="cell-content()&lt;1" style:apply-style-name="nocolor" style:base-cell-address="Sheet1.AC53"/>
    </style:style>
    <style:style style:name="ce2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75"/>
      <style:map style:condition="cell-content-is-between(15,19)" style:apply-style-name="yellow" style:base-cell-address="Sheet1.AC75"/>
      <style:map style:condition="cell-content()&gt;20" style:apply-style-name="green" style:base-cell-address="Sheet1.AC75"/>
      <style:map style:condition="cell-content()&lt;1" style:apply-style-name="nocolor" style:base-cell-address="Sheet1.AC75"/>
    </style:style>
    <style:style style:name="ce2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98"/>
      <style:map style:condition="cell-content-is-between(15,19)" style:apply-style-name="yellow" style:base-cell-address="Sheet1.AC98"/>
      <style:map style:condition="cell-content()&gt;20" style:apply-style-name="green" style:base-cell-address="Sheet1.AC98"/>
      <style:map style:condition="cell-content()&lt;1" style:apply-style-name="nocolor" style:base-cell-address="Sheet1.AC98"/>
    </style:style>
    <style:style style:name="ce231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mm"/>
    </style:style>
    <style:style style:name="ce2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40"/>
      <style:map style:condition="cell-content-is-between(15,19)" style:apply-style-name="yellow" style:base-cell-address="Sheet1.AC140"/>
      <style:map style:condition="cell-content()&gt;20" style:apply-style-name="green" style:base-cell-address="Sheet1.AC140"/>
      <style:map style:condition="cell-content()&lt;1" style:apply-style-name="nocolor" style:base-cell-address="Sheet1.AC140"/>
    </style:style>
    <style:style style:name="ce2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60"/>
      <style:map style:condition="cell-content-is-between(15,19)" style:apply-style-name="yellow" style:base-cell-address="Sheet1.AC160"/>
      <style:map style:condition="cell-content()&gt;20" style:apply-style-name="green" style:base-cell-address="Sheet1.AC160"/>
      <style:map style:condition="cell-content()&lt;1" style:apply-style-name="nocolor" style:base-cell-address="Sheet1.AC160"/>
    </style:style>
    <style:style style:name="ce2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80"/>
      <style:map style:condition="cell-content-is-between(15,19)" style:apply-style-name="yellow" style:base-cell-address="Sheet1.AC180"/>
      <style:map style:condition="cell-content()&gt;20" style:apply-style-name="green" style:base-cell-address="Sheet1.AC180"/>
      <style:map style:condition="cell-content()&lt;1" style:apply-style-name="nocolor" style:base-cell-address="Sheet1.AC180"/>
    </style:style>
    <style:style style:name="ce2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00"/>
      <style:map style:condition="cell-content-is-between(15,19)" style:apply-style-name="yellow" style:base-cell-address="Sheet1.AC200"/>
      <style:map style:condition="cell-content()&gt;20" style:apply-style-name="green" style:base-cell-address="Sheet1.AC200"/>
      <style:map style:condition="cell-content()&lt;1" style:apply-style-name="nocolor" style:base-cell-address="Sheet1.AC200"/>
    </style:style>
    <style:style style:name="ce2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20"/>
      <style:map style:condition="cell-content-is-between(15,19)" style:apply-style-name="yellow" style:base-cell-address="Sheet1.AC220"/>
      <style:map style:condition="cell-content()&gt;20" style:apply-style-name="green" style:base-cell-address="Sheet1.AC220"/>
      <style:map style:condition="cell-content()&lt;1" style:apply-style-name="nocolor" style:base-cell-address="Sheet1.AC220"/>
    </style:style>
    <style:style style:name="ce2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44"/>
      <style:map style:condition="cell-content-is-between(15,19)" style:apply-style-name="yellow" style:base-cell-address="Sheet1.AC244"/>
      <style:map style:condition="cell-content()&gt;20" style:apply-style-name="green" style:base-cell-address="Sheet1.AC244"/>
      <style:map style:condition="cell-content()&lt;1" style:apply-style-name="nocolor" style:base-cell-address="Sheet1.AC244"/>
    </style:style>
    <style:style style:name="ce23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AC261"/>
      <style:map style:condition="cell-content-is-between(4,7)" style:apply-style-name="yellow" style:base-cell-address="Sheet1.AC261"/>
      <style:map style:condition="cell-content()&gt;7" style:apply-style-name="green" style:base-cell-address="Sheet1.AC261"/>
      <style:map style:condition="cell-content()&lt;1" style:apply-style-name="nocolor" style:base-cell-address="Sheet1.AC261"/>
    </style:style>
    <style:style style:name="ce2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62"/>
      <style:map style:condition="cell-content-is-between(15,19)" style:apply-style-name="yellow" style:base-cell-address="Sheet1.AC262"/>
      <style:map style:condition="cell-content()&gt;20" style:apply-style-name="green" style:base-cell-address="Sheet1.AC262"/>
      <style:map style:condition="cell-content()&lt;1" style:apply-style-name="nocolor" style:base-cell-address="Sheet1.AC262"/>
    </style:style>
    <style:style style:name="ce2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81"/>
      <style:map style:condition="cell-content-is-between(15,19)" style:apply-style-name="yellow" style:base-cell-address="Sheet1.AC281"/>
      <style:map style:condition="cell-content()&gt;20" style:apply-style-name="green" style:base-cell-address="Sheet1.AC281"/>
      <style:map style:condition="cell-content()&lt;1" style:apply-style-name="nocolor" style:base-cell-address="Sheet1.AC281"/>
    </style:style>
    <style:style style:name="ce2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300"/>
      <style:map style:condition="cell-content-is-between(15,19)" style:apply-style-name="yellow" style:base-cell-address="Sheet1.AC300"/>
      <style:map style:condition="cell-content()&gt;20" style:apply-style-name="green" style:base-cell-address="Sheet1.AC300"/>
      <style:map style:condition="cell-content()&lt;1" style:apply-style-name="nocolor" style:base-cell-address="Sheet1.AC300"/>
    </style:style>
    <style:style style:name="ce2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C337"/>
      <style:map style:condition="cell-content-is-between(4,7)" style:apply-style-name="yellow" style:base-cell-address="Sheet1.AC337"/>
      <style:map style:condition="cell-content()&gt;7" style:apply-style-name="green" style:base-cell-address="Sheet1.AC337"/>
      <style:map style:condition="cell-content()&lt;1" style:apply-style-name="nocolor" style:base-cell-address="Sheet1.AC337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D337"/>
      <style:map style:condition="cell-content-is-between(4,7)" style:apply-style-name="yellow" style:base-cell-address="Sheet1.AD337"/>
      <style:map style:condition="cell-content()&gt;7" style:apply-style-name="green" style:base-cell-address="Sheet1.AD337"/>
      <style:map style:condition="cell-content()&lt;1" style:apply-style-name="nocolor" style:base-cell-address="Sheet1.AD337"/>
    </style:style>
    <style:style style:name="ce244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246" style:family="table-cell" style:parent-style-name="Default"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24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E337"/>
      <style:map style:condition="cell-content-is-between(4,7)" style:apply-style-name="yellow" style:base-cell-address="Sheet1.AE337"/>
      <style:map style:condition="cell-content()&gt;7" style:apply-style-name="green" style:base-cell-address="Sheet1.AE337"/>
      <style:map style:condition="cell-content()&lt;1" style:apply-style-name="nocolor" style:base-cell-address="Sheet1.AE337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694" style:family="table-cell" style:parent-style-name="Default">
      <style:table-cell-properties fo:background-color="#006666" style:text-align-source="fix" style:repeat-content="false"/>
      <style:paragraph-properties fo:text-align="start" fo:margin-left="0mm"/>
    </style:style>
    <style:style style:name="ce24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F319"/>
      <style:map style:condition="cell-content-is-between(15,19)" style:apply-style-name="yellow" style:base-cell-address="Sheet1.AF319"/>
      <style:map style:condition="cell-content()&gt;20" style:apply-style-name="green" style:base-cell-address="Sheet1.AF319"/>
      <style:map style:condition="cell-content()&lt;1" style:apply-style-name="nocolor" style:base-cell-address="Sheet1.AF319"/>
    </style:style>
    <style:style style:name="ce25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F337"/>
      <style:map style:condition="cell-content-is-between(4,7)" style:apply-style-name="yellow" style:base-cell-address="Sheet1.AF337"/>
      <style:map style:condition="cell-content()&gt;7" style:apply-style-name="green" style:base-cell-address="Sheet1.AF337"/>
      <style:map style:condition="cell-content()&lt;1" style:apply-style-name="nocolor" style:base-cell-address="Sheet1.AF337"/>
    </style:style>
    <style:style style:name="ce2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F381"/>
      <style:map style:condition="cell-content-is-between(15,19)" style:apply-style-name="yellow" style:base-cell-address="Sheet1.AF381"/>
      <style:map style:condition="cell-content()&gt;20" style:apply-style-name="green" style:base-cell-address="Sheet1.AF381"/>
      <style:map style:condition="cell-content()&lt;1" style:apply-style-name="nocolor" style:base-cell-address="Sheet1.AF381"/>
    </style:style>
    <style:style style:name="ce25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2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G337"/>
      <style:map style:condition="cell-content-is-between(4,7)" style:apply-style-name="yellow" style:base-cell-address="Sheet1.AG337"/>
      <style:map style:condition="cell-content()&gt;7" style:apply-style-name="green" style:base-cell-address="Sheet1.AG337"/>
      <style:map style:condition="cell-content()&lt;1" style:apply-style-name="nocolor" style:base-cell-address="Sheet1.AG337"/>
    </style:style>
    <style:style style:name="ce25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H337"/>
      <style:map style:condition="cell-content-is-between(4,7)" style:apply-style-name="yellow" style:base-cell-address="Sheet1.AH337"/>
      <style:map style:condition="cell-content()&gt;7" style:apply-style-name="green" style:base-cell-address="Sheet1.AH337"/>
      <style:map style:condition="cell-content()&lt;1" style:apply-style-name="nocolor" style:base-cell-address="Sheet1.AH337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H338"/>
      <style:map style:condition="cell-content-is-between(15,19)" style:apply-style-name="yellow" style:base-cell-address="Sheet1.AH338"/>
      <style:map style:condition="cell-content()&gt;20" style:apply-style-name="green" style:base-cell-address="Sheet1.AH338"/>
      <style:map style:condition="cell-content()&lt;1" style:apply-style-name="nocolor" style:base-cell-address="Sheet1.AH338"/>
    </style:style>
    <style:style style:name="ce258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ff6666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I337"/>
      <style:map style:condition="cell-content-is-between(4,7)" style:apply-style-name="yellow" style:base-cell-address="Sheet1.AI337"/>
      <style:map style:condition="cell-content()&gt;7" style:apply-style-name="green" style:base-cell-address="Sheet1.AI337"/>
      <style:map style:condition="cell-content()&lt;1" style:apply-style-name="nocolor" style:base-cell-address="Sheet1.AI337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61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mm"/>
      <style:text-properties fo:color="#ff6666"/>
    </style:style>
    <style:style style:name="ce263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mm"/>
      <style:text-properties fo:color="#ff6666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32"/>
      <style:map style:condition="cell-content-is-between(15,19)" style:apply-style-name="yellow" style:base-cell-address="Sheet1.AJ32"/>
      <style:map style:condition="cell-content()&gt;20" style:apply-style-name="green" style:base-cell-address="Sheet1.AJ32"/>
      <style:map style:condition="cell-content()&lt;1" style:apply-style-name="nocolor" style:base-cell-address="Sheet1.AJ32"/>
    </style:style>
    <style:style style:name="ce265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mm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53"/>
      <style:map style:condition="cell-content-is-between(15,19)" style:apply-style-name="yellow" style:base-cell-address="Sheet1.AJ53"/>
      <style:map style:condition="cell-content()&gt;20" style:apply-style-name="green" style:base-cell-address="Sheet1.AJ53"/>
      <style:map style:condition="cell-content()&lt;1" style:apply-style-name="nocolor" style:base-cell-address="Sheet1.AJ53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75"/>
      <style:map style:condition="cell-content-is-between(15,19)" style:apply-style-name="yellow" style:base-cell-address="Sheet1.AJ75"/>
      <style:map style:condition="cell-content()&gt;20" style:apply-style-name="green" style:base-cell-address="Sheet1.AJ75"/>
      <style:map style:condition="cell-content()&lt;1" style:apply-style-name="nocolor" style:base-cell-address="Sheet1.AJ75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98"/>
      <style:map style:condition="cell-content-is-between(15,19)" style:apply-style-name="yellow" style:base-cell-address="Sheet1.AJ98"/>
      <style:map style:condition="cell-content()&gt;20" style:apply-style-name="green" style:base-cell-address="Sheet1.AJ98"/>
      <style:map style:condition="cell-content()&lt;1" style:apply-style-name="nocolor" style:base-cell-address="Sheet1.AJ98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40"/>
      <style:map style:condition="cell-content-is-between(15,19)" style:apply-style-name="yellow" style:base-cell-address="Sheet1.AJ140"/>
      <style:map style:condition="cell-content()&gt;20" style:apply-style-name="green" style:base-cell-address="Sheet1.AJ140"/>
      <style:map style:condition="cell-content()&lt;1" style:apply-style-name="nocolor" style:base-cell-address="Sheet1.AJ140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60"/>
      <style:map style:condition="cell-content-is-between(15,19)" style:apply-style-name="yellow" style:base-cell-address="Sheet1.AJ160"/>
      <style:map style:condition="cell-content()&gt;20" style:apply-style-name="green" style:base-cell-address="Sheet1.AJ160"/>
      <style:map style:condition="cell-content()&lt;1" style:apply-style-name="nocolor" style:base-cell-address="Sheet1.AJ160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80"/>
      <style:map style:condition="cell-content-is-between(15,19)" style:apply-style-name="yellow" style:base-cell-address="Sheet1.AJ180"/>
      <style:map style:condition="cell-content()&gt;20" style:apply-style-name="green" style:base-cell-address="Sheet1.AJ180"/>
      <style:map style:condition="cell-content()&lt;1" style:apply-style-name="nocolor" style:base-cell-address="Sheet1.AJ180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00"/>
      <style:map style:condition="cell-content-is-between(15,19)" style:apply-style-name="yellow" style:base-cell-address="Sheet1.AJ200"/>
      <style:map style:condition="cell-content()&gt;20" style:apply-style-name="green" style:base-cell-address="Sheet1.AJ200"/>
      <style:map style:condition="cell-content()&lt;1" style:apply-style-name="nocolor" style:base-cell-address="Sheet1.AJ200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20"/>
      <style:map style:condition="cell-content-is-between(15,19)" style:apply-style-name="yellow" style:base-cell-address="Sheet1.AJ220"/>
      <style:map style:condition="cell-content()&gt;20" style:apply-style-name="green" style:base-cell-address="Sheet1.AJ220"/>
      <style:map style:condition="cell-content()&lt;1" style:apply-style-name="nocolor" style:base-cell-address="Sheet1.AJ220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44"/>
      <style:map style:condition="cell-content-is-between(15,19)" style:apply-style-name="yellow" style:base-cell-address="Sheet1.AJ244"/>
      <style:map style:condition="cell-content()&gt;20" style:apply-style-name="green" style:base-cell-address="Sheet1.AJ244"/>
      <style:map style:condition="cell-content()&lt;1" style:apply-style-name="nocolor" style:base-cell-address="Sheet1.AJ244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62"/>
      <style:map style:condition="cell-content-is-between(15,19)" style:apply-style-name="yellow" style:base-cell-address="Sheet1.AJ262"/>
      <style:map style:condition="cell-content()&gt;20" style:apply-style-name="green" style:base-cell-address="Sheet1.AJ262"/>
      <style:map style:condition="cell-content()&lt;1" style:apply-style-name="nocolor" style:base-cell-address="Sheet1.AJ262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81"/>
      <style:map style:condition="cell-content-is-between(15,19)" style:apply-style-name="yellow" style:base-cell-address="Sheet1.AJ281"/>
      <style:map style:condition="cell-content()&gt;20" style:apply-style-name="green" style:base-cell-address="Sheet1.AJ281"/>
      <style:map style:condition="cell-content()&lt;1" style:apply-style-name="nocolor" style:base-cell-address="Sheet1.AJ28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300"/>
      <style:map style:condition="cell-content-is-between(15,19)" style:apply-style-name="yellow" style:base-cell-address="Sheet1.AJ300"/>
      <style:map style:condition="cell-content()&gt;20" style:apply-style-name="green" style:base-cell-address="Sheet1.AJ300"/>
      <style:map style:condition="cell-content()&lt;1" style:apply-style-name="nocolor" style:base-cell-address="Sheet1.AJ300"/>
    </style:style>
    <style:style style:name="ce27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J337"/>
      <style:map style:condition="cell-content-is-between(4,7)" style:apply-style-name="yellow" style:base-cell-address="Sheet1.AJ337"/>
      <style:map style:condition="cell-content()&gt;7" style:apply-style-name="green" style:base-cell-address="Sheet1.AJ337"/>
      <style:map style:condition="cell-content()&lt;1" style:apply-style-name="nocolor" style:base-cell-address="Sheet1.AJ337"/>
    </style:style>
    <style:style style:name="ce279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mm"/>
    </style:style>
    <style:style style:name="ce280" style:family="table-cell" style:parent-style-name="nocolor">
      <style:table-cell-properties style:text-align-source="fix" style:repeat-content="false"/>
      <style:paragraph-properties fo:text-align="center" fo:margin-left="0mm"/>
    </style:style>
    <style:style style:name="ce2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K337"/>
      <style:map style:condition="cell-content-is-between(4,7)" style:apply-style-name="yellow" style:base-cell-address="Sheet1.AK337"/>
      <style:map style:condition="cell-content()&gt;7" style:apply-style-name="green" style:base-cell-address="Sheet1.AK337"/>
      <style:map style:condition="cell-content()&lt;1" style:apply-style-name="nocolor" style:base-cell-address="Sheet1.AK337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K360"/>
      <style:map style:condition="cell-content-is-between(15,19)" style:apply-style-name="yellow" style:base-cell-address="Sheet1.AK360"/>
      <style:map style:condition="cell-content()&gt;20" style:apply-style-name="green" style:base-cell-address="Sheet1.AK360"/>
      <style:map style:condition="cell-content()&lt;1" style:apply-style-name="nocolor" style:base-cell-address="Sheet1.AK360"/>
    </style:style>
    <style:style style:name="ce283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mm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735" style:family="table-cell" style:parent-style-name="Default">
      <style:table-cell-properties fo:background-color="#003333" style:text-align-source="fix" style:repeat-content="false"/>
      <style:paragraph-properties fo:text-align="center" fo:margin-left="0mm"/>
    </style:style>
    <style:style style:name="ce285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2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AL299"/>
      <style:map style:condition="cell-content-is-between(4,7)" style:apply-style-name="yellow" style:base-cell-address="Sheet1.AL299"/>
      <style:map style:condition="cell-content()&gt;7" style:apply-style-name="green" style:base-cell-address="Sheet1.AL299"/>
      <style:map style:condition="cell-content()&lt;1" style:apply-style-name="nocolor" style:base-cell-address="Sheet1.AL299"/>
    </style:style>
    <style:style style:name="ce28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L337"/>
      <style:map style:condition="cell-content-is-between(4,7)" style:apply-style-name="yellow" style:base-cell-address="Sheet1.AL337"/>
      <style:map style:condition="cell-content()&gt;7" style:apply-style-name="green" style:base-cell-address="Sheet1.AL337"/>
      <style:map style:condition="cell-content()&lt;1" style:apply-style-name="nocolor" style:base-cell-address="Sheet1.AL337"/>
    </style:style>
    <style:style style:name="ce288" style:family="table-cell" style:parent-style-name="Default">
      <style:table-cell-properties fo:background-color="transparent"/>
    </style:style>
    <style:style style:name="ce289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M319"/>
      <style:map style:condition="cell-content-is-between(15,19)" style:apply-style-name="yellow" style:base-cell-address="Sheet1.AM319"/>
      <style:map style:condition="cell-content()&gt;20" style:apply-style-name="green" style:base-cell-address="Sheet1.AM319"/>
      <style:map style:condition="cell-content()&lt;1" style:apply-style-name="nocolor" style:base-cell-address="Sheet1.AM319"/>
    </style:style>
    <style:style style:name="ce29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M337"/>
      <style:map style:condition="cell-content-is-between(4,7)" style:apply-style-name="yellow" style:base-cell-address="Sheet1.AM337"/>
      <style:map style:condition="cell-content()&gt;7" style:apply-style-name="green" style:base-cell-address="Sheet1.AM337"/>
      <style:map style:condition="cell-content()&lt;1" style:apply-style-name="nocolor" style:base-cell-address="Sheet1.AM33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M381"/>
      <style:map style:condition="cell-content-is-between(15,19)" style:apply-style-name="yellow" style:base-cell-address="Sheet1.AM381"/>
      <style:map style:condition="cell-content()&gt;20" style:apply-style-name="green" style:base-cell-address="Sheet1.AM381"/>
      <style:map style:condition="cell-content()&lt;1" style:apply-style-name="nocolor" style:base-cell-address="Sheet1.AM381"/>
    </style:style>
    <style:style style:name="ce293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95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N337"/>
      <style:map style:condition="cell-content-is-between(4,7)" style:apply-style-name="yellow" style:base-cell-address="Sheet1.AN337"/>
      <style:map style:condition="cell-content()&gt;7" style:apply-style-name="green" style:base-cell-address="Sheet1.AN337"/>
      <style:map style:condition="cell-content()&lt;1" style:apply-style-name="nocolor" style:base-cell-address="Sheet1.AN337"/>
    </style:style>
    <style:style style:name="ce297" style:family="table-cell" style:parent-style-name="Default"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N492"/>
      <style:map style:condition="cell-content-is-between(4,7)" style:apply-style-name="yellow" style:base-cell-address="Sheet1.AN492"/>
      <style:map style:condition="cell-content()&gt;7" style:apply-style-name="green" style:base-cell-address="Sheet1.AN492"/>
      <style:map style:condition="cell-content()&lt;1" style:apply-style-name="nocolor" style:base-cell-address="Sheet1.AN492"/>
    </style:style>
    <style:style style:name="ce30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O337"/>
      <style:map style:condition="cell-content-is-between(4,7)" style:apply-style-name="yellow" style:base-cell-address="Sheet1.AO337"/>
      <style:map style:condition="cell-content()&gt;7" style:apply-style-name="green" style:base-cell-address="Sheet1.AO337"/>
      <style:map style:condition="cell-content()&lt;1" style:apply-style-name="nocolor" style:base-cell-address="Sheet1.AO337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O338"/>
      <style:map style:condition="cell-content-is-between(15,19)" style:apply-style-name="yellow" style:base-cell-address="Sheet1.AO338"/>
      <style:map style:condition="cell-content()&gt;20" style:apply-style-name="green" style:base-cell-address="Sheet1.AO338"/>
      <style:map style:condition="cell-content()&lt;1" style:apply-style-name="nocolor" style:base-cell-address="Sheet1.AO338"/>
    </style:style>
    <style:style style:name="ce3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P464"/>
      <style:map style:condition="cell-content-is-between(4,7)" style:apply-style-name="yellow" style:base-cell-address="Sheet1.AP464"/>
      <style:map style:condition="cell-content()&gt;7" style:apply-style-name="green" style:base-cell-address="Sheet1.AP464"/>
      <style:map style:condition="cell-content()&lt;1" style:apply-style-name="nocolor" style:base-cell-address="Sheet1.AP464"/>
    </style:style>
    <style:style style:name="ce303" style:family="table-cell" style:parent-style-name="Default"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4" style:family="table-cell" style:parent-style-name="Default"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7" style:family="table-cell" style:parent-style-name="Default"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8" style:family="table-cell" style:parent-style-name="Default"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98"/>
      <style:map style:condition="cell-content-is-between(15,19)" style:apply-style-name="yellow" style:base-cell-address="Sheet1.AQ98"/>
      <style:map style:condition="cell-content()&gt;20" style:apply-style-name="green" style:base-cell-address="Sheet1.AQ98"/>
      <style:map style:condition="cell-content()&lt;1" style:apply-style-name="nocolor" style:base-cell-address="Sheet1.AQ98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60"/>
      <style:map style:condition="cell-content-is-between(15,19)" style:apply-style-name="yellow" style:base-cell-address="Sheet1.AQ160"/>
      <style:map style:condition="cell-content()&gt;20" style:apply-style-name="green" style:base-cell-address="Sheet1.AQ160"/>
      <style:map style:condition="cell-content()&lt;1" style:apply-style-name="nocolor" style:base-cell-address="Sheet1.AQ160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300"/>
      <style:map style:condition="cell-content-is-between(15,19)" style:apply-style-name="yellow" style:base-cell-address="Sheet1.AQ300"/>
      <style:map style:condition="cell-content()&gt;20" style:apply-style-name="green" style:base-cell-address="Sheet1.AQ300"/>
      <style:map style:condition="cell-content()&lt;1" style:apply-style-name="nocolor" style:base-cell-address="Sheet1.AQ300"/>
    </style:style>
    <style:style style:name="ce313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4" style:family="table-cell" style:parent-style-name="Default" style:data-style-name="N128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mm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"/>
      <style:map style:condition="cell-content-is-between(15,19)" style:apply-style-name="yellow" style:base-cell-address="Sheet1.AS9"/>
      <style:map style:condition="cell-content()&gt;20" style:apply-style-name="green" style:base-cell-address="Sheet1.AS9"/>
      <style:map style:condition="cell-content()&lt;1" style:apply-style-name="nocolor" style:base-cell-address="Sheet1.AS9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"/>
      <style:map style:condition="cell-content-is-between(15,19)" style:apply-style-name="yellow" style:base-cell-address="Sheet1.AS10"/>
      <style:map style:condition="cell-content()&gt;20" style:apply-style-name="green" style:base-cell-address="Sheet1.AS10"/>
      <style:map style:condition="cell-content()&lt;1" style:apply-style-name="nocolor" style:base-cell-address="Sheet1.AS10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"/>
      <style:map style:condition="cell-content-is-between(15,19)" style:apply-style-name="yellow" style:base-cell-address="Sheet1.AS11"/>
      <style:map style:condition="cell-content()&gt;20" style:apply-style-name="green" style:base-cell-address="Sheet1.AS11"/>
      <style:map style:condition="cell-content()&lt;1" style:apply-style-name="nocolor" style:base-cell-address="Sheet1.AS11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2" style:family="table-cell" style:parent-style-name="Default" style:data-style-name="N0">
      <style:table-cell-properties fo:background-color="#ff00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5"/>
      <style:map style:condition="cell-content-is-between(15,19)" style:apply-style-name="yellow" style:base-cell-address="Sheet1.AS15"/>
      <style:map style:condition="cell-content()&gt;20" style:apply-style-name="green" style:base-cell-address="Sheet1.AS15"/>
      <style:map style:condition="cell-content()&lt;1" style:apply-style-name="nocolor" style:base-cell-address="Sheet1.AS15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6"/>
      <style:map style:condition="cell-content-is-between(15,19)" style:apply-style-name="yellow" style:base-cell-address="Sheet1.AS16"/>
      <style:map style:condition="cell-content()&gt;20" style:apply-style-name="green" style:base-cell-address="Sheet1.AS16"/>
      <style:map style:condition="cell-content()&lt;1" style:apply-style-name="nocolor" style:base-cell-address="Sheet1.AS16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2"/>
      <style:map style:condition="cell-content-is-between(15,19)" style:apply-style-name="yellow" style:base-cell-address="Sheet1.AS22"/>
      <style:map style:condition="cell-content()&gt;20" style:apply-style-name="green" style:base-cell-address="Sheet1.AS22"/>
      <style:map style:condition="cell-content()&lt;1" style:apply-style-name="nocolor" style:base-cell-address="Sheet1.AS22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3"/>
      <style:map style:condition="cell-content-is-between(15,19)" style:apply-style-name="yellow" style:base-cell-address="Sheet1.AS23"/>
      <style:map style:condition="cell-content()&gt;20" style:apply-style-name="green" style:base-cell-address="Sheet1.AS23"/>
      <style:map style:condition="cell-content()&lt;1" style:apply-style-name="nocolor" style:base-cell-address="Sheet1.AS23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4"/>
      <style:map style:condition="cell-content-is-between(15,19)" style:apply-style-name="yellow" style:base-cell-address="Sheet1.AS24"/>
      <style:map style:condition="cell-content()&gt;20" style:apply-style-name="green" style:base-cell-address="Sheet1.AS24"/>
      <style:map style:condition="cell-content()&lt;1" style:apply-style-name="nocolor" style:base-cell-address="Sheet1.AS24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5"/>
      <style:map style:condition="cell-content-is-between(15,19)" style:apply-style-name="yellow" style:base-cell-address="Sheet1.AS25"/>
      <style:map style:condition="cell-content()&gt;20" style:apply-style-name="green" style:base-cell-address="Sheet1.AS25"/>
      <style:map style:condition="cell-content()&lt;1" style:apply-style-name="nocolor" style:base-cell-address="Sheet1.AS25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3"/>
      <style:map style:condition="cell-content-is-between(15,19)" style:apply-style-name="yellow" style:base-cell-address="Sheet1.AS43"/>
      <style:map style:condition="cell-content()&gt;20" style:apply-style-name="green" style:base-cell-address="Sheet1.AS43"/>
      <style:map style:condition="cell-content()&lt;1" style:apply-style-name="nocolor" style:base-cell-address="Sheet1.AS43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3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3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3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3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3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3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3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3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3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3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4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4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4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4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4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4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4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4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4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4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4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4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4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4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4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4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4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4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4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0"/>
      <style:map style:condition="cell-content-is-between(15,19)" style:apply-style-name="yellow" style:base-cell-address="Sheet1.AS110"/>
      <style:map style:condition="cell-content()&gt;20" style:apply-style-name="green" style:base-cell-address="Sheet1.AS110"/>
      <style:map style:condition="cell-content()&lt;1" style:apply-style-name="nocolor" style:base-cell-address="Sheet1.AS110"/>
    </style:style>
    <style:style style:name="ce4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1"/>
      <style:map style:condition="cell-content-is-between(15,19)" style:apply-style-name="yellow" style:base-cell-address="Sheet1.AS111"/>
      <style:map style:condition="cell-content()&gt;20" style:apply-style-name="green" style:base-cell-address="Sheet1.AS111"/>
      <style:map style:condition="cell-content()&lt;1" style:apply-style-name="nocolor" style:base-cell-address="Sheet1.AS111"/>
    </style:style>
    <style:style style:name="ce4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2"/>
      <style:map style:condition="cell-content-is-between(15,19)" style:apply-style-name="yellow" style:base-cell-address="Sheet1.AS112"/>
      <style:map style:condition="cell-content()&gt;20" style:apply-style-name="green" style:base-cell-address="Sheet1.AS112"/>
      <style:map style:condition="cell-content()&lt;1" style:apply-style-name="nocolor" style:base-cell-address="Sheet1.AS112"/>
    </style:style>
    <style:style style:name="ce4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3"/>
      <style:map style:condition="cell-content-is-between(15,19)" style:apply-style-name="yellow" style:base-cell-address="Sheet1.AS113"/>
      <style:map style:condition="cell-content()&gt;20" style:apply-style-name="green" style:base-cell-address="Sheet1.AS113"/>
      <style:map style:condition="cell-content()&lt;1" style:apply-style-name="nocolor" style:base-cell-address="Sheet1.AS113"/>
    </style:style>
    <style:style style:name="ce4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4"/>
      <style:map style:condition="cell-content-is-between(15,19)" style:apply-style-name="yellow" style:base-cell-address="Sheet1.AS114"/>
      <style:map style:condition="cell-content()&gt;20" style:apply-style-name="green" style:base-cell-address="Sheet1.AS114"/>
      <style:map style:condition="cell-content()&lt;1" style:apply-style-name="nocolor" style:base-cell-address="Sheet1.AS114"/>
    </style:style>
    <style:style style:name="ce423" style:family="table-cell" style:parent-style-name="Default" style:data-style-name="N0"/>
    <style:style style:name="ce424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mm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26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428" style:family="table-cell" style:parent-style-name="Default">
      <style:table-cell-properties fo:background-color="#0000cc"/>
    </style:style>
    <style:style style:name="ce429" style:family="table-cell" style:parent-style-name="Default">
      <style:table-cell-properties fo:background-color="#801900"/>
    </style:style>
    <style:style style:name="ce430" style:family="table-cell" style:parent-style-name="Default">
      <style:table-cell-properties fo:background-color="#996600"/>
    </style:style>
    <style:style style:name="ce431" style:family="table-cell" style:parent-style-name="Default">
      <style:table-cell-properties fo:background-color="#000080"/>
    </style:style>
    <style:style style:name="ce432" style:family="table-cell" style:parent-style-name="Default" style:data-style-name="N127">
      <style:table-cell-properties style:text-align-source="fix" style:repeat-content="false"/>
      <style:paragraph-properties fo:text-align="end" fo:margin-left="0m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color="#999999"/>
    </style:style>
    <style:style style:name="ce4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999999"/>
    </style:style>
    <style:style style:name="ce4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436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37" style:family="table-cell" style:parent-style-name="Default">
      <style:table-cell-properties fo:background-color="#9933ff" style:text-align-source="fix" style:repeat-content="false"/>
      <style:paragraph-properties fo:text-align="center" fo:margin-left="0mm"/>
    </style:style>
    <style:style style:name="ce438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439" style:family="table-cell" style:parent-style-name="Default">
      <style:text-properties fo:font-weight="bold" style:font-weight-asian="bold" style:font-weight-complex="bold"/>
    </style:style>
    <style:style style:name="ce440" style:family="table-cell" style:parent-style-name="Default" style:data-style-name="N37"/>
    <style:style style:name="ce441" style:family="table-cell" style:parent-style-name="Default" style:data-style-name="N4"/>
    <style:style style:name="ce442" style:family="table-cell" style:parent-style-name="Default" style:data-style-name="N1"/>
    <style:style style:name="ce443" style:family="table-cell" style:parent-style-name="Default" style:data-style-name="N10037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44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45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90.09mm" svg:x="420.24mm" svg:y="40.64mm">
            <loext:p draw:notify-on-update-of-ranges="Sheet1.AR9:Sheet1.AR113 Sheet1.BE9:Sheet1.BE1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40.2mm" svg:height="51.25mm" svg:x="1.38mm" svg:y="0mm">
            <loext:p draw:notify-on-update-of-ranges="Sheet1.AR9:Sheet1.AR114 Sheet1.AS9:Sheet1.AS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316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70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37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919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317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J15]" office:value-type="date" office:date-value="2017-10-01" calcext:value-type="date">
            <text:p>10/01</text:p>
          </table:table-cell>
          <table:table-cell table:style-name="ce318" table:formula="of:=[.AJ32]" office:value-type="float" office:value="0" calcext:value-type="float">
            <text:p>0</text:p>
          </table:table-cell>
          <table:table-cell table:style-name="ce427"/>
          <table:table-cell table:style-name="ce61"/>
          <table:table-cell/>
          <table:table-cell table:style-name="Default" table:number-columns-repeated="8"/>
          <table:table-cell table:style-name="ce442" table:formula="of:=SUM([.AS9:.AS$114])*5/6" office:value-type="float" office:value="1060.83333333333" calcext:value-type="float">
            <text:p>1061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C15]" office:value-type="date" office:date-value="2017-09-24" calcext:value-type="date">
            <text:p>09/24</text:p>
          </table:table-cell>
          <table:table-cell table:style-name="ce319" table:formula="of:=[.AC32]" office:value-type="float" office:value="2.5" calcext:value-type="float">
            <text:p>2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0:.AS$114])*5/6" office:value-type="float" office:value="1060.83333333333" calcext:value-type="float">
            <text:p>1061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V15]" office:value-type="date" office:date-value="2017-09-17" calcext:value-type="date">
            <text:p>09/17</text:p>
          </table:table-cell>
          <table:table-cell table:style-name="ce320" table:formula="of:=[.V32]" office:value-type="float" office:value="24" calcext:value-type="float">
            <text:p>24</text:p>
          </table:table-cell>
          <table:table-cell table:style-name="ce427"/>
          <table:table-cell table:style-name="ce3" office:value-type="string" calcext:value-type="string">
            <text:p>Flight Planner(again)+SQL</text:p>
          </table:table-cell>
          <table:table-cell/>
          <table:table-cell table:style-name="Default" table:number-columns-repeated="8"/>
          <table:table-cell table:style-name="ce442" table:formula="of:=SUM([.AS11:.AS$114])*5/6" office:value-type="float" office:value="1058.75" calcext:value-type="float">
            <text:p>1059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 office:value-type="string" calcext:value-type="string">
            <text:p>sun</text:p>
          </table:table-cell>
          <table:table-cell table:style-name="Default" table:number-columns-repeated="21"/>
          <table:table-cell table:style-name="ce314" table:formula="of:=[.O15]" office:value-type="date" office:date-value="2017-09-10" calcext:value-type="date">
            <text:p>09/10</text:p>
          </table:table-cell>
          <table:table-cell table:style-name="ce321" table:formula="of:=[.O32]" office:value-type="float" office:value="18.5" calcext:value-type="float">
            <text:p>18.5</text:p>
          </table:table-cell>
          <table:table-cell table:style-name="ce427"/>
          <table:table-cell table:style-name="ce3" office:value-type="string" calcext:value-type="string">
            <text:p>APIS, Kittens API, GIT STUFF and Mailer</text:p>
          </table:table-cell>
          <table:table-cell/>
          <table:table-cell table:style-name="Default" table:number-columns-repeated="8"/>
          <table:table-cell table:style-name="ce442" table:formula="of:=SUM([.AS12:.AS$114])*5/6" office:value-type="float" office:value="1038.75" calcext:value-type="float">
            <text:p>1039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September</text:p>
          </table:table-cell>
          <table:table-cell table:style-name="Default" table:number-columns-repeated="21"/>
          <table:table-cell table:style-name="ce314" table:formula="of:=[.AQ36]" office:value-type="date" office:date-value="2017-09-03" calcext:value-type="date">
            <text:p>09/03</text:p>
          </table:table-cell>
          <table:table-cell table:style-name="ce322" table:formula="of:=[.AQ53]" office:value-type="float" office:value="4" calcext:value-type="float">
            <text:p>4</text:p>
          </table:table-cell>
          <table:table-cell table:style-name="ce428"/>
          <table:table-cell table:style-name="Default" office:value-type="string" calcext:value-type="string">
            <text:p>Flight Planner</text:p>
          </table:table-cell>
          <table:table-cell/>
          <table:table-cell table:style-name="Default" table:number-columns-repeated="8"/>
          <table:table-cell table:style-name="ce442" table:formula="of:=SUM([.AS13:.AS$114])*5/6" office:value-type="float" office:value="1023.33333333333" calcext:value-type="float">
            <text:p>1023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9-04" calcext:value-type="date">
            <text:p>Mon</text:p>
          </table:table-cell>
          <table:table-cell table:style-name="ce12" office:value-type="date" office:date-value="2017-09-05" calcext:value-type="date">
            <text:p>Tue</text:p>
          </table:table-cell>
          <table:table-cell table:style-name="ce12" office:value-type="date" office:date-value="2017-09-06" calcext:value-type="date">
            <text:p>Wed</text:p>
          </table:table-cell>
          <table:table-cell table:style-name="ce12" office:value-type="date" office:date-value="2017-09-07" calcext:value-type="date">
            <text:p>Thu</text:p>
          </table:table-cell>
          <table:table-cell table:style-name="ce12" office:value-type="date" office:date-value="2017-09-08" calcext:value-type="date">
            <text:p>Fri</text:p>
          </table:table-cell>
          <table:table-cell table:style-name="ce12" office:value-type="date" office:date-value="2017-09-09" calcext:value-type="date">
            <text:p>Sat</text:p>
          </table:table-cell>
          <table:table-cell table:style-name="ce63" office:value-type="date" office:date-value="2017-09-10" calcext:value-type="date">
            <text:p>Sun</text:p>
          </table:table-cell>
          <table:table-cell table:style-name="ce12" office:value-type="date" office:date-value="2017-09-11" calcext:value-type="date">
            <text:p>Mon</text:p>
          </table:table-cell>
          <table:table-cell table:style-name="ce12" office:value-type="date" office:date-value="2017-09-12" calcext:value-type="date">
            <text:p>Tue</text:p>
          </table:table-cell>
          <table:table-cell table:style-name="ce12" office:value-type="date" office:date-value="2017-09-13" calcext:value-type="date">
            <text:p>Wed</text:p>
          </table:table-cell>
          <table:table-cell table:style-name="ce12" office:value-type="date" office:date-value="2017-09-14" calcext:value-type="date">
            <text:p>Thu</text:p>
          </table:table-cell>
          <table:table-cell table:style-name="ce12" office:value-type="date" office:date-value="2017-09-15" calcext:value-type="date">
            <text:p>Fri</text:p>
          </table:table-cell>
          <table:table-cell table:style-name="ce12" office:value-type="date" office:date-value="2017-09-16" calcext:value-type="date">
            <text:p>Sat</text:p>
          </table:table-cell>
          <table:table-cell table:style-name="ce63" office:value-type="date" office:date-value="2017-09-17" calcext:value-type="date">
            <text:p>Sun</text:p>
          </table:table-cell>
          <table:table-cell table:style-name="ce12" office:value-type="date" office:date-value="2017-09-18" calcext:value-type="date">
            <text:p>Mon</text:p>
          </table:table-cell>
          <table:table-cell table:style-name="ce12" office:value-type="date" office:date-value="2017-09-19" calcext:value-type="date">
            <text:p>Tue</text:p>
          </table:table-cell>
          <table:table-cell table:style-name="ce12" office:value-type="date" office:date-value="2017-09-20" calcext:value-type="date">
            <text:p>Wed</text:p>
          </table:table-cell>
          <table:table-cell table:style-name="ce12" office:value-type="date" office:date-value="2017-09-21" calcext:value-type="date">
            <text:p>Thu</text:p>
          </table:table-cell>
          <table:table-cell table:style-name="ce12" office:value-type="date" office:date-value="2017-09-22" calcext:value-type="date">
            <text:p>Fri</text:p>
          </table:table-cell>
          <table:table-cell table:style-name="ce12" office:value-type="date" office:date-value="2017-09-23" calcext:value-type="date">
            <text:p>Sat</text:p>
          </table:table-cell>
          <table:table-cell table:style-name="ce63" office:value-type="date" office:date-value="2017-09-24" calcext:value-type="date">
            <text:p>Sun</text:p>
          </table:table-cell>
          <table:table-cell table:style-name="ce12" office:value-type="date" office:date-value="2017-09-25" calcext:value-type="date">
            <text:p>Mon</text:p>
          </table:table-cell>
          <table:table-cell table:style-name="ce12" office:value-type="date" office:date-value="2017-09-26" calcext:value-type="date">
            <text:p>Tue</text:p>
          </table:table-cell>
          <table:table-cell table:style-name="ce12" office:value-type="date" office:date-value="2017-09-27" calcext:value-type="date">
            <text:p>Wed</text:p>
          </table:table-cell>
          <table:table-cell table:style-name="ce12" office:value-type="date" office:date-value="2017-09-28" calcext:value-type="date">
            <text:p>Thu</text:p>
          </table:table-cell>
          <table:table-cell table:style-name="ce12" office:value-type="date" office:date-value="2017-09-29" calcext:value-type="date">
            <text:p>Fri</text:p>
          </table:table-cell>
          <table:table-cell table:style-name="ce12" office:value-type="date" office:date-value="2017-09-30" calcext:value-type="date">
            <text:p>Sat</text:p>
          </table:table-cell>
          <table:table-cell table:style-name="ce63" office:value-type="date" office:date-value="2017-10-01" calcext:value-type="date">
            <text:p>Sun</text:p>
          </table:table-cell>
          <table:table-cell table:style-name="Default" table:number-columns-repeated="7"/>
          <table:table-cell table:style-name="ce315" table:formula="of:=[.AJ36]" office:value-type="date" office:date-value="2017-08-27" calcext:value-type="date">
            <text:p>08/27</text:p>
          </table:table-cell>
          <table:table-cell table:style-name="ce323" table:formula="of:=[.AJ53]" office:value-type="float" office:value="15" calcext:value-type="float">
            <text:p>15</text:p>
          </table:table-cell>
          <table:table-cell table:style-name="ce428"/>
          <table:table-cell table:style-name="Default" office:value-type="string" calcext:value-type="string">
            <text:p>nested forms, Flight Planner</text:p>
          </table:table-cell>
          <table:table-cell/>
          <table:table-cell table:style-name="Default"/>
          <table:table-cell table:style-name="ce61"/>
          <table:table-cell table:style-name="Default" table:number-columns-repeated="6"/>
          <table:table-cell table:style-name="ce442" table:formula="of:=SUM([.AS14:.AS$114])*5/6" office:value-type="float" office:value="1020" calcext:value-type="float">
            <text:p>1020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9-04" calcext:value-type="date">
            <text:p>04</text:p>
          </table:table-cell>
          <table:table-cell table:style-name="ce42" office:value-type="date" office:date-value="2017-09-05" calcext:value-type="date">
            <text:p>05</text:p>
          </table:table-cell>
          <table:table-cell table:style-name="ce42" office:value-type="date" office:date-value="2017-09-06" calcext:value-type="date">
            <text:p>06</text:p>
          </table:table-cell>
          <table:table-cell table:style-name="ce42" office:value-type="date" office:date-value="2017-09-07" calcext:value-type="date">
            <text:p>07</text:p>
          </table:table-cell>
          <table:table-cell table:style-name="ce42" office:value-type="date" office:date-value="2017-09-08" calcext:value-type="date">
            <text:p>08</text:p>
          </table:table-cell>
          <table:table-cell table:style-name="ce42" office:value-type="date" office:date-value="2017-09-09" calcext:value-type="date">
            <text:p>09</text:p>
          </table:table-cell>
          <table:table-cell table:style-name="ce42" office:value-type="date" office:date-value="2017-09-10" calcext:value-type="date">
            <text:p>10</text:p>
          </table:table-cell>
          <table:table-cell table:style-name="ce42" office:value-type="date" office:date-value="2017-09-11" calcext:value-type="date">
            <text:p>11</text:p>
          </table:table-cell>
          <table:table-cell table:style-name="ce42" office:value-type="date" office:date-value="2017-09-12" calcext:value-type="date">
            <text:p>12</text:p>
          </table:table-cell>
          <table:table-cell table:style-name="ce42" office:value-type="date" office:date-value="2017-09-13" calcext:value-type="date">
            <text:p>13</text:p>
          </table:table-cell>
          <table:table-cell table:style-name="ce42" office:value-type="date" office:date-value="2017-09-14" calcext:value-type="date">
            <text:p>14</text:p>
          </table:table-cell>
          <table:table-cell table:style-name="ce42" office:value-type="date" office:date-value="2017-09-15" calcext:value-type="date">
            <text:p>15</text:p>
          </table:table-cell>
          <table:table-cell table:style-name="ce42" office:value-type="date" office:date-value="2017-09-16" calcext:value-type="date">
            <text:p>16</text:p>
          </table:table-cell>
          <table:table-cell table:style-name="ce42" office:value-type="date" office:date-value="2017-09-17" calcext:value-type="date">
            <text:p>17</text:p>
          </table:table-cell>
          <table:table-cell table:style-name="ce42" office:value-type="date" office:date-value="2017-09-18" calcext:value-type="date">
            <text:p>18</text:p>
          </table:table-cell>
          <table:table-cell table:style-name="ce42" office:value-type="date" office:date-value="2017-09-19" calcext:value-type="date">
            <text:p>19</text:p>
          </table:table-cell>
          <table:table-cell table:style-name="ce42" office:value-type="date" office:date-value="2017-09-20" calcext:value-type="date">
            <text:p>20</text:p>
          </table:table-cell>
          <table:table-cell table:style-name="ce42" office:value-type="date" office:date-value="2017-09-21" calcext:value-type="date">
            <text:p>21</text:p>
          </table:table-cell>
          <table:table-cell table:style-name="ce42" office:value-type="date" office:date-value="2017-09-22" calcext:value-type="date">
            <text:p>22</text:p>
          </table:table-cell>
          <table:table-cell table:style-name="ce42" office:value-type="date" office:date-value="2017-09-23" calcext:value-type="date">
            <text:p>23</text:p>
          </table:table-cell>
          <table:table-cell table:style-name="ce42" office:value-type="date" office:date-value="2017-09-24" calcext:value-type="date">
            <text:p>24</text:p>
          </table:table-cell>
          <table:table-cell table:style-name="ce42" office:value-type="date" office:date-value="2017-09-25" calcext:value-type="date">
            <text:p>25</text:p>
          </table:table-cell>
          <table:table-cell table:style-name="ce42" office:value-type="date" office:date-value="2017-09-26" calcext:value-type="date">
            <text:p>26</text:p>
          </table:table-cell>
          <table:table-cell table:style-name="ce42" office:value-type="date" office:date-value="2017-09-27" calcext:value-type="date">
            <text:p>27</text:p>
          </table:table-cell>
          <table:table-cell table:style-name="ce42" office:value-type="date" office:date-value="2017-09-28" calcext:value-type="date">
            <text:p>28</text:p>
          </table:table-cell>
          <table:table-cell table:style-name="ce42" office:value-type="date" office:date-value="2017-09-29" calcext:value-type="date">
            <text:p>29</text:p>
          </table:table-cell>
          <table:table-cell table:style-name="ce42" office:value-type="date" office:date-value="2017-09-30" calcext:value-type="date">
            <text:p>30</text:p>
          </table:table-cell>
          <table:table-cell table:style-name="ce42" office:value-type="date" office:date-value="2017-10-01" calcext:value-type="date">
            <text:p>01</text:p>
          </table:table-cell>
          <table:table-cell table:style-name="Default" table:number-columns-repeated="7"/>
          <table:table-cell table:style-name="ce315" table:formula="of:=[.AC36]" office:value-type="date" office:date-value="2017-08-20" calcext:value-type="date">
            <text:p>08/20</text:p>
          </table:table-cell>
          <table:table-cell table:style-name="ce324" table:formula="of:=[.AC53]" office:value-type="float" office:value="20" calcext:value-type="float">
            <text:p>20</text:p>
          </table:table-cell>
          <table:table-cell table:style-name="ce428"/>
          <table:table-cell table:style-name="ce3" office:value-type="string" calcext:value-type="string">
            <text:p>private_events, Active Records Callbacks + Advanced Associations + Chapter 14</text:p>
          </table:table-cell>
          <table:table-cell/>
          <table:table-cell table:style-name="Default"/>
          <table:table-cell table:style-name="ce3"/>
          <table:table-cell table:style-name="Default" table:number-columns-repeated="6"/>
          <table:table-cell table:style-name="ce442" table:formula="of:=SUM([.AS15:.AS$114])*5/6" office:value-type="float" office:value="1007.5" calcext:value-type="float">
            <text:p>100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27" table:number-columns-repeated="19"/>
          <table:table-cell table:style-name="ce43"/>
          <table:table-cell table:style-name="ce43" office:value-type="string" calcext:value-type="string">
            <text:p>DUE ANNI</text:p>
          </table:table-cell>
          <table:table-cell table:style-name="ce43" table:number-columns-repeated="7"/>
          <table:table-cell table:style-name="Default" table:number-columns-repeated="7"/>
          <table:table-cell table:style-name="ce315" table:formula="of:=[.V36]" office:value-type="date" office:date-value="2017-08-13" calcext:value-type="date">
            <text:p>08/13</text:p>
          </table:table-cell>
          <table:table-cell table:style-name="ce325" table:formula="of:=[.V53]" office:value-type="float" office:value="20" calcext:value-type="float">
            <text:p>20</text:p>
          </table:table-cell>
          <table:table-cell table:style-name="ce428"/>
          <table:table-cell table:style-name="ce3" office:value-type="string" calcext:value-type="string">
            <text:p>private_events, foreign_key, associations</text:p>
          </table:table-cell>
          <table:table-cell/>
          <table:table-cell table:style-name="Default"/>
          <table:table-cell table:style-name="ce3"/>
          <table:table-cell table:style-name="Default" table:number-columns-repeated="6"/>
          <table:table-cell table:style-name="ce442" table:formula="of:=SUM([.AS16:.AS$114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VG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Matteo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7"/>
          <table:table-cell table:style-name="ce315" table:formula="of:=[.O36]" office:value-type="date" office:date-value="2017-08-06" calcext:value-type="date">
            <text:p>08/06</text:p>
          </table:table-cell>
          <table:table-cell table:style-name="ce326" table:formula="of:=[.O53]" office:value-type="float" office:value="20" calcext:value-type="float">
            <text:p>20</text:p>
          </table:table-cell>
          <table:table-cell table:style-name="ce428"/>
          <table:table-cell table:style-name="Default" office:value-type="string" calcext:value-type="string">
            <text:p>installfest2+ubuntu</text:p>
          </table:table-cell>
          <table:table-cell table:style-name="ce61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6"/>
          <table:table-cell table:style-name="ce442" table:formula="of:=SUM([.AS17:.AS$114])*5/6" office:value-type="float" office:value="974.166666666667" calcext:value-type="float">
            <text:p>974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88"/>
          <table:table-cell table:number-columns-repeated="3" office:value-type="float" office:value="2" calcext:value-type="float">
            <text:p>2</text:p>
          </table:table-cell>
          <table:table-cell table:style-name="ce3" office:value-type="string" calcext:value-type="string">
            <text:p>Marion</text:p>
          </table:table-cell>
          <table:table-cell office:value-type="string" calcext:value-type="string">
            <text:p>DENTI</text:p>
          </table:table-cell>
          <table:table-cell table:style-name="Default"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AJ58]" office:value-type="date" office:date-value="2017-07-30" calcext:value-type="date">
            <text:p>07/30</text:p>
          </table:table-cell>
          <table:table-cell table:style-name="ce327" table:formula="of:=[.AJ75]" office:value-type="float" office:value="17" calcext:value-type="float">
            <text:p>17</text:p>
          </table:table-cell>
          <table:table-cell table:style-name="ce428" office:value-type="string" calcext:value-type="string">
            <text:p>PARIS</text:p>
          </table:table-cell>
          <table:table-cell table:style-name="ce3" office:value-type="string" calcext:value-type="string">
            <text:p>installfest, ActiveRecord</text:p>
          </table:table-cell>
          <table:table-cell/>
          <table:table-cell table:style-name="Default" table:number-columns-repeated="8"/>
          <table:table-cell table:style-name="ce442" table:formula="of:=SUM([.AS18:.AS$114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58]" office:value-type="date" office:date-value="2017-07-23" calcext:value-type="date">
            <text:p>07/23</text:p>
          </table:table-cell>
          <table:table-cell table:style-name="ce328" table:formula="of:=[.AC75]" office:value-type="float" office:value="20" calcext:value-type="float">
            <text:p>20</text:p>
          </table:table-cell>
          <table:table-cell table:style-name="ce427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442" table:formula="of:=SUM([.AS19:.AS$114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L</text:p>
          </table:table-cell>
          <table:table-cell table:style-name="ce31" table:number-columns-repeated="4"/>
          <table:table-cell table:style-name="ce31" office:value-type="string" calcext:value-type="string">
            <text:p>R</text:p>
          </table:table-cell>
          <table:table-cell table:style-name="ce89"/>
          <table:table-cell table:style-name="ce31" table:number-columns-repeated="10"/>
          <table:table-cell table:style-name="ce31" office:value-type="string" calcext:value-type="string">
            <text:p><text:s/></text:p>
          </table:table-cell>
          <table:table-cell table:style-name="ce31" table:number-columns-repeated="10"/>
          <table:table-cell table:style-name="Default" table:number-columns-repeated="6"/>
          <table:table-cell table:style-name="ce303"/>
          <table:table-cell table:style-name="ce315" table:formula="of:=[.V58]" office:value-type="date" office:date-value="2017-07-16" calcext:value-type="date">
            <text:p>07/16</text:p>
          </table:table-cell>
          <table:table-cell table:style-name="ce329" table:formula="of:=[.V75]" office:value-type="float" office:value="23" calcext:value-type="float">
            <text:p>23</text:p>
          </table:table-cell>
          <table:table-cell table:style-name="ce427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442" table:formula="of:=SUM([.AS20:.AS$114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4"/>
          <table:table-cell table:style-name="ce43" office:value-type="string" calcext:value-type="string">
            <text:p>I</text:p>
          </table:table-cell>
          <table:table-cell table:style-name="ce113" office:value-type="string" calcext:value-type="string">
            <text:p>s</text:p>
          </table:table-cell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O58]" office:value-type="date" office:date-value="2017-07-09" calcext:value-type="date">
            <text:p>07/09</text:p>
          </table:table-cell>
          <table:table-cell table:style-name="ce330" table:formula="of:=[.O75]" office:value-type="float" office:value="19.5" calcext:value-type="float">
            <text:p>19.5</text:p>
          </table:table-cell>
          <table:table-cell table:style-name="ce427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442" table:formula="of:=SUM([.AS21:.AS$114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Q81]" office:value-type="date" office:date-value="2017-07-02" calcext:value-type="date">
            <text:p>07/02</text:p>
          </table:table-cell>
          <table:table-cell table:style-name="ce331" table:formula="of:=[.AQ98]" office:value-type="float" office:value="4.5" calcext:value-type="float">
            <text:p>4.5</text:p>
          </table:table-cell>
          <table:table-cell table:style-name="ce42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ce2"/>
          <table:table-cell table:style-name="Default" table:number-columns-repeated="7"/>
          <table:table-cell table:style-name="ce442" table:formula="of:=SUM([.AS22:.AS$114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88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AJ81]" office:value-type="date" office:date-value="2017-06-25" calcext:value-type="date">
            <text:p>06/25</text:p>
          </table:table-cell>
          <table:table-cell table:style-name="ce332" table:formula="of:=[.AJ98]" office:value-type="float" office:value="0" calcext:value-type="float">
            <text:p>0</text:p>
          </table:table-cell>
          <table:table-cell table:style-name="ce428" office:value-type="string" calcext:value-type="string">
            <text:p>PARIS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3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81]" office:value-type="date" office:date-value="2017-06-18" calcext:value-type="date">
            <text:p>06/18</text:p>
          </table:table-cell>
          <table:table-cell table:style-name="ce333" table:formula="of:=[.AC98]" office:value-type="float" office:value="17" calcext:value-type="float">
            <text:p>17</text:p>
          </table:table-cell>
          <table:table-cell table:style-name="ce427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4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oote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V81]" office:value-type="date" office:date-value="2017-06-11" calcext:value-type="date">
            <text:p>06/11</text:p>
          </table:table-cell>
          <table:table-cell table:style-name="ce334" table:formula="of:=[.V98]" office:value-type="float" office:value="20.5" calcext:value-type="float">
            <text:p>20.5</text:p>
          </table:table-cell>
          <table:table-cell table:style-name="ce427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5:.AS$114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81]" office:value-type="date" office:date-value="2017-06-04" calcext:value-type="date">
            <text:p>06/04</text:p>
          </table:table-cell>
          <table:table-cell table:style-name="ce335" table:formula="of:=[.O98]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6:.AS$114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5" table:formula="of:=[.AJ103]" office:value-type="date" office:date-value="2017-05-28" calcext:value-type="date">
            <text:p>05/28</text:p>
          </table:table-cell>
          <table:table-cell table:style-name="ce336" table:formula="of:=[.AJ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7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13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AC103]" office:value-type="date" office:date-value="2017-05-21" calcext:value-type="date">
            <text:p>05/21</text:p>
          </table:table-cell>
          <table:table-cell table:style-name="ce337" table:formula="of:=[.AC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8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V103]" office:value-type="date" office:date-value="2017-05-14" calcext:value-type="date">
            <text:p>05/14</text:p>
          </table:table-cell>
          <table:table-cell table:style-name="ce338" table:formula="of:=[.V119]" office:value-type="float" office:value="0" calcext:value-type="float">
            <text:p>0</text:p>
          </table:table-cell>
          <table:table-cell table:style-name="ce429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9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103]" office:value-type="date" office:date-value="2017-05-07" calcext:value-type="date">
            <text:p>05/07</text:p>
          </table:table-cell>
          <table:table-cell table:style-name="ce339" table:formula="of:=[.O119]" office:value-type="float" office:value="7.5" calcext:value-type="float">
            <text:p>7.5</text:p>
          </table:table-cell>
          <table:table-cell table:style-name="ce429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0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4"/>
          <table:table-cell table:style-name="ce44" table:formula="of:=SUM([.J16:.J30])" office:value-type="float" office:value="9" calcext:value-type="float">
            <text:p>9</text:p>
          </table:table-cell>
          <table:table-cell table:style-name="ce44" table:formula="of:=SUM([.K16:.K30])" office:value-type="float" office:value="10" calcext:value-type="float">
            <text:p>10</text:p>
          </table:table-cell>
          <table:table-cell table:style-name="ce44" table:formula="of:=SUM([.L16:.L30])" office:value-type="float" office:value="9" calcext:value-type="float">
            <text:p>9</text:p>
          </table:table-cell>
          <table:table-cell table:style-name="ce44" table:formula="of:=SUM([.M16:.M30])" office:value-type="float" office:value="9" calcext:value-type="float">
            <text:p>9</text:p>
          </table:table-cell>
          <table:table-cell table:style-name="ce44" table:number-columns-repeated="2"/>
          <table:table-cell table:style-name="ce44" table:formula="of:=SUM([.P16:.P30])" office:value-type="float" office:value="10" calcext:value-type="float">
            <text:p>10</text:p>
          </table:table-cell>
          <table:table-cell table:style-name="ce44" table:formula="of:=SUM([.Q16:.Q30])" office:value-type="float" office:value="9" calcext:value-type="float">
            <text:p>9</text:p>
          </table:table-cell>
          <table:table-cell table:style-name="ce44" table:formula="of:=SUM([.R16:.R30])" office:value-type="float" office:value="10" calcext:value-type="float">
            <text:p>10</text:p>
          </table:table-cell>
          <table:table-cell table:style-name="ce44" table:formula="of:=SUM([.S16:.S30])" office:value-type="float" office:value="8" calcext:value-type="float">
            <text:p>8</text:p>
          </table:table-cell>
          <table:table-cell table:style-name="ce44" table:formula="of:=SUM([.T16:.T30])" office:value-type="float" office:value="4" calcext:value-type="float">
            <text:p>4</text:p>
          </table:table-cell>
          <table:table-cell table:style-name="ce44" table:formula="of:=SUM([.U16:.U30])" office:value-type="float" office:value="5" calcext:value-type="float">
            <text:p>5</text:p>
          </table:table-cell>
          <table:table-cell table:style-name="ce44" table:formula="of:=SUM([.V16:.V30])" office:value-type="float" office:value="2" calcext:value-type="float">
            <text:p>2</text:p>
          </table:table-cell>
          <table:table-cell table:style-name="ce44" table:formula="of:=SUM([.W16:.W30])" office:value-type="float" office:value="5" calcext:value-type="float">
            <text:p>5</text:p>
          </table:table-cell>
          <table:table-cell table:style-name="ce44" table:formula="of:=SUM([.X16:.X30])" office:value-type="float" office:value="0" calcext:value-type="float">
            <text:p>0</text:p>
          </table:table-cell>
          <table:table-cell table:style-name="ce44" table:formula="of:=SUM([.Y16:.Y30])" office:value-type="float" office:value="0" calcext:value-type="float">
            <text:p>0</text:p>
          </table:table-cell>
          <table:table-cell table:style-name="ce44" table:formula="of:=SUM([.Z16:.Z30])" office:value-type="float" office:value="0" calcext:value-type="float">
            <text:p>0</text:p>
          </table:table-cell>
          <table:table-cell table:style-name="ce44" table:formula="of:=SUM([.AA16:.AA30])" office:value-type="float" office:value="0" calcext:value-type="float">
            <text:p>0</text:p>
          </table:table-cell>
          <table:table-cell table:style-name="ce44" table:formula="of:=SUM([.AB16:.AB30])" office:value-type="float" office:value="0" calcext:value-type="float">
            <text:p>0</text:p>
          </table:table-cell>
          <table:table-cell table:style-name="ce44" table:formula="of:=SUM([.AC16:.AC30])" office:value-type="float" office:value="0" calcext:value-type="float">
            <text:p>0</text:p>
          </table:table-cell>
          <table:table-cell table:style-name="ce44" table:formula="of:=SUM([.AD16:.AD30])" office:value-type="float" office:value="0" calcext:value-type="float">
            <text:p>0</text:p>
          </table:table-cell>
          <table:table-cell table:style-name="ce44" table:formula="of:=SUM([.AE16:.AE30])" office:value-type="float" office:value="0" calcext:value-type="float">
            <text:p>0</text:p>
          </table:table-cell>
          <table:table-cell table:style-name="ce44" table:formula="of:=SUM([.AF16:.AF30])" office:value-type="float" office:value="0" calcext:value-type="float">
            <text:p>0</text:p>
          </table:table-cell>
          <table:table-cell table:style-name="ce44" table:formula="of:=SUM([.AG16:.AG30])" office:value-type="float" office:value="0" calcext:value-type="float">
            <text:p>0</text:p>
          </table:table-cell>
          <table:table-cell table:style-name="ce44" table:formula="of:=SUM([.AH16:.AH30])" office:value-type="float" office:value="0" calcext:value-type="float">
            <text:p>0</text:p>
          </table:table-cell>
          <table:table-cell table:style-name="ce44" table:formula="of:=SUM([.AI16:.AI30])" office:value-type="float" office:value="0" calcext:value-type="float">
            <text:p>0</text:p>
          </table:table-cell>
          <table:table-cell table:style-name="ce44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J124]" office:value-type="date" office:date-value="2017-04-30" calcext:value-type="date">
            <text:p>04/30</text:p>
          </table:table-cell>
          <table:table-cell table:style-name="ce340" table:formula="of:=[.AJ140]" office:value-type="float" office:value="9" calcext:value-type="float">
            <text:p>9</text:p>
          </table:table-cell>
          <table:table-cell table:style-name="ce429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1:.AS$114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 office:value-type="string" calcext:value-type="string">
            <text:p>APIS</text:p>
          </table:table-cell>
          <table:table-cell table:style-name="Default" office:value-type="string" calcext:value-type="string">
            <text:p>Kittens API</text:p>
          </table:table-cell>
          <table:table-cell table:style-name="Default"/>
          <table:table-cell table:style-name="Default" office:value-type="string" calcext:value-type="string">
            <text:p>GIT STUFF and Mailer</text:p>
          </table:table-cell>
          <table:table-cell table:style-name="Default"/>
          <table:table-cell table:style-name="ce114" table:formula="of:=SUM([.I31:.O31])/2" office:value-type="float" office:value="18.5" calcext:value-type="float">
            <text:p>18.5</text:p>
          </table:table-cell>
          <table:table-cell table:style-name="ce3" office:value-type="string" calcext:value-type="string">
            <text:p>Flight Planner(again)</text:p>
          </table:table-cell>
          <table:table-cell table:style-name="ce3" office:value-type="string" calcext:value-type="string">
            <text:p>SQL+Flight-Planner2</text:p>
          </table:table-cell>
          <table:table-cell table:style-name="Default" office:value-type="string" calcext:value-type="string">
            <text:p>Flight-Planner2</text:p>
          </table:table-cell>
          <table:table-cell table:style-name="ce3"/>
          <table:table-cell table:style-name="Default" office:value-type="string" calcext:value-type="string">
            <text:p>Flight-Planner-Production</text:p>
          </table:table-cell>
          <table:table-cell table:style-name="Default" office:value-type="string" calcext:value-type="string">
            <text:p>Flight Planner – Mailer</text:p>
          </table:table-cell>
          <table:table-cell table:style-name="ce171" table:formula="of:=SUM([.P31:.V31])/2" office:value-type="float" office:value="24" calcext:value-type="float">
            <text:p>24</text:p>
          </table:table-cell>
          <table:table-cell table:style-name="ce3" office:value-type="string" calcext:value-type="string">
            <text:p>Flight _lanner bugfix, Heroku and CSS</text:p>
          </table:table-cell>
          <table:table-cell table:style-name="Default" table:number-columns-repeated="2"/>
          <table:table-cell table:style-name="ce3"/>
          <table:table-cell table:style-name="Default" table:number-columns-repeated="2"/>
          <table:table-cell table:style-name="ce227" table:formula="of:=SUM([.W31:.AC31])/2" office:value-type="float" office:value="2.5" calcext:value-type="float">
            <text:p>2.5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4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C124]" office:value-type="date" office:date-value="2017-04-23" calcext:value-type="date">
            <text:p>04/23</text:p>
          </table:table-cell>
          <table:table-cell table:style-name="ce341" table:formula="of:=[.AC140]" office:value-type="float" office:value="11" calcext:value-type="float">
            <text:p>11</text:p>
          </table:table-cell>
          <table:table-cell table:style-name="ce429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2:.AS$114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/>
          <table:table-cell table:style-name="ce26" table:formula="of:=[.O32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4" calcext:value-type="float">
            <text:p>4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0.416666666666667" calcext:value-type="float">
            <text:p>0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303"/>
          <table:table-cell table:style-name="ce315" table:formula="of:=[.V124]" office:value-type="date" office:date-value="2017-04-16" calcext:value-type="date">
            <text:p>04/16</text:p>
          </table:table-cell>
          <table:table-cell table:style-name="ce342" table:formula="of:=[.V140]" office:value-type="float" office:value="15.5" calcext:value-type="float">
            <text:p>15.5</text:p>
          </table:table-cell>
          <table:table-cell table:style-name="ce429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3:.AS$114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304"/>
          <table:table-cell table:style-name="ce315" table:formula="of:=[.O124]" office:value-type="date" office:date-value="2017-04-09" calcext:value-type="date">
            <text:p>04/09</text:p>
          </table:table-cell>
          <table:table-cell table:style-name="ce343" table:formula="of:=[.O140]" office:value-type="float" office:value="20" calcext:value-type="float">
            <text:p>20</text:p>
          </table:table-cell>
          <table:table-cell table:style-name="ce429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4:.AS$114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3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3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3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3" office:value-type="date" office:date-value="2017-08-27" calcext:value-type="date">
            <text:p>Sun</text:p>
          </table:table-cell>
          <table:table-cell table:style-name="ce12" office:value-type="date" office:date-value="2017-08-28" calcext:value-type="date">
            <text:p>Mon</text:p>
          </table:table-cell>
          <table:table-cell table:style-name="ce12" office:value-type="date" office:date-value="2017-08-29" calcext:value-type="date">
            <text:p>Tue</text:p>
          </table:table-cell>
          <table:table-cell table:style-name="ce12" office:value-type="date" office:date-value="2017-08-30" calcext:value-type="date">
            <text:p>Wed</text:p>
          </table:table-cell>
          <table:table-cell table:style-name="ce12" office:value-type="date" office:date-value="2017-08-31" calcext:value-type="date">
            <text:p>Thu</text:p>
          </table:table-cell>
          <table:table-cell table:style-name="ce12" office:value-type="date" office:date-value="2017-09-01" calcext:value-type="date">
            <text:p>Fri</text:p>
          </table:table-cell>
          <table:table-cell table:style-name="ce12" office:value-type="date" office:date-value="2017-09-02" calcext:value-type="date">
            <text:p>Sat</text:p>
          </table:table-cell>
          <table:table-cell table:style-name="ce63" office:value-type="date" office:date-value="2017-09-03" calcext:value-type="date">
            <text:p>Sun</text:p>
          </table:table-cell>
          <table:table-cell table:style-name="ce315" table:formula="of:=[.AQ145]" office:value-type="date" office:date-value="2017-04-02" calcext:value-type="date">
            <text:p>04/02</text:p>
          </table:table-cell>
          <table:table-cell table:style-name="ce344" office:value-type="float" office:value="12" calcext:value-type="float">
            <text:p>12</text:p>
          </table:table-cell>
          <table:table-cell table:style-name="ce429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5:.AS$114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31" calcext:value-type="date">
            <text:p>31</text:p>
          </table:table-cell>
          <table:table-cell table:style-name="ce42" office:value-type="date" office:date-value="2017-08-01" calcext:value-type="date">
            <text:p>01</text:p>
          </table:table-cell>
          <table:table-cell table:style-name="ce42" office:value-type="date" office:date-value="2017-08-02" calcext:value-type="date">
            <text:p>02</text:p>
          </table:table-cell>
          <table:table-cell table:style-name="ce42" office:value-type="date" office:date-value="2017-08-03" calcext:value-type="date">
            <text:p>03</text:p>
          </table:table-cell>
          <table:table-cell table:style-name="ce42" office:value-type="date" office:date-value="2017-08-04" calcext:value-type="date">
            <text:p>04</text:p>
          </table:table-cell>
          <table:table-cell table:style-name="ce42" office:value-type="date" office:date-value="2017-08-05" calcext:value-type="date">
            <text:p>05</text:p>
          </table:table-cell>
          <table:table-cell table:style-name="ce42" office:value-type="date" office:date-value="2017-08-06" calcext:value-type="date">
            <text:p>06</text:p>
          </table:table-cell>
          <table:table-cell table:style-name="ce42" office:value-type="date" office:date-value="2017-08-07" calcext:value-type="date">
            <text:p>07</text:p>
          </table:table-cell>
          <table:table-cell table:style-name="ce42" office:value-type="date" office:date-value="2017-08-08" calcext:value-type="date">
            <text:p>08</text:p>
          </table:table-cell>
          <table:table-cell table:style-name="ce42" office:value-type="date" office:date-value="2017-08-09" calcext:value-type="date">
            <text:p>09</text:p>
          </table:table-cell>
          <table:table-cell table:style-name="ce42" office:value-type="date" office:date-value="2017-08-10" calcext:value-type="date">
            <text:p>10</text:p>
          </table:table-cell>
          <table:table-cell table:style-name="ce42" office:value-type="date" office:date-value="2017-08-11" calcext:value-type="date">
            <text:p>11</text:p>
          </table:table-cell>
          <table:table-cell table:style-name="ce42" office:value-type="date" office:date-value="2017-08-12" calcext:value-type="date">
            <text:p>12</text:p>
          </table:table-cell>
          <table:table-cell table:style-name="ce42" office:value-type="date" office:date-value="2017-08-13" calcext:value-type="date">
            <text:p>13</text:p>
          </table:table-cell>
          <table:table-cell table:style-name="ce42" office:value-type="date" office:date-value="2017-08-14" calcext:value-type="date">
            <text:p>14</text:p>
          </table:table-cell>
          <table:table-cell table:style-name="ce42" office:value-type="date" office:date-value="2017-08-15" calcext:value-type="date">
            <text:p>15</text:p>
          </table:table-cell>
          <table:table-cell table:style-name="ce42" office:value-type="date" office:date-value="2017-08-16" calcext:value-type="date">
            <text:p>16</text:p>
          </table:table-cell>
          <table:table-cell table:style-name="ce42" office:value-type="date" office:date-value="2017-08-17" calcext:value-type="date">
            <text:p>17</text:p>
          </table:table-cell>
          <table:table-cell table:style-name="ce42" office:value-type="date" office:date-value="2017-08-18" calcext:value-type="date">
            <text:p>18</text:p>
          </table:table-cell>
          <table:table-cell table:style-name="ce42" office:value-type="date" office:date-value="2017-08-19" calcext:value-type="date">
            <text:p>19</text:p>
          </table:table-cell>
          <table:table-cell table:style-name="ce42" office:value-type="date" office:date-value="2017-08-20" calcext:value-type="date">
            <text:p>20</text:p>
          </table:table-cell>
          <table:table-cell table:style-name="ce42" office:value-type="date" office:date-value="2017-08-21" calcext:value-type="date">
            <text:p>21</text:p>
          </table:table-cell>
          <table:table-cell table:style-name="ce42" office:value-type="date" office:date-value="2017-08-22" calcext:value-type="date">
            <text:p>22</text:p>
          </table:table-cell>
          <table:table-cell table:style-name="ce42" office:value-type="date" office:date-value="2017-08-23" calcext:value-type="date">
            <text:p>23</text:p>
          </table:table-cell>
          <table:table-cell table:style-name="ce42" office:value-type="date" office:date-value="2017-08-24" calcext:value-type="date">
            <text:p>24</text:p>
          </table:table-cell>
          <table:table-cell table:style-name="ce42" office:value-type="date" office:date-value="2017-08-25" calcext:value-type="date">
            <text:p>25</text:p>
          </table:table-cell>
          <table:table-cell table:style-name="ce42" office:value-type="date" office:date-value="2017-08-26" calcext:value-type="date">
            <text:p>26</text:p>
          </table:table-cell>
          <table:table-cell table:style-name="ce42" office:value-type="date" office:date-value="2017-08-27" calcext:value-type="date">
            <text:p>27</text:p>
          </table:table-cell>
          <table:table-cell table:style-name="ce42" office:value-type="date" office:date-value="2017-08-28" calcext:value-type="date">
            <text:p>28</text:p>
          </table:table-cell>
          <table:table-cell table:style-name="ce42" office:value-type="date" office:date-value="2017-08-29" calcext:value-type="date">
            <text:p>29</text:p>
          </table:table-cell>
          <table:table-cell table:style-name="ce42" office:value-type="date" office:date-value="2017-08-30" calcext:value-type="date">
            <text:p>30</text:p>
          </table:table-cell>
          <table:table-cell table:style-name="ce42" office:value-type="date" office:date-value="2017-08-31" calcext:value-type="date">
            <text:p>31</text:p>
          </table:table-cell>
          <table:table-cell table:style-name="ce42" office:value-type="date" office:date-value="2017-09-01" calcext:value-type="date">
            <text:p>01</text:p>
          </table:table-cell>
          <table:table-cell table:style-name="ce42" office:value-type="date" office:date-value="2017-09-02" calcext:value-type="date">
            <text:p>02</text:p>
          </table:table-cell>
          <table:table-cell table:style-name="ce42" office:value-type="date" office:date-value="2017-09-03" calcext:value-type="date">
            <text:p>03</text:p>
          </table:table-cell>
          <table:table-cell table:style-name="ce315" table:formula="of:=[.AJ145]" office:value-type="date" office:date-value="2017-03-26" calcext:value-type="date">
            <text:p>03/26</text:p>
          </table:table-cell>
          <table:table-cell table:style-name="ce345" office:value-type="float" office:value="20.5" calcext:value-type="float">
            <text:p>20.5</text:p>
          </table:table-cell>
          <table:table-cell table:style-name="ce429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6:.AS$114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5" table:number-columns-repeated="16"/>
          <table:table-cell table:style-name="ce45" office:value-type="string" calcext:value-type="string">
            <text:p>Paris</text:p>
          </table:table-cell>
          <table:table-cell table:style-name="ce45" table:number-columns-repeated="10"/>
          <table:table-cell table:style-name="ce265"/>
          <table:table-cell table:style-name="ce45"/>
          <table:table-cell table:style-name="ce735" table:number-columns-repeated="4"/>
          <table:table-cell table:style-name="ce45" table:number-columns-repeated="2"/>
          <table:table-cell table:style-name="ce315" table:formula="of:=[.AC145]" office:value-type="date" office:date-value="2017-03-19" calcext:value-type="date">
            <text:p>03/19</text:p>
          </table:table-cell>
          <table:table-cell table:style-name="ce346" office:value-type="float" office:value="10" calcext:value-type="float">
            <text:p>10</text:p>
          </table:table-cell>
          <table:table-cell table:style-name="ce429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7:.AS$114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table:style-name="ce305" office:value-type="string" calcext:value-type="string">
            <text:p>a</text:p>
          </table:table-cell>
          <table:table-cell table:style-name="ce315" table:formula="of:=[.V145]" office:value-type="date" office:date-value="2017-03-12" calcext:value-type="date">
            <text:p>03/12</text:p>
          </table:table-cell>
          <table:table-cell table:style-name="ce347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8:.AS$114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306" office:value-type="string" calcext:value-type="string">
            <text:p>e</text:p>
          </table:table-cell>
          <table:table-cell table:style-name="ce315" table:formula="of:=[.O145]" office:value-type="date" office:date-value="2017-03-05" calcext:value-type="date">
            <text:p>03/05</text:p>
          </table:table-cell>
          <table:table-cell table:style-name="ce348" office:value-type="float" office:value="9" calcext:value-type="float">
            <text:p>9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9:.AS$114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table:style-name="ce306" office:value-type="string" calcext:value-type="string">
            <text:p>r</text:p>
          </table:table-cell>
          <table:table-cell table:style-name="ce315" table:formula="of:=[.AJ165]" office:value-type="date" office:date-value="2017-02-26" calcext:value-type="date">
            <text:p>02/26</text:p>
          </table:table-cell>
          <table:table-cell table:style-name="ce349" office:value-type="float" office:value="0" calcext:value-type="float">
            <text:p>0</text:p>
          </table:table-cell>
          <table:table-cell table:style-name="ce429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0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31"/>
          <table:table-cell table:number-columns-repeated="3" table:style-name="ce31" office:value-type="float" office:value="2" calcext:value-type="float">
            <text:p>2</text:p>
          </table:table-cell>
          <table:table-cell table:style-name="ce89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2"/>
          <table:table-cell table:style-name="ce3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e</text:p>
          </table:table-cell>
          <table:table-cell table:style-name="ce315" table:formula="of:=[.AC165]" office:value-type="date" office:date-value="2017-02-19" calcext:value-type="date">
            <text:p>02/19</text:p>
          </table:table-cell>
          <table:table-cell table:style-name="ce350" office:value-type="float" office:value="11.5" calcext:value-type="float">
            <text:p>11.5</text:p>
          </table:table-cell>
          <table:table-cell table:style-name="ce429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1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BS</text:p>
          </table:table-cell>
          <table:table-cell table:style-name="ce43" table:number-columns-repeated="4"/>
          <table:table-cell table:style-name="ce113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string" calcext:value-type="string">
            <text:p>i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</text:p>
          </table:table-cell>
          <table:table-cell/>
          <table:table-cell table:style-name="ce306" office:value-type="string" calcext:value-type="string">
            <text:p>o</text:p>
          </table:table-cell>
          <table:table-cell table:style-name="ce315" table:formula="of:=[.V165]" office:value-type="date" office:date-value="2017-02-12" calcext:value-type="date">
            <text:p>02/12</text:p>
          </table:table-cell>
          <table:table-cell table:style-name="ce351" office:value-type="float" office:value="5" calcext:value-type="float">
            <text:p>5</text:p>
          </table:table-cell>
          <table:table-cell table:style-name="ce429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2:.AS$114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style-name="ce306"/>
          <table:table-cell table:style-name="ce315" table:formula="of:=[.O165]" office:value-type="date" office:date-value="2017-02-05" calcext:value-type="date">
            <text:p>02/05</text:p>
          </table:table-cell>
          <table:table-cell table:style-name="ce352" office:value-type="float" office:value="1" calcext:value-type="float">
            <text:p>1</text:p>
          </table:table-cell>
          <table:table-cell table:style-name="ce42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3:.AS$114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306"/>
          <table:table-cell table:style-name="ce314" table:formula="of:=[.AJ185]" office:value-type="date" office:date-value="2017-01-29" calcext:value-type="date">
            <text:p>01/29</text:p>
          </table:table-cell>
          <table:table-cell table:style-name="ce353" office:value-type="float" office:value="23.5" calcext:value-type="float">
            <text:p>23.5</text:p>
          </table:table-cell>
          <table:table-cell table:style-name="ce429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4:.AS$114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AC185]" office:value-type="date" office:date-value="2017-01-22" calcext:value-type="date">
            <text:p>01/22</text:p>
          </table:table-cell>
          <table:table-cell table:style-name="ce354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5:.AS$114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V185]" office:value-type="date" office:date-value="2017-01-15" calcext:value-type="date">
            <text:p>01/15</text:p>
          </table:table-cell>
          <table:table-cell table:style-name="ce355" office:value-type="float" office:value="18.5" calcext:value-type="float">
            <text:p>18.5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6:.AS$114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306"/>
          <table:table-cell table:style-name="ce314" table:formula="of:=[.O185]" office:value-type="date" office:date-value="2017-01-08" calcext:value-type="date">
            <text:p>01/08</text:p>
          </table:table-cell>
          <table:table-cell table:style-name="ce356" office:value-type="float" office:value="2" calcext:value-type="float">
            <text:p>2</text:p>
          </table:table-cell>
          <table:table-cell table:style-name="ce429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7:.AS$114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string" calcext:value-type="string">
            <text:p>i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89"/>
          <table:table-cell table:style-name="ce31" table:number-columns-repeated="7"/>
          <table:table-cell table:style-name="ce314" table:formula="of:=[.AJ205]" office:value-type="date" office:date-value="2017-01-01" calcext:value-type="date">
            <text:p>01/01</text:p>
          </table:table-cell>
          <table:table-cell table:style-name="ce356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8:.AS$114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3" office:value-type="string" calcext:value-type="string">
            <text:p>o</text:p>
          </table:table-cell>
          <table:table-cell table:style-name="ce43" table:number-columns-repeated="4"/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o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AC205]" office:value-type="date" office:date-value="2016-12-25" calcext:value-type="date">
            <text:p>12/25</text:p>
          </table:table-cell>
          <table:table-cell table:style-name="ce357" office:value-type="float" office:value="4.5" calcext:value-type="float">
            <text:p>4.5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9:.AS$114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2"/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V205]" office:value-type="date" office:date-value="2016-12-18" calcext:value-type="date">
            <text:p>12/18</text:p>
          </table:table-cell>
          <table:table-cell table:style-name="ce358" office:value-type="float" office:value="0" calcext:value-type="float">
            <text:p>0</text:p>
          </table:table-cell>
          <table:table-cell table:style-name="ce429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0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306"/>
          <table:table-cell table:style-name="ce314" table:formula="of:=[.O205]" office:value-type="date" office:date-value="2016-12-11" calcext:value-type="date">
            <text:p>12/11</text:p>
          </table:table-cell>
          <table:table-cell table:style-name="ce359" office:value-type="float" office:value="0" calcext:value-type="float">
            <text:p>0</text:p>
          </table:table-cell>
          <table:table-cell table:style-name="ce430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1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37:.I51])" office:value-type="float" office:value="8" calcext:value-type="float">
            <text:p>8</text:p>
          </table:table-cell>
          <table:table-cell table:style-name="ce46"/>
          <table:table-cell table:style-name="ce46" table:formula="of:=SUM([.K37:.K51])" office:value-type="float" office:value="2" calcext:value-type="float">
            <text:p>2</text:p>
          </table:table-cell>
          <table:table-cell table:style-name="ce46" table:formula="of:=SUM([.L37:.L51])" office:value-type="float" office:value="8" calcext:value-type="float">
            <text:p>8</text:p>
          </table:table-cell>
          <table:table-cell table:style-name="ce46" table:formula="of:=SUM([.M37:.M51])" office:value-type="float" office:value="8" calcext:value-type="float">
            <text:p>8</text:p>
          </table:table-cell>
          <table:table-cell table:style-name="ce46" table:formula="of:=SUM([.N37:.N51])" office:value-type="float" office:value="9" calcext:value-type="float">
            <text:p>9</text:p>
          </table:table-cell>
          <table:table-cell table:style-name="ce46" table:formula="of:=SUM([.O37:.O51])" office:value-type="float" office:value="5" calcext:value-type="float">
            <text:p>5</text:p>
          </table:table-cell>
          <table:table-cell table:style-name="ce46" table:formula="of:=SUM([.P37:.P51])" office:value-type="float" office:value="8" calcext:value-type="float">
            <text:p>8</text:p>
          </table:table-cell>
          <table:table-cell table:style-name="ce46" table:formula="of:=SUM([.Q37:.Q51])" office:value-type="float" office:value="9" calcext:value-type="float">
            <text:p>9</text:p>
          </table:table-cell>
          <table:table-cell table:style-name="ce46" table:formula="of:=SUM([.R37:.R51])" office:value-type="float" office:value="8" calcext:value-type="float">
            <text:p>8</text:p>
          </table:table-cell>
          <table:table-cell table:style-name="ce46" table:formula="of:=SUM([.S37:.S51])" office:value-type="float" office:value="7" calcext:value-type="float">
            <text:p>7</text:p>
          </table:table-cell>
          <table:table-cell table:style-name="ce46" table:formula="of:=SUM([.T37:.T51])" office:value-type="float" office:value="8" calcext:value-type="float">
            <text:p>8</text:p>
          </table:table-cell>
          <table:table-cell table:style-name="ce46"/>
          <table:table-cell table:style-name="ce172"/>
          <table:table-cell table:style-name="ce46" table:formula="of:=SUM([.W37:.W51])" office:value-type="float" office:value="6" calcext:value-type="float">
            <text:p>6</text:p>
          </table:table-cell>
          <table:table-cell table:style-name="ce46" table:formula="of:=SUM([.X37:.X51])" office:value-type="float" office:value="6" calcext:value-type="float">
            <text:p>6</text:p>
          </table:table-cell>
          <table:table-cell table:style-name="ce46" table:formula="of:=SUM([.Y37:.Y51])" office:value-type="float" office:value="8" calcext:value-type="float">
            <text:p>8</text:p>
          </table:table-cell>
          <table:table-cell table:style-name="ce46" table:formula="of:=SUM([.Z37:.Z51])" office:value-type="float" office:value="8" calcext:value-type="float">
            <text:p>8</text:p>
          </table:table-cell>
          <table:table-cell table:style-name="ce46"/>
          <table:table-cell table:style-name="ce46" table:formula="of:=SUM([.AB37:.AB51])" office:value-type="float" office:value="7" calcext:value-type="float">
            <text:p>7</text:p>
          </table:table-cell>
          <table:table-cell table:style-name="ce46" table:formula="of:=SUM([.AC37:.AC51])" office:value-type="float" office:value="5" calcext:value-type="float">
            <text:p>5</text:p>
          </table:table-cell>
          <table:table-cell table:style-name="ce46" table:formula="of:=SUM([.AD37:.AD51])" office:value-type="float" office:value="9" calcext:value-type="float">
            <text:p>9</text:p>
          </table:table-cell>
          <table:table-cell table:style-name="ce46" table:formula="of:=SUM([.AE37:.AE51])" office:value-type="float" office:value="6" calcext:value-type="float">
            <text:p>6</text:p>
          </table:table-cell>
          <table:table-cell table:style-name="ce46" table:formula="of:=SUM([.AF37:.AF51])" office:value-type="float" office:value="8" calcext:value-type="float">
            <text:p>8</text:p>
          </table:table-cell>
          <table:table-cell table:style-name="ce46" table:number-columns-repeated="3"/>
          <table:table-cell table:style-name="ce46" table:formula="of:=SUM([.AJ37:.AJ51])" office:value-type="float" office:value="7" calcext:value-type="float">
            <text:p>7</text:p>
          </table:table-cell>
          <table:table-cell table:style-name="ce46" table:formula="of:=SUM([.AK37:.AK51])" office:value-type="float" office:value="8" calcext:value-type="float">
            <text:p>8</text:p>
          </table:table-cell>
          <table:table-cell table:style-name="ce46" table:number-columns-repeated="6"/>
          <table:table-cell table:style-name="ce314" table:formula="of:=[.AJ229]" office:value-type="date" office:date-value="2016-11-27" calcext:value-type="date">
            <text:p>11/27</text:p>
          </table:table-cell>
          <table:table-cell table:style-name="ce360" office:value-type="float" office:value="18.5" calcext:value-type="float">
            <text:p>18.5</text:p>
          </table:table-cell>
          <table:table-cell table:style-name="ce429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2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1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115" table:formula="of:=SUM([.I52:.O52])/2" office:value-type="float" office:value="20" calcext:value-type="float">
            <text:p>20</text:p>
          </table:table-cell>
          <table:table-cell table:style-name="ce61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173" table:formula="of:=SUM([.P52:.V52])/2" office:value-type="float" office:value="20" calcext:value-type="float">
            <text:p>20</text:p>
          </table:table-cell>
          <table:table-cell table:style-name="ce3" office:value-type="string" calcext:value-type="string">
            <text:p>private_events</text:p>
          </table:table-cell>
          <table:table-cell table:style-name="Default"/>
          <table:table-cell table:style-name="Default" office:value-type="string" calcext:value-type="string">
            <text:p>Active Records Callbacks + Advanced Associations + Chapter 14</text:p>
          </table:table-cell>
          <table:table-cell table:style-name="ce3"/>
          <table:table-cell table:style-name="Default" table:number-columns-repeated="2"/>
          <table:table-cell table:style-name="ce228" table:formula="of:=SUM([.W52:.AC52])/2" office:value-type="float" office:value="20" calcext:value-type="float">
            <text:p>20</text:p>
          </table:table-cell>
          <table:table-cell table:style-name="Default" office:value-type="string" calcext:value-type="string">
            <text:p>nested forms</text:p>
          </table:table-cell>
          <table:table-cell table:style-name="Default" office:value-type="string" calcext:value-type="string">
            <text:p>Flight Planner</text:p>
          </table:table-cell>
          <table:table-cell table:style-name="Default"/>
          <table:table-cell table:style-name="ce61"/>
          <table:table-cell table:style-name="Default" table:number-columns-repeated="2"/>
          <table:table-cell table:style-name="ce266" table:formula="of:=SUM([.AD52:.AJ52])/2" office:value-type="float" office:value="15" calcext:value-type="float">
            <text:p>15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6" table:formula="of:=SUM([.AK52:.AQ52])/2" office:value-type="float" office:value="4" calcext:value-type="float">
            <text:p>4</text:p>
          </table:table-cell>
          <table:table-cell table:style-name="ce314" table:formula="of:=[.AC229]" office:value-type="date" office:date-value="2016-11-20" calcext:value-type="date">
            <text:p>11/20</text:p>
          </table:table-cell>
          <table:table-cell table:style-name="ce361" office:value-type="float" office:value="2.5" calcext:value-type="float">
            <text:p>2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3:.AS$114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 office:value-type="string" calcext:value-type="string">
            <text:p>double pomodoros</text:p>
          </table:table-cell>
          <table:table-cell table:style-name="ce26" table:formula="of:=[.O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3]/6" office:value-type="float" office:value="2.5" calcext:value-type="float">
            <text:p>2.5</text:p>
          </table:table-cell>
          <table:table-cell table:style-name="Default" table:number-columns-repeated="6"/>
          <table:table-cell table:style-name="ce307"/>
          <table:table-cell table:style-name="ce314" table:formula="of:=[.V229]" office:value-type="date" office:date-value="2016-11-13" calcext:value-type="date">
            <text:p>11/13</text:p>
          </table:table-cell>
          <table:table-cell table:style-name="ce362" office:value-type="float" office:value="4.5" calcext:value-type="float">
            <text:p>4.5</text:p>
          </table:table-cell>
          <table:table-cell table:style-name="ce430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4:.AS$114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/>
          <table:table-cell table:style-name="Default" table:number-columns-repeated="20"/>
          <table:table-cell table:style-name="ce307"/>
          <table:table-cell table:style-name="ce314" table:formula="of:=[.O229]" office:value-type="date" office:date-value="2016-11-06" calcext:value-type="date">
            <text:p>11/06</text:p>
          </table:table-cell>
          <table:table-cell table:style-name="ce363" office:value-type="float" office:value="21.5" calcext:value-type="float">
            <text:p>21.5</text:p>
          </table:table-cell>
          <table:table-cell table:style-name="ce429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5:.AS$114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314" table:formula="of:=[.AJ248]" office:value-type="date" office:date-value="2016-10-30" calcext:value-type="date">
            <text:p>10/30</text:p>
          </table:table-cell>
          <table:table-cell table:style-name="ce364" office:value-type="float" office:value="17.5" calcext:value-type="float">
            <text:p>17.5</text:p>
          </table:table-cell>
          <table:table-cell table:style-name="ce429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6:.AS$114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3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3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3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3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314" table:formula="of:=[.AC248]" office:value-type="date" office:date-value="2016-10-23" calcext:value-type="date">
            <text:p>10/23</text:p>
          </table:table-cell>
          <table:table-cell table:style-name="ce365" office:value-type="float" office:value="21.5" calcext:value-type="float">
            <text:p>21.5</text:p>
          </table:table-cell>
          <table:table-cell table:style-name="ce429"/>
          <table:table-cell table:style-name="ce435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7:.AS$114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03" calcext:value-type="date">
            <text:p>03</text:p>
          </table:table-cell>
          <table:table-cell table:style-name="ce42" office:value-type="date" office:date-value="2017-07-04" calcext:value-type="date">
            <text:p>04</text:p>
          </table:table-cell>
          <table:table-cell table:style-name="ce42" office:value-type="date" office:date-value="2017-07-05" calcext:value-type="date">
            <text:p>05</text:p>
          </table:table-cell>
          <table:table-cell table:style-name="ce42" office:value-type="date" office:date-value="2017-07-06" calcext:value-type="date">
            <text:p>06</text:p>
          </table:table-cell>
          <table:table-cell table:style-name="ce42" office:value-type="date" office:date-value="2017-07-07" calcext:value-type="date">
            <text:p>07</text:p>
          </table:table-cell>
          <table:table-cell table:style-name="ce42" office:value-type="date" office:date-value="2017-07-08" calcext:value-type="date">
            <text:p>08</text:p>
          </table:table-cell>
          <table:table-cell table:style-name="ce42" office:value-type="date" office:date-value="2017-07-09" calcext:value-type="date">
            <text:p>09</text:p>
          </table:table-cell>
          <table:table-cell table:style-name="ce42" office:value-type="date" office:date-value="2017-07-10" calcext:value-type="date">
            <text:p>10</text:p>
          </table:table-cell>
          <table:table-cell table:style-name="ce42" office:value-type="date" office:date-value="2017-07-11" calcext:value-type="date">
            <text:p>11</text:p>
          </table:table-cell>
          <table:table-cell table:style-name="ce42" office:value-type="date" office:date-value="2017-07-12" calcext:value-type="date">
            <text:p>12</text:p>
          </table:table-cell>
          <table:table-cell table:style-name="ce42" office:value-type="date" office:date-value="2017-07-13" calcext:value-type="date">
            <text:p>13</text:p>
          </table:table-cell>
          <table:table-cell table:style-name="ce42" office:value-type="date" office:date-value="2017-07-14" calcext:value-type="date">
            <text:p>14</text:p>
          </table:table-cell>
          <table:table-cell table:style-name="ce42" office:value-type="date" office:date-value="2017-07-15" calcext:value-type="date">
            <text:p>15</text:p>
          </table:table-cell>
          <table:table-cell table:style-name="ce42" office:value-type="date" office:date-value="2017-07-16" calcext:value-type="date">
            <text:p>16</text:p>
          </table:table-cell>
          <table:table-cell table:style-name="ce42" office:value-type="date" office:date-value="2017-07-17" calcext:value-type="date">
            <text:p>17</text:p>
          </table:table-cell>
          <table:table-cell table:style-name="ce42" office:value-type="date" office:date-value="2017-07-18" calcext:value-type="date">
            <text:p>18</text:p>
          </table:table-cell>
          <table:table-cell table:style-name="ce42" office:value-type="date" office:date-value="2017-07-19" calcext:value-type="date">
            <text:p>19</text:p>
          </table:table-cell>
          <table:table-cell table:style-name="ce42" office:value-type="date" office:date-value="2017-07-20" calcext:value-type="date">
            <text:p>20</text:p>
          </table:table-cell>
          <table:table-cell table:style-name="ce42" office:value-type="date" office:date-value="2017-07-21" calcext:value-type="date">
            <text:p>21</text:p>
          </table:table-cell>
          <table:table-cell table:style-name="ce42" office:value-type="date" office:date-value="2017-07-22" calcext:value-type="date">
            <text:p>22</text:p>
          </table:table-cell>
          <table:table-cell table:style-name="ce42" office:value-type="date" office:date-value="2017-07-23" calcext:value-type="date">
            <text:p>23</text:p>
          </table:table-cell>
          <table:table-cell table:style-name="ce42" office:value-type="date" office:date-value="2017-07-24" calcext:value-type="date">
            <text:p>24</text:p>
          </table:table-cell>
          <table:table-cell table:style-name="ce42" office:value-type="date" office:date-value="2017-07-25" calcext:value-type="date">
            <text:p>25</text:p>
          </table:table-cell>
          <table:table-cell table:style-name="ce42" office:value-type="date" office:date-value="2017-07-26" calcext:value-type="date">
            <text:p>26</text:p>
          </table:table-cell>
          <table:table-cell table:style-name="ce42" office:value-type="date" office:date-value="2017-07-27" calcext:value-type="date">
            <text:p>27</text:p>
          </table:table-cell>
          <table:table-cell table:style-name="ce42" office:value-type="date" office:date-value="2017-07-28" calcext:value-type="date">
            <text:p>28</text:p>
          </table:table-cell>
          <table:table-cell table:style-name="ce42" office:value-type="date" office:date-value="2017-07-29" calcext:value-type="date">
            <text:p>29</text:p>
          </table:table-cell>
          <table:table-cell table:style-name="ce42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314" table:formula="of:=[.V248]" office:value-type="date" office:date-value="2016-10-16" calcext:value-type="date">
            <text:p>10/16</text:p>
          </table:table-cell>
          <table:table-cell table:style-name="ce366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8:.AS$114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27" table:number-columns-repeated="23"/>
          <table:table-cell table:style-name="ce694" office:value-type="string" calcext:value-type="string">
            <text:p>Paris</text:p>
          </table:table-cell>
          <table:table-cell table:style-name="ce45" table:number-columns-repeated="4"/>
          <table:table-cell table:style-name="Default" table:number-columns-repeated="7"/>
          <table:table-cell table:style-name="ce314" table:formula="of:=[.O248]" office:value-type="date" office:date-value="2016-10-09" calcext:value-type="date">
            <text:p>10/09</text:p>
          </table:table-cell>
          <table:table-cell table:style-name="ce367" office:value-type="float" office:value="7.5" calcext:value-type="float">
            <text:p>7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9:.AS$114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314" table:formula="of:=[.AJ266]" office:value-type="date" office:date-value="2016-10-02" calcext:value-type="date">
            <text:p>10/02</text:p>
          </table:table-cell>
          <table:table-cell table:style-name="ce368" office:value-type="float" office:value="1.5" calcext:value-type="float">
            <text:p>1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0:.AS$114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314" table:formula="of:=[.AC266]" office:value-type="date" office:date-value="2016-09-25" calcext:value-type="date">
            <text:p>09/25</text:p>
          </table:table-cell>
          <table:table-cell table:style-name="ce369" office:value-type="float" office:value="16.5" calcext:value-type="float">
            <text:p>16.5</text:p>
          </table:table-cell>
          <table:table-cell table:style-name="ce429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1:.AS$114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66]" office:value-type="date" office:date-value="2016-09-18" calcext:value-type="date">
            <text:p>09/18</text:p>
          </table:table-cell>
          <table:table-cell table:style-name="ce370" office:value-type="float" office:value="6.5" calcext:value-type="float">
            <text:p>6.5</text:p>
          </table:table-cell>
          <table:table-cell table:style-name="ce429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2:.AS$114])*5/6" office:value-type="float" office:value="539.583333333333" calcext:value-type="float">
            <text:p>540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CA</text:p>
          </table:table-cell>
          <table:table-cell table:style-name="ce31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89"/>
          <table:table-cell table:style-name="ce31" table:number-columns-repeated="16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66]" office:value-type="date" office:date-value="2016-09-11" calcext:value-type="date">
            <text:p>09/11</text:p>
          </table:table-cell>
          <table:table-cell table:style-name="ce371" office:value-type="float" office:value="0" calcext:value-type="float">
            <text:p>0</text:p>
          </table:table-cell>
          <table:table-cell table:style-name="ce427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3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NA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 table:number-columns-repeated="2"/>
          <table:table-cell table:style-name="ce113"/>
          <table:table-cell table:style-name="ce43" table:number-columns-repeated="9"/>
          <table:table-cell table:style-name="ce43" office:value-type="string" calcext:value-type="string">
            <text:p>MA</text:p>
          </table:table-cell>
          <table:table-cell table:style-name="ce43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308"/>
          <table:table-cell table:style-name="ce314" table:formula="of:=[.AQ285]" office:value-type="date" office:date-value="2016-09-04" calcext:value-type="date">
            <text:p>09/04</text:p>
          </table:table-cell>
          <table:table-cell table:style-name="ce372" office:value-type="float" office:value="14.5" calcext:value-type="float">
            <text:p>14.5</text:p>
          </table:table-cell>
          <table:table-cell table:style-name="ce427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4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308"/>
          <table:table-cell table:style-name="ce314" table:formula="of:=[.AJ285]" office:value-type="date" office:date-value="2016-08-28" calcext:value-type="date">
            <text:p>08/28</text:p>
          </table:table-cell>
          <table:table-cell table:style-name="ce373" office:value-type="float" office:value="24.5" calcext:value-type="float">
            <text:p>24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442" table:formula="of:=SUM([.AS65:.AS$114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AC285]" office:value-type="date" office:date-value="2016-08-21" calcext:value-type="date">
            <text:p>08/21</text:p>
          </table:table-cell>
          <table:table-cell table:style-name="ce374" office:value-type="float" office:value="15" calcext:value-type="float">
            <text:p>15</text:p>
          </table:table-cell>
          <table:table-cell table:style-name="ce427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6:.AS$114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85]" office:value-type="date" office:date-value="2016-08-14" calcext:value-type="date">
            <text:p>08/14</text:p>
          </table:table-cell>
          <table:table-cell table:style-name="ce375" office:value-type="float" office:value="22.5" calcext:value-type="float">
            <text:p>22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7:.AS$114])*5/6" office:value-type="float" office:value="489.166666666667" calcext:value-type="float">
            <text:p>48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85]" office:value-type="date" office:date-value="2016-08-07" calcext:value-type="date">
            <text:p>08/07</text:p>
          </table:table-cell>
          <table:table-cell table:style-name="ce376" office:value-type="float" office:value="21.5" calcext:value-type="float">
            <text:p>21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8:.AS$114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308"/>
          <table:table-cell table:style-name="ce314" office:value-type="date" office:date-value="2016-07-31" calcext:value-type="date">
            <text:p>07/31</text:p>
          </table:table-cell>
          <table:table-cell table:style-name="ce377" office:value-type="float" office:value="13.5" calcext:value-type="float">
            <text:p>13.5</text:p>
          </table:table-cell>
          <table:table-cell table:style-name="ce427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9:.AS$114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RI</text:p>
          </table:table-cell>
          <table:table-cell table:style-name="ce31" table:number-columns-repeated="5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8"/>
          <table:table-cell table:style-name="ce314" office:value-type="date" office:date-value="2016-07-24" calcext:value-type="date">
            <text:p>07/24</text:p>
          </table:table-cell>
          <table:table-cell table:style-name="ce378" office:value-type="float" office:value="15.5" calcext:value-type="float">
            <text:p>15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0:.AS$114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CA</text:p>
          </table:table-cell>
          <table:table-cell table:style-name="ce43" table:number-columns-repeated="5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"/>
          <table:table-cell table:style-name="Default" table:number-columns-repeated="6"/>
          <table:table-cell table:style-name="ce308"/>
          <table:table-cell table:style-name="ce314" office:value-type="date" office:date-value="2016-07-17" calcext:value-type="date">
            <text:p>07/17</text:p>
          </table:table-cell>
          <table:table-cell table:style-name="ce379" office:value-type="float" office:value="12.5" calcext:value-type="float">
            <text:p>12.5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1:.AS$114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308"/>
          <table:table-cell table:style-name="ce314" office:value-type="date" office:date-value="2016-07-10" calcext:value-type="date">
            <text:p>07/10</text:p>
          </table:table-cell>
          <table:table-cell table:style-name="ce380" office:value-type="float" office:value="2" calcext:value-type="float">
            <text:p>2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2:.AS$114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8"/>
          <table:table-cell table:style-name="ce314" office:value-type="date" office:date-value="2016-07-03" calcext:value-type="date">
            <text:p>07/03</text:p>
          </table:table-cell>
          <table:table-cell table:style-name="ce381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3:.AS$114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59:.I73])" office:value-type="float" office:value="7" calcext:value-type="float">
            <text:p>7</text:p>
          </table:table-cell>
          <table:table-cell table:style-name="ce47" table:formula="of:=SUM([.J59:.J73])" office:value-type="float" office:value="7" calcext:value-type="float">
            <text:p>7</text:p>
          </table:table-cell>
          <table:table-cell table:style-name="ce47" table:formula="of:=SUM([.K59:.K73])" office:value-type="float" office:value="7" calcext:value-type="float">
            <text:p>7</text:p>
          </table:table-cell>
          <table:table-cell table:style-name="ce47"/>
          <table:table-cell table:style-name="ce47" table:formula="of:=SUM([.M59:.M73])" office:value-type="float" office:value="9" calcext:value-type="float">
            <text:p>9</text:p>
          </table:table-cell>
          <table:table-cell table:style-name="ce47" table:formula="of:=SUM([.N59:.N73])" office:value-type="float" office:value="9" calcext:value-type="float">
            <text:p>9</text:p>
          </table:table-cell>
          <table:table-cell table:style-name="ce47"/>
          <table:table-cell table:style-name="ce47" table:formula="of:=SUM([.P59:.P73])" office:value-type="float" office:value="7" calcext:value-type="float">
            <text:p>7</text:p>
          </table:table-cell>
          <table:table-cell table:style-name="ce47" table:formula="of:=SUM([.Q59:.Q73])" office:value-type="float" office:value="9" calcext:value-type="float">
            <text:p>9</text:p>
          </table:table-cell>
          <table:table-cell table:style-name="ce47" table:formula="of:=SUM([.R59:.R73])" office:value-type="float" office:value="7" calcext:value-type="float">
            <text:p>7</text:p>
          </table:table-cell>
          <table:table-cell table:style-name="ce47" table:formula="of:=SUM([.S59:.S73])" office:value-type="float" office:value="7" calcext:value-type="float">
            <text:p>7</text:p>
          </table:table-cell>
          <table:table-cell table:style-name="ce47" table:formula="of:=SUM([.T59:.T73])" office:value-type="float" office:value="7" calcext:value-type="float">
            <text:p>7</text:p>
          </table:table-cell>
          <table:table-cell table:style-name="ce47" table:formula="of:=SUM([.U59:.U73])" office:value-type="float" office:value="7" calcext:value-type="float">
            <text:p>7</text:p>
          </table:table-cell>
          <table:table-cell table:style-name="ce174" table:formula="of:=SUM([.V59:.V73])" office:value-type="float" office:value="2" calcext:value-type="float">
            <text:p>2</text:p>
          </table:table-cell>
          <table:table-cell table:style-name="ce47" table:formula="of:=SUM([.W59:.W73])" office:value-type="float" office:value="7" calcext:value-type="float">
            <text:p>7</text:p>
          </table:table-cell>
          <table:table-cell table:style-name="ce47" table:formula="of:=SUM([.X59:.X73])" office:value-type="float" office:value="10" calcext:value-type="float">
            <text:p>10</text:p>
          </table:table-cell>
          <table:table-cell table:style-name="ce47" table:formula="of:=SUM([.Y59:.Y73])" office:value-type="float" office:value="4" calcext:value-type="float">
            <text:p>4</text:p>
          </table:table-cell>
          <table:table-cell table:style-name="ce47" table:formula="of:=SUM([.Z59:.Z73])" office:value-type="float" office:value="6" calcext:value-type="float">
            <text:p>6</text:p>
          </table:table-cell>
          <table:table-cell table:style-name="ce47" table:formula="of:=SUM([.AA59:.AA73])" office:value-type="float" office:value="7" calcext:value-type="float">
            <text:p>7</text:p>
          </table:table-cell>
          <table:table-cell table:style-name="ce47" table:formula="of:=SUM([.AB59:.AB73])" office:value-type="float" office:value="6" calcext:value-type="float">
            <text:p>6</text:p>
          </table:table-cell>
          <table:table-cell table:style-name="ce47" table:formula="of:=SUM([.AC59:.AC73])" office:value-type="float" office:value="0" calcext:value-type="float">
            <text:p>0</text:p>
          </table:table-cell>
          <table:table-cell table:style-name="ce47" table:formula="of:=SUM([.AD59:.AD73])" office:value-type="float" office:value="2" calcext:value-type="float">
            <text:p>2</text:p>
          </table:table-cell>
          <table:table-cell table:style-name="ce47" table:formula="of:=SUM([.AE59:.AE73])" office:value-type="float" office:value="0" calcext:value-type="float">
            <text:p>0</text:p>
          </table:table-cell>
          <table:table-cell table:style-name="ce47" table:formula="of:=SUM([.AF59:.AF73])" office:value-type="float" office:value="0" calcext:value-type="float">
            <text:p>0</text:p>
          </table:table-cell>
          <table:table-cell table:style-name="ce47" table:formula="of:=SUM([.AG59:.AG73])" office:value-type="float" office:value="8" calcext:value-type="float">
            <text:p>8</text:p>
          </table:table-cell>
          <table:table-cell table:style-name="ce47" table:formula="of:=SUM([.AH59:.AH73])" office:value-type="float" office:value="8" calcext:value-type="float">
            <text:p>8</text:p>
          </table:table-cell>
          <table:table-cell table:style-name="ce47" table:formula="of:=SUM([.AI59:.AI73])" office:value-type="float" office:value="8" calcext:value-type="float">
            <text:p>8</text:p>
          </table:table-cell>
          <table:table-cell table:style-name="ce47" table:formula="of:=SUM([.AJ59:.AJ73])" office:value-type="float" office:value="8" calcext:value-type="float">
            <text:p>8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26" calcext:value-type="date">
            <text:p>06/26</text:p>
          </table:table-cell>
          <table:table-cell table:style-name="ce382" office:value-type="float" office:value="21.5" calcext:value-type="float">
            <text:p>21.5</text:p>
          </table:table-cell>
          <table:table-cell table:style-name="ce427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4:.AS$114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116" table:formula="of:=SUM([.I74:.O74])/2" office:value-type="float" office:value="19.5" calcext:value-type="float">
            <text:p>19.5</text:p>
          </table:table-cell>
          <table:table-cell table:style-name="ce61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175" table:formula="of:=SUM([.P74:.V74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29" table:formula="of:=SUM([.W74:.AC74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1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67" table:formula="of:=SUM([.AD74:.AJ74])/2" office:value-type="float" office:value="17" calcext:value-type="float">
            <text:p>17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19" calcext:value-type="date">
            <text:p>06/19</text:p>
          </table:table-cell>
          <table:table-cell table:style-name="ce383" office:value-type="float" office:value="18.5" calcext:value-type="float">
            <text:p>18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5:.AS$114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5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5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5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5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308"/>
          <table:table-cell table:style-name="ce314" office:value-type="date" office:date-value="2016-06-12" calcext:value-type="date">
            <text:p>06/12</text:p>
          </table:table-cell>
          <table:table-cell table:style-name="ce384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6:.AS$114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6-05" calcext:value-type="date">
            <text:p>06/05</text:p>
          </table:table-cell>
          <table:table-cell table:style-name="ce385" office:value-type="float" office:value="23" calcext:value-type="float">
            <text:p>23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7:.AS$114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5-29" calcext:value-type="date">
            <text:p>05/29</text:p>
          </table:table-cell>
          <table:table-cell table:style-name="ce386" office:value-type="float" office:value="17" calcext:value-type="float">
            <text:p>17</text:p>
          </table:table-cell>
          <table:table-cell table:style-name="ce427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78:.AS$114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308"/>
          <table:table-cell table:style-name="ce314" office:value-type="date" office:date-value="2016-05-22" calcext:value-type="date">
            <text:p>05/22</text:p>
          </table:table-cell>
          <table:table-cell table:style-name="ce387" office:value-type="float" office:value="0" calcext:value-type="float">
            <text:p>0</text:p>
          </table:table-cell>
          <table:table-cell table:style-name="ce427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79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3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3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3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3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3" office:value-type="date" office:date-value="2017-07-02" calcext:value-type="date">
            <text:p>Sun</text:p>
          </table:table-cell>
          <table:table-cell table:style-name="ce314" office:value-type="date" office:date-value="2016-05-15" calcext:value-type="date">
            <text:p>05/15</text:p>
          </table:table-cell>
          <table:table-cell table:style-name="ce388" office:value-type="float" office:value="1" calcext:value-type="float">
            <text:p>1</text:p>
          </table:table-cell>
          <table:table-cell table:style-name="ce429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0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29" calcext:value-type="date">
            <text:p>29</text:p>
          </table:table-cell>
          <table:table-cell table:style-name="ce42" office:value-type="date" office:date-value="2017-05-30" calcext:value-type="date">
            <text:p>30</text:p>
          </table:table-cell>
          <table:table-cell table:style-name="ce42" office:value-type="date" office:date-value="2017-05-31" calcext:value-type="date">
            <text:p>31</text:p>
          </table:table-cell>
          <table:table-cell table:style-name="ce42" office:value-type="date" office:date-value="2017-06-01" calcext:value-type="date">
            <text:p>01</text:p>
          </table:table-cell>
          <table:table-cell table:style-name="ce42" office:value-type="date" office:date-value="2017-06-02" calcext:value-type="date">
            <text:p>02</text:p>
          </table:table-cell>
          <table:table-cell table:style-name="ce42" office:value-type="date" office:date-value="2017-06-03" calcext:value-type="date">
            <text:p>03</text:p>
          </table:table-cell>
          <table:table-cell table:style-name="ce42" office:value-type="date" office:date-value="2017-06-04" calcext:value-type="date">
            <text:p>04</text:p>
          </table:table-cell>
          <table:table-cell table:style-name="ce42" office:value-type="date" office:date-value="2017-06-05" calcext:value-type="date">
            <text:p>05</text:p>
          </table:table-cell>
          <table:table-cell table:style-name="ce42" office:value-type="date" office:date-value="2017-06-06" calcext:value-type="date">
            <text:p>06</text:p>
          </table:table-cell>
          <table:table-cell table:style-name="ce42" office:value-type="date" office:date-value="2017-06-07" calcext:value-type="date">
            <text:p>07</text:p>
          </table:table-cell>
          <table:table-cell table:style-name="ce42" office:value-type="date" office:date-value="2017-06-08" calcext:value-type="date">
            <text:p>08</text:p>
          </table:table-cell>
          <table:table-cell table:style-name="ce42" office:value-type="date" office:date-value="2017-06-09" calcext:value-type="date">
            <text:p>09</text:p>
          </table:table-cell>
          <table:table-cell table:style-name="ce42" office:value-type="date" office:date-value="2017-06-10" calcext:value-type="date">
            <text:p>10</text:p>
          </table:table-cell>
          <table:table-cell table:style-name="ce42" office:value-type="date" office:date-value="2017-06-11" calcext:value-type="date">
            <text:p>11</text:p>
          </table:table-cell>
          <table:table-cell table:style-name="ce42" office:value-type="date" office:date-value="2017-06-12" calcext:value-type="date">
            <text:p>12</text:p>
          </table:table-cell>
          <table:table-cell table:style-name="ce42" office:value-type="date" office:date-value="2017-06-13" calcext:value-type="date">
            <text:p>13</text:p>
          </table:table-cell>
          <table:table-cell table:style-name="ce42" office:value-type="date" office:date-value="2017-06-14" calcext:value-type="date">
            <text:p>14</text:p>
          </table:table-cell>
          <table:table-cell table:style-name="ce42" office:value-type="date" office:date-value="2017-06-15" calcext:value-type="date">
            <text:p>15</text:p>
          </table:table-cell>
          <table:table-cell table:style-name="ce42" office:value-type="date" office:date-value="2017-06-16" calcext:value-type="date">
            <text:p>16</text:p>
          </table:table-cell>
          <table:table-cell table:style-name="ce42" office:value-type="date" office:date-value="2017-06-17" calcext:value-type="date">
            <text:p>17</text:p>
          </table:table-cell>
          <table:table-cell table:style-name="ce42" office:value-type="date" office:date-value="2017-06-18" calcext:value-type="date">
            <text:p>18</text:p>
          </table:table-cell>
          <table:table-cell table:style-name="ce42" office:value-type="date" office:date-value="2017-06-19" calcext:value-type="date">
            <text:p>19</text:p>
          </table:table-cell>
          <table:table-cell table:style-name="ce42" office:value-type="date" office:date-value="2017-06-20" calcext:value-type="date">
            <text:p>20</text:p>
          </table:table-cell>
          <table:table-cell table:style-name="ce42" office:value-type="date" office:date-value="2017-06-21" calcext:value-type="date">
            <text:p>21</text:p>
          </table:table-cell>
          <table:table-cell table:style-name="ce42" office:value-type="date" office:date-value="2017-06-22" calcext:value-type="date">
            <text:p>22</text:p>
          </table:table-cell>
          <table:table-cell table:style-name="ce42" office:value-type="date" office:date-value="2017-06-23" calcext:value-type="date">
            <text:p>23</text:p>
          </table:table-cell>
          <table:table-cell table:style-name="ce42" office:value-type="date" office:date-value="2017-06-24" calcext:value-type="date">
            <text:p>24</text:p>
          </table:table-cell>
          <table:table-cell table:style-name="ce42" office:value-type="date" office:date-value="2017-06-25" calcext:value-type="date">
            <text:p>25</text:p>
          </table:table-cell>
          <table:table-cell table:style-name="ce42" office:value-type="date" office:date-value="2017-06-26" calcext:value-type="date">
            <text:p>26</text:p>
          </table:table-cell>
          <table:table-cell table:style-name="ce42" office:value-type="date" office:date-value="2017-06-27" calcext:value-type="date">
            <text:p>27</text:p>
          </table:table-cell>
          <table:table-cell table:style-name="ce42" office:value-type="date" office:date-value="2017-06-28" calcext:value-type="date">
            <text:p>28</text:p>
          </table:table-cell>
          <table:table-cell table:style-name="ce42" office:value-type="date" office:date-value="2017-06-29" calcext:value-type="date">
            <text:p>29</text:p>
          </table:table-cell>
          <table:table-cell table:style-name="ce42" office:value-type="date" office:date-value="2017-06-30" calcext:value-type="date">
            <text:p>30</text:p>
          </table:table-cell>
          <table:table-cell table:style-name="ce42" office:value-type="date" office:date-value="2017-07-01" calcext:value-type="date">
            <text:p>01</text:p>
          </table:table-cell>
          <table:table-cell table:style-name="ce42" office:value-type="date" office:date-value="2017-07-02" calcext:value-type="date">
            <text:p>02</text:p>
          </table:table-cell>
          <table:table-cell table:style-name="ce314" office:value-type="date" office:date-value="2016-05-08" calcext:value-type="date">
            <text:p>05/08</text:p>
          </table:table-cell>
          <table:table-cell table:style-name="ce389" office:value-type="float" office:value="10" calcext:value-type="float">
            <text:p>1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1:.AS$114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27" table:number-columns-repeated="22"/>
          <table:table-cell table:style-name="ce427" office:value-type="string" calcext:value-type="string">
            <text:p>MA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309"/>
          <table:table-cell table:style-name="ce314" office:value-type="date" office:date-value="2016-05-01" calcext:value-type="date">
            <text:p>05/01</text:p>
          </table:table-cell>
          <table:table-cell table:style-name="ce390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uby On Rails, Ubuntu</text:p>
          </table:table-cell>
          <table:table-cell/>
          <table:table-cell table:style-name="Default" table:number-columns-repeated="8"/>
          <table:table-cell table:style-name="ce442" table:formula="of:=SUM([.AS82:.AS$114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309"/>
          <table:table-cell table:style-name="ce314" office:value-type="date" office:date-value="2016-04-24" calcext:value-type="date">
            <text:p>04/24</text:p>
          </table:table-cell>
          <table:table-cell table:style-name="ce391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Default" table:number-columns-repeated="8"/>
          <table:table-cell table:style-name="ce442" table:formula="of:=SUM([.AS83:.AS$114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4-17" calcext:value-type="date">
            <text:p>04/17</text:p>
          </table:table-cell>
          <table:table-cell table:style-name="ce392" office:value-type="float" office:value="6.5" calcext:value-type="float">
            <text:p>6.5</text:p>
          </table:table-cell>
          <table:table-cell table:style-name="ce429"/>
          <table:table-cell table:style-name="Default" office:value-type="string" calcext:value-type="string">
            <text:p>Ruby On Rails</text:p>
          </table:table-cell>
          <table:table-cell/>
          <table:table-cell table:style-name="Default" table:number-columns-repeated="8"/>
          <table:table-cell table:style-name="ce442" table:formula="of:=SUM([.AS84:.AS$114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R</text:p>
          </table:table-cell>
          <table:table-cell table:style-name="ce265" office:value-type="string" calcext:value-type="string">
            <text:p>I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314" office:value-type="date" office:date-value="2016-04-10" calcext:value-type="date">
            <text:p>04/10</text:p>
          </table:table-cell>
          <table:table-cell table:style-name="ce393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SQL</text:p>
          </table:table-cell>
          <table:table-cell/>
          <table:table-cell table:style-name="Default" table:number-columns-repeated="8"/>
          <table:table-cell table:style-name="ce442" table:formula="of:=SUM([.AS85:.AS$114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2"/>
          <table:table-cell table:style-name="ce31" office:value-type="string" calcext:value-type="string">
            <text:p>TO</text:p>
          </table:table-cell>
          <table:table-cell table:style-name="ce31" table:number-columns-repeated="9"/>
          <table:table-cell table:style-name="ce31" office:value-type="string" calcext:value-type="string">
            <text:p>E</text:p>
          </table:table-cell>
          <table:table-cell table:style-name="ce31" table:number-columns-repeated="3"/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4-03" calcext:value-type="date">
            <text:p>04/03</text:p>
          </table:table-cell>
          <table:table-cell table:style-name="ce394" office:value-type="float" office:value="12" calcext:value-type="float">
            <text:p>12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6:.AS$114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9"/>
          <table:table-cell table:style-name="ce43" office:value-type="string" calcext:value-type="string">
            <text:p>D</text:p>
          </table:table-cell>
          <table:table-cell table:style-name="ce43" table:number-columns-repeated="3"/>
          <table:table-cell table:style-name="ce45" table:number-columns-repeated="8"/>
          <table:table-cell table:style-name="ce43" table:number-columns-repeated="4"/>
          <table:table-cell table:style-name="ce314" office:value-type="date" office:date-value="2016-03-27" calcext:value-type="date">
            <text:p>03/27</text:p>
          </table:table-cell>
          <table:table-cell table:style-name="ce395" office:value-type="float" office:value="12.5" calcext:value-type="float">
            <text:p>12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7:.AS$114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3-20" calcext:value-type="date">
            <text:p>03/2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8:.AS$114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13" calcext:value-type="date">
            <text:p>03/13</text:p>
          </table:table-cell>
          <table:table-cell table:style-name="ce397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9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06" calcext:value-type="date">
            <text:p>03/06</text:p>
          </table:table-cell>
          <table:table-cell table:style-name="ce398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0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2-28" calcext:value-type="date">
            <text:p>02/28</text:p>
          </table:table-cell>
          <table:table-cell table:style-name="ce399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1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2-21" calcext:value-type="date">
            <text:p>02/21</text:p>
          </table:table-cell>
          <table:table-cell table:style-name="ce400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2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string" calcext:value-type="string">
            <text:p>E</text:p>
          </table:table-cell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2-14" calcext:value-type="date">
            <text:p>02/14</text:p>
          </table:table-cell>
          <table:table-cell table:style-name="ce401" office:value-type="float" office:value="1.5" calcext:value-type="float">
            <text:p>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3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table:number-columns-repeated="4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5" table:number-columns-repeated="8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314" office:value-type="date" office:date-value="2016-02-07" calcext:value-type="date">
            <text:p>02/07</text:p>
          </table:table-cell>
          <table:table-cell table:style-name="ce402" office:value-type="float" office:value="0" calcext:value-type="float">
            <text:p>0</text:p>
          </table:table-cell>
          <table:table-cell table:style-name="ce429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94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5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1-31" calcext:value-type="date">
            <text:p>01/31</text:p>
          </table:table-cell>
          <table:table-cell table:style-name="ce403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95:.AS$114])*5/6" office:value-type="float" office:value="243.333333333333" calcext:value-type="float">
            <text:p>243</text:p>
          </table:table-cell>
          <table:table-cell table:style-name="ce440" table:number-columns-repeated="6"/>
          <table:table-cell table:style-name="ce443" table:number-columns-repeated="949"/>
          <table:table-cell table:style-name="ce44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1-24" calcext:value-type="date">
            <text:p>01/24</text:p>
          </table:table-cell>
          <table:table-cell table:style-name="ce404" office:value-type="float" office:value="13" calcext:value-type="float">
            <text:p>13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442" table:formula="of:=SUM([.AS96:.AS$114])*5/6" office:value-type="float" office:value="243.333333333333" calcext:value-type="float">
            <text:p>24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82:.I96])" office:value-type="float" office:value="8" calcext:value-type="float">
            <text:p>8</text:p>
          </table:table-cell>
          <table:table-cell table:style-name="ce48" table:formula="of:=SUM([.J82:.J96])" office:value-type="float" office:value="8" calcext:value-type="float">
            <text:p>8</text:p>
          </table:table-cell>
          <table:table-cell table:style-name="ce48" table:formula="of:=SUM([.K82:.K96])" office:value-type="float" office:value="8" calcext:value-type="float">
            <text:p>8</text:p>
          </table:table-cell>
          <table:table-cell table:style-name="ce80" table:formula="of:=SUM([.L82:.L96])" office:value-type="float" office:value="8" calcext:value-type="float">
            <text:p>8</text:p>
          </table:table-cell>
          <table:table-cell table:style-name="ce48"/>
          <table:table-cell table:style-name="ce48" table:formula="of:=SUM([.N82:.N96])" office:value-type="float" office:value="9" calcext:value-type="float">
            <text:p>9</text:p>
          </table:table-cell>
          <table:table-cell table:style-name="ce48" table:formula="of:=SUM([.O82:.O96])" office:value-type="float" office:value="4" calcext:value-type="float">
            <text:p>4</text:p>
          </table:table-cell>
          <table:table-cell table:style-name="ce48" table:formula="of:=SUM([.P82:.P96])" office:value-type="float" office:value="7" calcext:value-type="float">
            <text:p>7</text:p>
          </table:table-cell>
          <table:table-cell table:style-name="ce48" table:formula="of:=SUM([.Q82:.Q96])" office:value-type="float" office:value="8" calcext:value-type="float">
            <text:p>8</text:p>
          </table:table-cell>
          <table:table-cell table:style-name="ce48" table:formula="of:=SUM([.R82:.R96])" office:value-type="float" office:value="2" calcext:value-type="float">
            <text:p>2</text:p>
          </table:table-cell>
          <table:table-cell table:style-name="ce48" table:formula="of:=SUM([.S82:.S96])" office:value-type="float" office:value="5" calcext:value-type="float">
            <text:p>5</text:p>
          </table:table-cell>
          <table:table-cell table:style-name="ce48" table:formula="of:=SUM([.T82:.T96])" office:value-type="float" office:value="8" calcext:value-type="float">
            <text:p>8</text:p>
          </table:table-cell>
          <table:table-cell table:style-name="ce48" table:formula="of:=SUM([.U82:.U96])" office:value-type="float" office:value="8" calcext:value-type="float">
            <text:p>8</text:p>
          </table:table-cell>
          <table:table-cell table:style-name="ce48" table:formula="of:=SUM([.V82:.V96])" office:value-type="float" office:value="3" calcext:value-type="float">
            <text:p>3</text:p>
          </table:table-cell>
          <table:table-cell table:style-name="ce48" table:formula="of:=SUM([.W82:.W96])" office:value-type="float" office:value="8" calcext:value-type="float">
            <text:p>8</text:p>
          </table:table-cell>
          <table:table-cell table:style-name="ce48" table:formula="of:=SUM([.X82:.X96])" office:value-type="float" office:value="8" calcext:value-type="float">
            <text:p>8</text:p>
          </table:table-cell>
          <table:table-cell table:style-name="ce48" table:formula="of:=SUM([.Y82:.Y96])" office:value-type="float" office:value="3" calcext:value-type="float">
            <text:p>3</text:p>
          </table:table-cell>
          <table:table-cell table:style-name="ce48" table:formula="of:=SUM([.Z82:.Z96])" office:value-type="float" office:value="5" calcext:value-type="float">
            <text:p>5</text:p>
          </table:table-cell>
          <table:table-cell table:style-name="ce48" table:formula="of:=SUM([.AA82:.AA96])" office:value-type="float" office:value="6" calcext:value-type="float">
            <text:p>6</text:p>
          </table:table-cell>
          <table:table-cell table:style-name="ce48" table:formula="of:=SUM([.AB82:.AB96])" office:value-type="float" office:value="1" calcext:value-type="float">
            <text:p>1</text:p>
          </table:table-cell>
          <table:table-cell table:style-name="ce48" table:formula="of:=SUM([.AC82:.AC96])" office:value-type="float" office:value="3" calcext:value-type="float">
            <text:p>3</text:p>
          </table:table-cell>
          <table:table-cell table:style-name="ce48" table:formula="of:=SUM([.AD82:.AD96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82:.AP96])" office:value-type="float" office:value="9" calcext:value-type="float">
            <text:p>9</text:p>
          </table:table-cell>
          <table:table-cell table:style-name="ce48"/>
          <table:table-cell table:style-name="ce314" office:value-type="date" office:date-value="2016-01-17" calcext:value-type="date">
            <text:p>01/17</text:p>
          </table:table-cell>
          <table:table-cell table:style-name="ce405" office:value-type="float" office:value="14.5" calcext:value-type="float">
            <text:p>14.5</text:p>
          </table:table-cell>
          <table:table-cell table:style-name="ce427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442" table:formula="of:=SUM([.AS97:.AS$114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1" office:value-type="string" calcext:value-type="string">
            <text:p>chap5</text:p>
          </table:table-cell>
          <table:table-cell table:style-name="ce61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117" table:formula="of:=SUM([.I97:.O97])/2" office:value-type="float" office:value="22.5" calcext:value-type="float">
            <text:p>22.5</text:p>
          </table:table-cell>
          <table:table-cell table:style-name="ce61" office:value-type="string" calcext:value-type="string">
            <text:p>chap7</text:p>
          </table:table-cell>
          <table:table-cell table:style-name="ce61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176" table:formula="of:=SUM([.P97:.V97])/2" office:value-type="float" office:value="20.5" calcext:value-type="float">
            <text:p>20.5</text:p>
          </table:table-cell>
          <table:table-cell table:style-name="ce61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1" office:value-type="string" calcext:value-type="string">
            <text:p>learn enough GIT</text:p>
          </table:table-cell>
          <table:table-cell table:style-name="Default"/>
          <table:table-cell table:style-name="ce230" table:formula="of:=SUM([.W97:.AC97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68" table:formula="of:=SUM([.AD97:.AJ97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1" office:value-type="string" calcext:value-type="string">
            <text:p>chapter 11</text:p>
          </table:table-cell>
          <table:table-cell table:style-name="ce310" table:formula="of:=SUM([.AK97:.AQ97])/2" office:value-type="float" office:value="4.5" calcext:value-type="float">
            <text:p>4.5</text:p>
          </table:table-cell>
          <table:table-cell table:style-name="ce314" office:value-type="date" office:date-value="2016-01-10" calcext:value-type="date">
            <text:p>01/10</text:p>
          </table:table-cell>
          <table:table-cell table:style-name="ce406" office:value-type="float" office:value="11" calcext:value-type="float">
            <text:p>11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2"/>
          <table:table-cell table:style-name="ce440" table:number-columns-repeated="6"/>
          <table:table-cell table:style-name="ce442" table:formula="of:=SUM([.AS98:.AS$114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98]/6" office:value-type="float" office:value="0.75" calcext:value-type="float">
            <text:p>0.8</text:p>
          </table:table-cell>
          <table:table-cell table:style-name="ce314" office:value-type="date" office:date-value="2016-01-03" calcext:value-type="date">
            <text:p>01/03</text:p>
          </table:table-cell>
          <table:table-cell table:style-name="ce407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2"/>
          <table:table-cell table:number-columns-repeated="6"/>
          <table:table-cell table:style-name="ce442" table:formula="of:=SUM([.AS99:.AS$114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office:value-type="date" office:date-value="2015-12-27" calcext:value-type="date">
            <text:p>12/27</text:p>
          </table:table-cell>
          <table:table-cell table:style-name="ce408" office:value-type="float" office:value="8" calcext:value-type="float">
            <text:p>8</text:p>
          </table:table-cell>
          <table:table-cell table:style-name="ce427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442" table:formula="of:=SUM([.AS100:.AS$114])*5/6" office:value-type="float" office:value="200" calcext:value-type="float">
            <text:p>20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314" office:value-type="date" office:date-value="2015-12-20" calcext:value-type="date">
            <text:p>12/20</text:p>
          </table:table-cell>
          <table:table-cell table:style-name="ce409" office:value-type="float" office:value="16" calcext:value-type="float">
            <text:p>16</text:p>
          </table:table-cell>
          <table:table-cell table:style-name="ce427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442" table:formula="of:=SUM([.AS101:.AS$114])*5/6" office:value-type="float" office:value="193.333333333333" calcext:value-type="float">
            <text:p>1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3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3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3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3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314" office:value-type="date" office:date-value="2015-12-13" calcext:value-type="date">
            <text:p>12/13</text:p>
          </table:table-cell>
          <table:table-cell table:style-name="ce410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442" table:formula="of:=SUM([.AS102:.AS$114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01" calcext:value-type="date">
            <text:p>01</text:p>
          </table:table-cell>
          <table:table-cell table:style-name="ce42" office:value-type="date" office:date-value="2017-05-02" calcext:value-type="date">
            <text:p>02</text:p>
          </table:table-cell>
          <table:table-cell table:style-name="ce42" office:value-type="date" office:date-value="2017-05-03" calcext:value-type="date">
            <text:p>03</text:p>
          </table:table-cell>
          <table:table-cell table:style-name="ce42" office:value-type="date" office:date-value="2017-05-04" calcext:value-type="date">
            <text:p>04</text:p>
          </table:table-cell>
          <table:table-cell table:style-name="ce42" office:value-type="date" office:date-value="2017-05-05" calcext:value-type="date">
            <text:p>05</text:p>
          </table:table-cell>
          <table:table-cell table:style-name="ce42" office:value-type="date" office:date-value="2017-05-06" calcext:value-type="date">
            <text:p>06</text:p>
          </table:table-cell>
          <table:table-cell table:style-name="ce42" office:value-type="date" office:date-value="2017-05-07" calcext:value-type="date">
            <text:p>07</text:p>
          </table:table-cell>
          <table:table-cell table:style-name="ce42" office:value-type="date" office:date-value="2017-05-08" calcext:value-type="date">
            <text:p>08</text:p>
          </table:table-cell>
          <table:table-cell table:style-name="ce42" office:value-type="date" office:date-value="2017-05-09" calcext:value-type="date">
            <text:p>09</text:p>
          </table:table-cell>
          <table:table-cell table:style-name="ce42" office:value-type="date" office:date-value="2017-05-10" calcext:value-type="date">
            <text:p>10</text:p>
          </table:table-cell>
          <table:table-cell table:style-name="ce42" office:value-type="date" office:date-value="2017-05-11" calcext:value-type="date">
            <text:p>11</text:p>
          </table:table-cell>
          <table:table-cell table:style-name="ce42" office:value-type="date" office:date-value="2017-05-12" calcext:value-type="date">
            <text:p>12</text:p>
          </table:table-cell>
          <table:table-cell table:style-name="ce42" office:value-type="date" office:date-value="2017-05-13" calcext:value-type="date">
            <text:p>13</text:p>
          </table:table-cell>
          <table:table-cell table:style-name="ce42" office:value-type="date" office:date-value="2017-05-14" calcext:value-type="date">
            <text:p>14</text:p>
          </table:table-cell>
          <table:table-cell table:style-name="ce42" office:value-type="date" office:date-value="2017-05-15" calcext:value-type="date">
            <text:p>15</text:p>
          </table:table-cell>
          <table:table-cell table:style-name="ce42" office:value-type="date" office:date-value="2017-05-16" calcext:value-type="date">
            <text:p>16</text:p>
          </table:table-cell>
          <table:table-cell table:style-name="ce42" office:value-type="date" office:date-value="2017-05-17" calcext:value-type="date">
            <text:p>17</text:p>
          </table:table-cell>
          <table:table-cell table:style-name="ce42" office:value-type="date" office:date-value="2017-05-18" calcext:value-type="date">
            <text:p>18</text:p>
          </table:table-cell>
          <table:table-cell table:style-name="ce42" office:value-type="date" office:date-value="2017-05-19" calcext:value-type="date">
            <text:p>19</text:p>
          </table:table-cell>
          <table:table-cell table:style-name="ce42" office:value-type="date" office:date-value="2017-05-20" calcext:value-type="date">
            <text:p>20</text:p>
          </table:table-cell>
          <table:table-cell table:style-name="ce42" office:value-type="date" office:date-value="2017-05-21" calcext:value-type="date">
            <text:p>21</text:p>
          </table:table-cell>
          <table:table-cell table:style-name="ce42" office:value-type="date" office:date-value="2017-05-22" calcext:value-type="date">
            <text:p>22</text:p>
          </table:table-cell>
          <table:table-cell table:style-name="ce42" office:value-type="date" office:date-value="2017-05-23" calcext:value-type="date">
            <text:p>23</text:p>
          </table:table-cell>
          <table:table-cell table:style-name="ce42" office:value-type="date" office:date-value="2017-05-24" calcext:value-type="date">
            <text:p>24</text:p>
          </table:table-cell>
          <table:table-cell table:style-name="ce42" office:value-type="date" office:date-value="2017-05-25" calcext:value-type="date">
            <text:p>25</text:p>
          </table:table-cell>
          <table:table-cell table:style-name="ce42" office:value-type="date" office:date-value="2017-05-26" calcext:value-type="date">
            <text:p>26</text:p>
          </table:table-cell>
          <table:table-cell table:style-name="ce42" office:value-type="date" office:date-value="2017-05-27" calcext:value-type="date">
            <text:p>27</text:p>
          </table:table-cell>
          <table:table-cell table:style-name="ce42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314" office:value-type="date" office:date-value="2015-12-06" calcext:value-type="date">
            <text:p>12/06</text:p>
          </table:table-cell>
          <table:table-cell table:style-name="ce411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8"/>
          <table:table-cell table:style-name="ce442" table:formula="of:=SUM([.AS103:.AS$114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9" calcext:value-type="date">
            <text:p>11/29</text:p>
          </table:table-cell>
          <table:table-cell table:style-name="ce412" office:value-type="float" office:value="20" calcext:value-type="float">
            <text:p>20</text:p>
          </table:table-cell>
          <table:table-cell table:style-name="ce427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8"/>
          <table:table-cell table:style-name="ce442" table:formula="of:=SUM([.AS104:.AS$114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/>
          <table:table-cell table:style-name="ce193" table:number-columns-repeated="5"/>
          <table:table-cell table:style-name="ce200"/>
          <table:table-cell table:style-name="ce193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2" calcext:value-type="date">
            <text:p>11/22</text:p>
          </table:table-cell>
          <table:table-cell table:style-name="ce413" office:value-type="float" office:value="27" calcext:value-type="float">
            <text:p>27</text:p>
          </table:table-cell>
          <table:table-cell table:style-name="ce427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442" table:formula="of:=SUM([.AS105:.AS$114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193"/>
          <table:table-cell table:style-name="ce200"/>
          <table:table-cell table:style-name="ce193" table:number-columns-repeated="4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15" calcext:value-type="date">
            <text:p>11/15</text:p>
          </table:table-cell>
          <table:table-cell table:style-name="ce414" office:value-type="float" office:value="28" calcext:value-type="float">
            <text:p>28</text:p>
          </table:table-cell>
          <table:table-cell table:style-name="ce427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442" table:formula="of:=SUM([.AS106:.AS$114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R</text:p>
          </table:table-cell>
          <table:table-cell table:style-name="ce45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08" calcext:value-type="date">
            <text:p>11/08</text:p>
          </table:table-cell>
          <table:table-cell table:style-name="ce415" office:value-type="float" office:value="24.5" calcext:value-type="float">
            <text:p>24.5</text:p>
          </table:table-cell>
          <table:table-cell table:style-name="ce427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442" table:formula="of:=SUM([.AS107:.AS$114])*5/6" office:value-type="float" office:value="79.1666666666667" calcext:value-type="float">
            <text:p>79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I</text:p>
          </table:table-cell>
          <table:table-cell table:style-name="ce31" table:number-columns-repeated="2"/>
          <table:table-cell table:style-name="ce45"/>
          <table:table-cell table:style-name="ce45" office:value-type="string" calcext:value-type="string">
            <text:p>I</text:p>
          </table:table-cell>
          <table:table-cell table:style-name="ce45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style-name="ce314" office:value-type="date" office:date-value="2015-11-01" calcext:value-type="date">
            <text:p>11/01</text:p>
          </table:table-cell>
          <table:table-cell table:style-name="ce416" office:value-type="float" office:value="15" calcext:value-type="float">
            <text:p>15</text:p>
          </table:table-cell>
          <table:table-cell table:style-name="ce427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442" table:formula="of:=SUM([.AS108:.AS$114])*5/6" office:value-type="float" office:value="58.75" calcext:value-type="float">
            <text:p>59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47"/>
          <table:table-cell/>
          <table:table-cell table:style-name="ce45"/>
          <table:table-cell table:style-name="ce45" office:value-type="string" calcext:value-type="string">
            <text:p>S</text:p>
          </table:table-cell>
          <table:table-cell table:style-name="ce45"/>
          <table:table-cell table:style-name="ce193" table:number-columns-repeated="4"/>
          <table:table-cell table:style-name="ce200"/>
          <table:table-cell table:style-name="ce193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25" calcext:value-type="date">
            <text:p>10/25</text:p>
          </table:table-cell>
          <table:table-cell table:style-name="ce417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109:.AS$114])*5/6" office:value-type="float" office:value="46.25" calcext:value-type="float">
            <text:p>4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5" table:number-columns-repeated="3"/>
          <table:table-cell table:style-name="ce193" table:number-columns-repeated="4"/>
          <table:table-cell table:style-name="ce193" office:value-type="string" calcext:value-type="string">
            <text:p>M</text:p>
          </table:table-cell>
          <table:table-cell table:style-name="ce193" office:value-type="string" calcext:value-type="string">
            <text:p>A</text:p>
          </table:table-cell>
          <table:table-cell table:style-name="ce193" office:value-type="string" calcext:value-type="string">
            <text:p>R</text:p>
          </table:table-cell>
          <table:table-cell table:style-name="ce193" office:value-type="string" calcext:value-type="string">
            <text:p>I</text:p>
          </table:table-cell>
          <table:table-cell table:style-name="ce193" office:value-type="string" calcext:value-type="string">
            <text:p>O</text:p>
          </table:table-cell>
          <table:table-cell table:style-name="ce193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9" calcext:value-type="date">
            <text:p>10/19</text:p>
          </table:table-cell>
          <table:table-cell table:style-name="ce418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ce439" table:formula="of:=[.AS115]*5/6" office:value-type="float" office:value="1020" calcext:value-type="float">
            <text:p>1020</text:p>
          </table:table-cell>
          <table:table-cell table:style-name="Default" table:number-columns-repeated="7"/>
          <table:table-cell table:style-name="ce442" table:formula="of:=SUM([.AS110:.AS$114])*5/6" office:value-type="float" office:value="46.25" calcext:value-type="float">
            <text:p>4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1" calcext:value-type="date">
            <text:p>10/11</text:p>
          </table:table-cell>
          <table:table-cell table:style-name="ce419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7"/>
          <table:table-cell table:style-name="ce442" table:formula="of:=SUM([.AS111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5" table:number-columns-repeated="3"/>
          <table:table-cell table:style-name="ce194" office:value-type="string" calcext:value-type="string">
            <text:p>GALLIPOLI</text:p>
          </table:table-cell>
          <table:table-cell table:style-name="ce193" table:number-columns-repeated="5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04" calcext:value-type="date">
            <text:p>10/04</text:p>
          </table:table-cell>
          <table:table-cell table:style-name="ce420" office:value-type="float" office:value="17.5" calcext:value-type="float">
            <text:p>17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12:.AS$114])*5/6" office:value-type="float" office:value="40.8333333333333" calcext:value-type="float">
            <text:p>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7" calcext:value-type="date">
            <text:p>09/27</text:p>
          </table:table-cell>
          <table:table-cell table:style-name="ce421" office:value-type="float" office:value="25" calcext:value-type="float">
            <text:p>2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13:.AS$114])*5/6" office:value-type="float" office:value="26.25" calcext:value-type="float">
            <text:p>2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0" calcext:value-type="date">
            <text:p>09/20</text:p>
          </table:table-cell>
          <table:table-cell table:style-name="ce422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 office:value-type="float" office:value="1" calcext:value-type="float">
            <text:p>1</text:p>
          </table:table-cell>
          <table:table-cell table:style-name="ce31" table:number-columns-repeated="4"/>
          <table:table-cell table:style-name="ce45" table:number-columns-repeated="3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formula="of:=[.AR14]-[.AR114]" office:value-type="float" office:value="707" calcext:value-type="float">
            <text:p>707</text:p>
          </table:table-cell>
          <table:table-cell table:style-name="ce317" table:formula="of:=SUM([.AS14:.AS114])" office:value-type="float" office:value="1224" calcext:value-type="float">
            <text:p>1224</text:p>
          </table:table-cell>
          <table:table-cell table:style-name="ce432" table:formula="of:=[.AS115]/[.AR115]*7" office:value-type="float" office:value="12.1188118811881" calcext:value-type="float">
            <text:p>12.1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Default" table:number-columns-repeated="9"/>
          <table:table-cell table:style-name="ce441" table:number-columns-repeated="6"/>
          <table:table-cell table:style-name="ce445" table:number-columns-repeated="949"/>
          <table:table-cell table:style-name="ce44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5" table:number-columns-repeated="3"/>
          <table:table-cell table:style-name="ce193" table:number-columns-repeated="10"/>
          <table:table-cell table:number-columns-repeated="4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6"/>
          <table:table-cell table:style-name="Default" table:number-columns-repeated="7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104:.I117])" office:value-type="float" office:value="0" calcext:value-type="float">
            <text:p>0</text:p>
          </table:table-cell>
          <table:table-cell table:style-name="ce49" table:formula="of:=SUM([.J104:.J117])" office:value-type="float" office:value="1" calcext:value-type="float">
            <text:p>1</text:p>
          </table:table-cell>
          <table:table-cell table:style-name="ce49" table:formula="of:=SUM([.K104:.K117])" office:value-type="float" office:value="0" calcext:value-type="float">
            <text:p>0</text:p>
          </table:table-cell>
          <table:table-cell table:style-name="ce81" table:formula="of:=SUM([.L104:.L117])" office:value-type="float" office:value="4" calcext:value-type="float">
            <text:p>4</text:p>
          </table:table-cell>
          <table:table-cell table:style-name="ce49" table:formula="of:=SUM([.M104:.M117])" office:value-type="float" office:value="2" calcext:value-type="float">
            <text:p>2</text:p>
          </table:table-cell>
          <table:table-cell table:style-name="ce49" table:formula="of:=SUM([.N104:.N117])" office:value-type="float" office:value="2" calcext:value-type="float">
            <text:p>2</text:p>
          </table:table-cell>
          <table:table-cell table:style-name="ce49" table:formula="of:=SUM([.O104:.O117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441" table:number-columns-repeated="6"/>
          <table:table-cell table:style-name="Default" table:number-columns-repeated="7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118" table:formula="of:=SUM([.I118:.O118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55" table:formula="of:=SUM([.P118:.V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W118:.AC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AD118:.AJ118])/2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19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0" calcext:value-type="float">
            <text:p>0.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4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8"/>
          <table:table-cell table:style-name="ce66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3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3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3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3" office:value-type="date" office:date-value="2017-04-30" calcext:value-type="date">
            <text:p>Su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8"/>
          <table:table-cell table:style-name="ce441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2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2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2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2" office:value-type="date" office:date-value="2017-04-30" calcext:value-type="date">
            <text:p>3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</text:p>
          </table:table-cell>
          <table:table-cell table:number-columns-repeated="4" table:style-name="ce31" office:value-type="string" calcext:value-type="string">
            <text:p>B</text:p>
          </table:table-cell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47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50" table:formula="of:=SUM([.I125:.I138])" office:value-type="float" office:value="3" calcext:value-type="float">
            <text:p>3</text:p>
          </table:table-cell>
          <table:table-cell table:style-name="ce50" table:formula="of:=SUM([.J125:.J138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25:.R138])" office:value-type="float" office:value="3" calcext:value-type="float">
            <text:p>3</text:p>
          </table:table-cell>
          <table:table-cell table:style-name="ce50" table:formula="of:=SUM([.S125:.S138])" office:value-type="float" office:value="5" calcext:value-type="float">
            <text:p>5</text:p>
          </table:table-cell>
          <table:table-cell table:style-name="ce50" table:formula="of:=SUM([.T125:.T138])" office:value-type="float" office:value="8" calcext:value-type="float">
            <text:p>8</text:p>
          </table:table-cell>
          <table:table-cell table:style-name="ce50" table:formula="of:=SUM([.U125:.U138])" office:value-type="float" office:value="3" calcext:value-type="float">
            <text:p>3</text:p>
          </table:table-cell>
          <table:table-cell table:style-name="ce50" table:formula="of:=SUM([.V125:.V138])" office:value-type="float" office:value="6" calcext:value-type="float">
            <text:p>6</text:p>
          </table:table-cell>
          <table:table-cell table:style-name="ce50" table:formula="of:=SUM([.W125:.W138])" office:value-type="float" office:value="8" calcext:value-type="float">
            <text:p>8</text:p>
          </table:table-cell>
          <table:table-cell table:style-name="ce50" table:formula="of:=SUM([.X125:.X138])" office:value-type="float" office:value="3" calcext:value-type="float">
            <text:p>3</text:p>
          </table:table-cell>
          <table:table-cell table:style-name="ce50" table:formula="of:=SUM([.Y125:.Y138])" office:value-type="float" office:value="6" calcext:value-type="float">
            <text:p>6</text:p>
          </table:table-cell>
          <table:table-cell table:style-name="ce50" table:formula="of:=SUM([.Z125:.Z138])" office:value-type="float" office:value="5" calcext:value-type="float">
            <text:p>5</text:p>
          </table:table-cell>
          <table:table-cell table:style-name="ce50" table:formula="of:=SUM([.AA125:.AA138])" office:value-type="float" office:value="0" calcext:value-type="float">
            <text:p>0</text:p>
          </table:table-cell>
          <table:table-cell table:style-name="ce50" table:formula="of:=SUM([.AB125:.AB138])" office:value-type="float" office:value="0" calcext:value-type="float">
            <text:p>0</text:p>
          </table:table-cell>
          <table:table-cell table:style-name="ce50" table:formula="of:=SUM([.AC125:.AC138])" office:value-type="float" office:value="0" calcext:value-type="float">
            <text:p>0</text:p>
          </table:table-cell>
          <table:table-cell table:style-name="ce50" table:formula="of:=SUM([.AD125:.AD138])" office:value-type="float" office:value="0" calcext:value-type="float">
            <text:p>0</text:p>
          </table:table-cell>
          <table:table-cell table:style-name="ce50" table:formula="of:=SUM([.AE125:.AE138])" office:value-type="float" office:value="5" calcext:value-type="float">
            <text:p>5</text:p>
          </table:table-cell>
          <table:table-cell table:style-name="ce50" table:formula="of:=SUM([.AF125:.AF138])" office:value-type="float" office:value="4" calcext:value-type="float">
            <text:p>4</text:p>
          </table:table-cell>
          <table:table-cell table:style-name="ce50" table:formula="of:=SUM([.AG125:.AG138])" office:value-type="float" office:value="0" calcext:value-type="float">
            <text:p>0</text:p>
          </table:table-cell>
          <table:table-cell table:style-name="ce50" table:formula="of:=SUM([.AH125:.AH138])" office:value-type="float" office:value="8" calcext:value-type="float">
            <text:p>8</text:p>
          </table:table-cell>
          <table:table-cell table:style-name="ce50" table:formula="of:=SUM([.AI125:.AI138])" office:value-type="float" office:value="1" calcext:value-type="float">
            <text:p>1</text:p>
          </table:table-cell>
          <table:table-cell table:style-name="ce50" table:formula="of:=SUM([.AJ125:.AJ138])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6"/>
          <table:table-cell table:style-name="Default" table:number-columns-repeated="7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119" table:formula="of:=SUM([.I139:.O139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1" office:value-type="string" calcext:value-type="string">
            <text:p>chapt7</text:p>
          </table:table-cell>
          <table:table-cell table:style-name="ce177" table:formula="of:=SUM([.P139:.V139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32" table:formula="of:=SUM([.W139:.AC139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69" table:formula="of:=SUM([.AD139:.AJ139])/2" office:value-type="float" office:value="9" calcext:value-type="float">
            <text:p>9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style-name="ce26" table:formula="of:=[.O14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4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40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40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43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3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3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3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3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3" office:value-type="date" office:date-value="2017-04-02" calcext:value-type="date">
            <text:p>Sun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8"/>
          <table:table-cell table:style-name="ce66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2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R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N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46:.L158])" office:value-type="float" office:value="2" calcext:value-type="float">
            <text:p>2</text:p>
          </table:table-cell>
          <table:table-cell table:style-name="ce52"/>
          <table:table-cell table:style-name="ce52" table:formula="of:=SUM([.N146:.N158])" office:value-type="float" office:value="7" calcext:value-type="float">
            <text:p>7</text:p>
          </table:table-cell>
          <table:table-cell table:style-name="ce52" table:formula="of:=SUM([.O146:.O158])" office:value-type="float" office:value="9" calcext:value-type="float">
            <text:p>9</text:p>
          </table:table-cell>
          <table:table-cell table:style-name="ce52" table:formula="of:=SUM([.P146:.P158])" office:value-type="float" office:value="6" calcext:value-type="float">
            <text:p>6</text:p>
          </table:table-cell>
          <table:table-cell table:style-name="ce52" table:formula="of:=SUM([.Q146:.Q158])" office:value-type="float" office:value="8" calcext:value-type="float">
            <text:p>8</text:p>
          </table:table-cell>
          <table:table-cell table:style-name="ce52" table:formula="of:=SUM([.R146:.R158])" office:value-type="float" office:value="2" calcext:value-type="float">
            <text:p>2</text:p>
          </table:table-cell>
          <table:table-cell table:style-name="ce52" table:formula="of:=SUM([.S146:.S158])" office:value-type="float" office:value="9" calcext:value-type="float">
            <text:p>9</text:p>
          </table:table-cell>
          <table:table-cell table:style-name="ce52" table:formula="of:=SUM([.T146:.T158])" office:value-type="float" office:value="9" calcext:value-type="float">
            <text:p>9</text:p>
          </table:table-cell>
          <table:table-cell table:style-name="ce52" table:formula="of:=SUM([.U146:.U158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46:.Z158])" office:value-type="float" office:value="5" calcext:value-type="float">
            <text:p>5</text:p>
          </table:table-cell>
          <table:table-cell table:style-name="ce52" table:formula="of:=SUM([.AA146:.AA158])" office:value-type="float" office:value="5" calcext:value-type="float">
            <text:p>5</text:p>
          </table:table-cell>
          <table:table-cell table:style-name="ce52" table:formula="of:=SUM([.AB146:.AB158])" office:value-type="float" office:value="4" calcext:value-type="float">
            <text:p>4</text:p>
          </table:table-cell>
          <table:table-cell table:style-name="ce52" table:formula="of:=SUM([.AC146:.AC158])" office:value-type="float" office:value="6" calcext:value-type="float">
            <text:p>6</text:p>
          </table:table-cell>
          <table:table-cell table:style-name="ce52" table:formula="of:=SUM([.AD146:.AD158])" office:value-type="float" office:value="9" calcext:value-type="float">
            <text:p>9</text:p>
          </table:table-cell>
          <table:table-cell table:style-name="ce52" table:formula="of:=SUM([.AE146:.AE158])" office:value-type="float" office:value="8" calcext:value-type="float">
            <text:p>8</text:p>
          </table:table-cell>
          <table:table-cell table:style-name="ce52"/>
          <table:table-cell table:style-name="ce52" table:formula="of:=SUM([.AG146:.AG158])" office:value-type="float" office:value="9" calcext:value-type="float">
            <text:p>9</text:p>
          </table:table-cell>
          <table:table-cell table:style-name="ce52" table:formula="of:=SUM([.AH146:.AH158])" office:value-type="float" office:value="6" calcext:value-type="float">
            <text:p>6</text:p>
          </table:table-cell>
          <table:table-cell table:style-name="ce52" table:formula="of:=SUM([.AI146:.AI158])" office:value-type="float" office:value="5" calcext:value-type="float">
            <text:p>5</text:p>
          </table:table-cell>
          <table:table-cell table:style-name="ce52" table:formula="of:=SUM([.AJ146:.AJ158])" office:value-type="float" office:value="4" calcext:value-type="float">
            <text:p>4</text:p>
          </table:table-cell>
          <table:table-cell table:style-name="ce52" table:formula="of:=SUM([.AK146:.AK158])" office:value-type="float" office:value="8" calcext:value-type="float">
            <text:p>8</text:p>
          </table:table-cell>
          <table:table-cell table:style-name="ce52" table:formula="of:=SUM([.AL146:.AL158])" office:value-type="float" office:value="1" calcext:value-type="float">
            <text:p>1</text:p>
          </table:table-cell>
          <table:table-cell table:style-name="ce52" table:formula="of:=SUM([.AM146:.AM158])" office:value-type="float" office:value="4" calcext:value-type="float">
            <text:p>4</text:p>
          </table:table-cell>
          <table:table-cell table:style-name="ce52" table:formula="of:=SUM([.AN146:.AN158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46:.AQ158])" office:value-type="float" office:value="8" calcext:value-type="float">
            <text:p>8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120" table:formula="of:=SUM([.I159:.O159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1" office:value-type="string" calcext:value-type="string">
            <text:p>chap2</text:p>
          </table:table-cell>
          <table:table-cell table:style-name="ce61" office:value-type="string" calcext:value-type="string">
            <text:p>chap3</text:p>
          </table:table-cell>
          <table:table-cell table:style-name="ce178" table:formula="of:=SUM([.P159:.V159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33" table:formula="of:=SUM([.W159:.AC159])/2" office:value-type="float" office:value="10" calcext:value-type="float">
            <text:p>10</text:p>
          </table:table-cell>
          <table:table-cell table:style-name="ce61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1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70" table:formula="of:=SUM([.AD159:.AJ159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311" table:formula="of:=SUM([.AK159:.AQ159])/2" office:value-type="float" office:value="12" calcext:value-type="float">
            <text:p>1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60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6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6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60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60]/6" office:value-type="float" office:value="2" calcext:value-type="float">
            <text:p>2.0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3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3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3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3" office:value-type="date" office:date-value="2017-02-26" calcext:value-type="date">
            <text:p>Sun</text:p>
          </table:table-cell>
          <table:table-cell table:style-name="ce6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53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office:value-type="string" calcext:value-type="string">
            <text:p>N</text:p>
          </table:table-cell>
          <table:table-cell table:style-name="ce246" table:number-columns-repeated="2"/>
          <table:table-cell table:style-name="ce53" table:number-columns-repeated="3"/>
          <table:table-cell table:style-name="ce121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66:.I178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66:.L178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66:.S178])" office:value-type="float" office:value="3" calcext:value-type="float">
            <text:p>3</text:p>
          </table:table-cell>
          <table:table-cell table:style-name="ce54" table:formula="of:=SUM([.T166:.T178])" office:value-type="float" office:value="4" calcext:value-type="float">
            <text:p>4</text:p>
          </table:table-cell>
          <table:table-cell table:style-name="ce54" table:formula="of:=SUM([.U166:.U178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66:.Y178])" office:value-type="float" office:value="5" calcext:value-type="float">
            <text:p>5</text:p>
          </table:table-cell>
          <table:table-cell table:style-name="ce54" table:formula="of:=SUM([.Z166:.Z178])" office:value-type="float" office:value="6" calcext:value-type="float">
            <text:p>6</text:p>
          </table:table-cell>
          <table:table-cell table:style-name="ce54" table:formula="of:=SUM([.AA166:.AA178])" office:value-type="float" office:value="5" calcext:value-type="float">
            <text:p>5</text:p>
          </table:table-cell>
          <table:table-cell table:style-name="ce54" table:formula="of:=SUM([.AB166:.AB178])" office:value-type="float" office:value="4" calcext:value-type="float">
            <text:p>4</text:p>
          </table:table-cell>
          <table:table-cell table:style-name="ce54" table:formula="of:=SUM([.AC166:.AC178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122" table:formula="of:=SUM([.I179:.O179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179" table:formula="of:=SUM([.P179:.V179])/2" office:value-type="float" office:value="5" calcext:value-type="float">
            <text:p>5</text:p>
          </table:table-cell>
          <table:table-cell table:style-name="Default" table:number-columns-repeated="6"/>
          <table:table-cell table:style-name="ce234" table:formula="of:=SUM([.W179:.AC179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71" table:formula="of:=SUM([.AD179:.AJ179])/2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80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80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80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8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 office:value-type="string" calcext:value-type="string">
            <text:p>January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3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3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3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3" office:value-type="date" office:date-value="2017-01-29" calcext:value-type="date">
            <text:p>Sun</text:p>
          </table:table-cell>
          <table:table-cell table:style-name="ce6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53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23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3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86:.L198])" office:value-type="float" office:value="2" calcext:value-type="float">
            <text:p>2</text:p>
          </table:table-cell>
          <table:table-cell table:style-name="ce86"/>
          <table:table-cell table:style-name="ce86" table:formula="of:=SUM([.N186:.N198])" office:value-type="float" office:value="2" calcext:value-type="float">
            <text:p>2</text:p>
          </table:table-cell>
          <table:table-cell table:style-name="ce86"/>
          <table:table-cell table:style-name="ce86" table:formula="of:=SUM([.P186:.P198])" office:value-type="float" office:value="8" calcext:value-type="float">
            <text:p>8</text:p>
          </table:table-cell>
          <table:table-cell table:style-name="ce86" table:formula="of:=SUM([.Q186:.Q198])" office:value-type="float" office:value="7" calcext:value-type="float">
            <text:p>7</text:p>
          </table:table-cell>
          <table:table-cell table:style-name="ce86"/>
          <table:table-cell table:style-name="ce86" table:formula="of:=SUM([.S186:.S198])" office:value-type="float" office:value="5" calcext:value-type="float">
            <text:p>5</text:p>
          </table:table-cell>
          <table:table-cell table:style-name="ce86" table:formula="of:=SUM([.T186:.T198])" office:value-type="float" office:value="6" calcext:value-type="float">
            <text:p>6</text:p>
          </table:table-cell>
          <table:table-cell table:style-name="ce86" table:formula="of:=SUM([.U186:.U198])" office:value-type="float" office:value="7" calcext:value-type="float">
            <text:p>7</text:p>
          </table:table-cell>
          <table:table-cell table:style-name="ce86" table:formula="of:=SUM([.V186:.V198])" office:value-type="float" office:value="4" calcext:value-type="float">
            <text:p>4</text:p>
          </table:table-cell>
          <table:table-cell table:style-name="ce86" table:formula="of:=SUM([.W186:.W198])" office:value-type="float" office:value="4" calcext:value-type="float">
            <text:p>4</text:p>
          </table:table-cell>
          <table:table-cell table:style-name="ce86"/>
          <table:table-cell table:style-name="ce86" table:formula="of:=SUM([.Y186:.Y198])" office:value-type="float" office:value="2" calcext:value-type="float">
            <text:p>2</text:p>
          </table:table-cell>
          <table:table-cell table:style-name="ce86" table:formula="of:=SUM([.Z186:.Z198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86:.AC198])" office:value-type="float" office:value="3" calcext:value-type="float">
            <text:p>3</text:p>
          </table:table-cell>
          <table:table-cell table:style-name="ce86" table:formula="of:=SUM([.AD186:.AD198])" office:value-type="float" office:value="6" calcext:value-type="float">
            <text:p>6</text:p>
          </table:table-cell>
          <table:table-cell table:style-name="ce86" table:formula="of:=SUM([.AE186:.AE198])" office:value-type="float" office:value="8" calcext:value-type="float">
            <text:p>8</text:p>
          </table:table-cell>
          <table:table-cell table:style-name="ce86" table:formula="of:=SUM([.AF186:.AF198])" office:value-type="float" office:value="7" calcext:value-type="float">
            <text:p>7</text:p>
          </table:table-cell>
          <table:table-cell table:style-name="ce86" table:formula="of:=SUM([.AG186:.AG198])" office:value-type="float" office:value="4" calcext:value-type="float">
            <text:p>4</text:p>
          </table:table-cell>
          <table:table-cell table:style-name="ce86" table:formula="of:=SUM([.AH186:.AH198])" office:value-type="float" office:value="7" calcext:value-type="float">
            <text:p>7</text:p>
          </table:table-cell>
          <table:table-cell table:style-name="ce86" table:formula="of:=SUM([.AI186:.AI198])" office:value-type="float" office:value="9" calcext:value-type="float">
            <text:p>9</text:p>
          </table:table-cell>
          <table:table-cell table:style-name="ce86" table:formula="of:=SUM([.AJ186:.AJ198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124" table:formula="of:=SUM([.I199:.O199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180" table:formula="of:=SUM([.P199:.V199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35" table:formula="of:=SUM([.W199:.AC199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72" table:formula="of:=SUM([.AD199:.AJ199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6"/>
          <table:table-cell table:style-name="Default" table:number-columns-repeated="10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00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00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0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00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95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ce12" office:value-type="date" office:date-value="2016-12-04" calcext:value-type="date">
            <text:p>Sun</text:p>
          </table:table-cell>
          <table:table-cell table:style-name="ce12" office:value-type="date" office:date-value="2016-12-05" calcext:value-type="date">
            <text:p>Mon</text:p>
          </table:table-cell>
          <table:table-cell table:style-name="ce12" office:value-type="date" office:date-value="2016-12-06" calcext:value-type="date">
            <text:p>Tue</text:p>
          </table:table-cell>
          <table:table-cell table:style-name="ce12" office:value-type="date" office:date-value="2016-12-07" calcext:value-type="date">
            <text:p>Wed</text:p>
          </table:table-cell>
          <table:table-cell table:style-name="ce12" office:value-type="date" office:date-value="2016-12-08" calcext:value-type="date">
            <text:p>Thu</text:p>
          </table:table-cell>
          <table:table-cell table:style-name="ce12" office:value-type="date" office:date-value="2016-12-09" calcext:value-type="date">
            <text:p>Fri</text:p>
          </table:table-cell>
          <table:table-cell table:style-name="ce12" office:value-type="date" office:date-value="2016-12-10" calcext:value-type="date">
            <text:p>Sat</text:p>
          </table:table-cell>
          <table:table-cell table:style-name="ce12" office:value-type="date" office:date-value="2016-12-11" calcext:value-type="date">
            <text:p>Sun</text:p>
          </table:table-cell>
          <table:table-cell table:style-name="ce12" office:value-type="date" office:date-value="2016-12-12" calcext:value-type="date">
            <text:p>Mon</text:p>
          </table:table-cell>
          <table:table-cell table:style-name="ce12" office:value-type="date" office:date-value="2016-12-13" calcext:value-type="date">
            <text:p>Tue</text:p>
          </table:table-cell>
          <table:table-cell table:style-name="ce12" office:value-type="date" office:date-value="2016-12-14" calcext:value-type="date">
            <text:p>Wed</text:p>
          </table:table-cell>
          <table:table-cell table:style-name="ce12" office:value-type="date" office:date-value="2016-12-15" calcext:value-type="date">
            <text:p>Thu</text:p>
          </table:table-cell>
          <table:table-cell table:style-name="ce12" office:value-type="date" office:date-value="2016-12-16" calcext:value-type="date">
            <text:p>Fri</text:p>
          </table:table-cell>
          <table:table-cell table:style-name="ce12" office:value-type="date" office:date-value="2016-12-17" calcext:value-type="date">
            <text:p>Sat</text:p>
          </table:table-cell>
          <table:table-cell table:style-name="ce12" office:value-type="date" office:date-value="2016-12-18" calcext:value-type="date">
            <text:p>Sun</text:p>
          </table:table-cell>
          <table:table-cell table:style-name="ce12" office:value-type="date" office:date-value="2016-12-19" calcext:value-type="date">
            <text:p>Mon</text:p>
          </table:table-cell>
          <table:table-cell table:style-name="ce12" office:value-type="date" office:date-value="2016-12-20" calcext:value-type="date">
            <text:p>Tue</text:p>
          </table:table-cell>
          <table:table-cell table:style-name="ce12" office:value-type="date" office:date-value="2016-12-21" calcext:value-type="date">
            <text:p>Wed</text:p>
          </table:table-cell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3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3" office:value-type="date" office:date-value="2017-01-01" calcext:value-type="date">
            <text:p>Sun</text:p>
          </table:table-cell>
          <table:table-cell table:style-name="ce63"/>
          <table:table-cell table:style-name="ce12"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2" office:value-type="date" office:date-value="2016-12-25" calcext:value-type="date">
            <text:p>25</text:p>
          </table:table-cell>
          <table:table-cell table:style-name="ce42" office:value-type="date" office:date-value="2016-12-26" calcext:value-type="date">
            <text:p>26</text:p>
          </table:table-cell>
          <table:table-cell table:style-name="ce42" office:value-type="date" office:date-value="2016-12-27" calcext:value-type="date">
            <text:p>27</text:p>
          </table:table-cell>
          <table:table-cell table:style-name="ce42" office:value-type="date" office:date-value="2016-12-28" calcext:value-type="date">
            <text:p>28</text:p>
          </table:table-cell>
          <table:table-cell table:style-name="ce42" office:value-type="date" office:date-value="2016-12-29" calcext:value-type="date">
            <text:p>29</text:p>
          </table:table-cell>
          <table:table-cell table:style-name="ce42" office:value-type="date" office:date-value="2016-12-30" calcext:value-type="date">
            <text:p>30</text:p>
          </table:table-cell>
          <table:table-cell table:style-name="ce42" office:value-type="date" office:date-value="2016-12-31" calcext:value-type="date">
            <text:p>31</text:p>
          </table:table-cell>
          <table:table-cell table:style-name="ce42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SP</text:p>
          </table:table-cell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ESA</text:p>
          </table:table-cell>
          <table:table-cell table:style-name="Default" table:number-columns-repeated="18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PULIZIE</text:p>
          </table:table-cell>
          <table:table-cell table:style-name="Default" table:number-columns-repeated="18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7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206:.F218])" office:value-type="float" office:value="8" calcext:value-type="float">
            <text:p>8</text:p>
          </table:table-cell>
          <table:table-cell table:style-name="ce14" table:formula="of:=SUM([.G206:.G218])" office:value-type="float" office:value="6" calcext:value-type="float">
            <text:p>6</text:p>
          </table:table-cell>
          <table:table-cell table:style-name="Default" table:number-columns-repeated="18"/>
          <table:table-cell table:style-name="ce212"/>
          <table:table-cell table:style-name="ce212" table:formula="of:=SUM([.AA206:.AA218])" office:value-type="float" office:value="3" calcext:value-type="float">
            <text:p>3</text:p>
          </table:table-cell>
          <table:table-cell table:style-name="ce212" table:formula="of:=SUM([.AB206:.AB218])" office:value-type="float" office:value="5" calcext:value-type="float">
            <text:p>5</text:p>
          </table:table-cell>
          <table:table-cell table:style-name="ce212" table:formula="of:=SUM([.AC206:.AC218])" office:value-type="float" office:value="1" calcext:value-type="float">
            <text:p>1</text:p>
          </table:table-cell>
          <table:table-cell table:style-name="ce212" table:formula="of:=SUM([.AD206:.AD218])" office:value-type="float" office:value="8" calcext:value-type="float">
            <text:p>8</text:p>
          </table:table-cell>
          <table:table-cell table:style-name="ce212" table:formula="of:=SUM([.AE206:.AE218])" office:value-type="float" office:value="5" calcext:value-type="float">
            <text:p>5</text:p>
          </table:table-cell>
          <table:table-cell table:style-name="ce212" table:formula="of:=SUM([.AF206:.AF218])" office:value-type="float" office:value="9" calcext:value-type="float">
            <text:p>9</text:p>
          </table:table-cell>
          <table:table-cell table:style-name="ce212" table:formula="of:=SUM([.AG206:.AG218])" office:value-type="float" office:value="5" calcext:value-type="float">
            <text:p>5</text:p>
          </table:table-cell>
          <table:table-cell table:style-name="ce212" table:formula="of:=SUM([.AH206:.AH218])" office:value-type="float" office:value="4" calcext:value-type="float">
            <text:p>4</text:p>
          </table:table-cell>
          <table:table-cell table:style-name="ce212" table:number-columns-repeated="2"/>
          <table:table-cell/>
          <table:table-cell table:style-name="Default" table:number-columns-repeated="7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A219:.G219])/2" office:value-type="float" office:value="7" calcext:value-type="float">
            <text:p>7</text:p>
          </table:table-cell>
          <table:table-cell table:style-name="ce55" table:number-columns-repeated="6"/>
          <table:table-cell table:style-name="ce55" table:formula="of:=SUM([.I219:.O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P219:.V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236" table:formula="of:=SUM([.W219:.AC219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73" table:formula="of:=SUM([.AD219:.AJ219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220]/6" office:value-type="float" office:value="1.16666666666667" calcext:value-type="float">
            <text:p>1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0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2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73"/>
          <table:table-cell table:style-name="ce16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"/>
          <table:table-cell table:style-name="Default"/>
          <table:table-cell table:number-columns-repeated="6"/>
          <table:table-cell table:style-name="Default" table:number-columns-repeated="65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3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3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3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3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2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2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2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2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"/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16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/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81" office:value-type="string" calcext:value-type="string">
            <text:p>R</text:p>
          </table:table-cell>
          <table:table-cell table:style-name="ce154" office:value-type="string" calcext:value-type="string">
            <text:p>L</text:p>
          </table:table-cell>
          <table:table-cell table:style-name="ce154" office:value-type="string" calcext:value-type="string">
            <text:p>I</text:p>
          </table:table-cell>
          <table:table-cell table:style-name="ce154" office:value-type="string" calcext:value-type="string">
            <text:p>N</text:p>
          </table:table-cell>
          <table:table-cell table:style-name="ce154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2"/>
          <table:table-cell table:style-name="ce3" table:number-columns-repeated="6"/>
          <table:table-cell table:style-name="Default"/>
          <table:table-cell table:style-name="ce3" table:number-columns-repeated="958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formula="of:=SUM([.I230:.I241])" office:value-type="float" office:value="6" calcext:value-type="float">
            <text:p>6</text:p>
          </table:table-cell>
          <table:table-cell table:style-name="ce56" table:formula="of:=SUM([.J230:.J241])" office:value-type="float" office:value="3" calcext:value-type="float">
            <text:p>3</text:p>
          </table:table-cell>
          <table:table-cell table:style-name="ce56" table:formula="of:=SUM([.K230:.K241])" office:value-type="float" office:value="9" calcext:value-type="float">
            <text:p>9</text:p>
          </table:table-cell>
          <table:table-cell table:style-name="ce56" table:formula="of:=SUM([.L230:.L241])" office:value-type="float" office:value="9" calcext:value-type="float">
            <text:p>9</text:p>
          </table:table-cell>
          <table:table-cell table:style-name="ce56" table:formula="of:=SUM([.M230:.M241])" office:value-type="float" office:value="8" calcext:value-type="float">
            <text:p>8</text:p>
          </table:table-cell>
          <table:table-cell table:style-name="ce56" table:formula="of:=SUM([.N230:.N241])" office:value-type="float" office:value="8" calcext:value-type="float">
            <text:p>8</text:p>
          </table:table-cell>
          <table:table-cell table:style-name="ce56"/>
          <table:table-cell table:style-name="ce56" table:formula="of:=SUM([.P230:.P241])" office:value-type="float" office:value="4" calcext:value-type="float">
            <text:p>4</text:p>
          </table:table-cell>
          <table:table-cell table:style-name="ce56" table:formula="of:=SUM([.Q230:.Q241])" office:value-type="float" office:value="5" calcext:value-type="float">
            <text:p>5</text:p>
          </table:table-cell>
          <table:table-cell table:style-name="ce56" table:number-columns-repeated="11"/>
          <table:table-cell table:style-name="ce56" table:formula="of:=SUM([.AC230:.AC241])" office:value-type="float" office:value="5" calcext:value-type="float">
            <text:p>5</text:p>
          </table:table-cell>
          <table:table-cell table:style-name="ce56" table:formula="of:=SUM([.AD230:.AD241])" office:value-type="float" office:value="5" calcext:value-type="float">
            <text:p>5</text:p>
          </table:table-cell>
          <table:table-cell table:style-name="ce56" table:formula="of:=SUM([.AE230:.AE242])" office:value-type="float" office:value="6" calcext:value-type="float">
            <text:p>6</text:p>
          </table:table-cell>
          <table:table-cell table:style-name="ce56" table:formula="of:=SUM([.AF230:.AF242])" office:value-type="float" office:value="8" calcext:value-type="float">
            <text:p>8</text:p>
          </table:table-cell>
          <table:table-cell table:style-name="ce56" table:formula="of:=SUM([.AG230:.AG242])" office:value-type="float" office:value="2" calcext:value-type="float">
            <text:p>2</text:p>
          </table:table-cell>
          <table:table-cell table:style-name="ce56" table:formula="of:=SUM([.AH230:.AH242])" office:value-type="float" office:value="7" calcext:value-type="float">
            <text:p>7</text:p>
          </table:table-cell>
          <table:table-cell table:style-name="ce56" table:formula="of:=SUM([.AI230:.AI242])" office:value-type="float" office:value="7" calcext:value-type="float">
            <text:p>7</text:p>
          </table:table-cell>
          <table:table-cell table:formula="of:=SUM([.AJ230:.AJ242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3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125" table:formula="of:=SUM([.I243:.O243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182" table:formula="of:=SUM([.P243:.V243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205"/>
          <table:table-cell table:style-name="Default" table:number-columns-repeated="3"/>
          <table:table-cell table:style-name="ce237" table:formula="of:=SUM([.W243:.AC243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1" office:value-type="string" calcext:value-type="string">
            <text:p>Project: Testing Ruby</text:p>
          </table:table-cell>
          <table:table-cell table:style-name="Default"/>
          <table:table-cell table:style-name="ce274" table:formula="of:=SUM([.AD243:.AJ243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4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3"/>
          <table:table-cell table:style-name="Default"/>
          <table:table-cell/>
          <table:table-cell table:style-name="ce3"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44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44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44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/>
          <table:table-cell table:style-name="ce26" table:formula="of:=[.AJ244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/>
          <table:table-cell table:style-name="ce3"/>
          <table:table-cell/>
          <table:table-cell table:style-name="ce3"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6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3"/>
          <table:table-cell table:number-columns-repeated="6"/>
          <table:table-cell table:style-name="ce3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3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3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3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3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7])" office:value-type="float" office:value="7" calcext:value-type="float">
            <text:p>7</text:p>
          </table:table-cell>
          <table:table-cell table:style-name="Default"/>
          <table:table-cell/>
          <table:table-cell table:style-name="ce2"/>
          <table:table-cell table:style-name="ce1"/>
          <table:table-cell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2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2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2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2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8])" office:value-type="float" office:value="8" calcext:value-type="float">
            <text:p>8</text:p>
          </table:table-cell>
          <table:table-cell table:style-name="Default"/>
          <table:table-cell table:style-name="ce3"/>
          <table:table-cell table:style-name="ce2"/>
          <table:table-cell table:style-name="ce1"/>
          <table:table-cell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21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9])"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ce3"/>
          <table:table-cell table:style-name="ce1"/>
          <table:table-cell table:number-columns-repeated="6"/>
          <table:table-cell table:style-name="ce3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0])" office:value-type="float" office:value="11" calcext:value-type="float">
            <text:p>1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6"/>
          <table:table-cell table:style-name="ce3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 table:style-name="ce7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 table:style-name="ce16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4])" office:value-type="float" office:value="12" calcext:value-type="float">
            <text:p>12</text:p>
          </table:table-cell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5])" office:value-type="float" office:value="13" calcext:value-type="float">
            <text:p>13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ce8"/>
          <table:table-cell table:style-name="ce426" table:formula="of:=SUM([.AS242:.AS255])" office:value-type="float" office:value="13" calcext:value-type="float">
            <text:p>13</text:p>
          </table:table-cell>
          <table:table-cell table:style-name="ce434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"/>
          <table:table-cell table:style-name="ce31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2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2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49:.M260])" office:value-type="float" office:value="6" calcext:value-type="float">
            <text:p>6</text:p>
          </table:table-cell>
          <table:table-cell table:style-name="ce76" table:formula="of:=SUM([.N249:.N260])" office:value-type="float" office:value="5" calcext:value-type="float">
            <text:p>5</text:p>
          </table:table-cell>
          <table:table-cell table:formula="of:=SUM([.O249:.O260])" office:value-type="float" office:value="4" calcext:value-type="float">
            <text:p>4</text:p>
          </table:table-cell>
          <table:table-cell table:style-name="ce76" table:formula="of:=SUM([.P249:.P260])" office:value-type="float" office:value="5" calcext:value-type="float">
            <text:p>5</text:p>
          </table:table-cell>
          <table:table-cell table:style-name="ce76" table:formula="of:=SUM([.Q249:.Q260])" office:value-type="float" office:value="7" calcext:value-type="float">
            <text:p>7</text:p>
          </table:table-cell>
          <table:table-cell table:style-name="ce76" table:formula="of:=SUM([.R249:.R260])" office:value-type="float" office:value="8" calcext:value-type="float">
            <text:p>8</text:p>
          </table:table-cell>
          <table:table-cell table:style-name="ce76" table:formula="of:=SUM([.S249:.S260])" office:value-type="float" office:value="9" calcext:value-type="float">
            <text:p>9</text:p>
          </table:table-cell>
          <table:table-cell table:style-name="ce76"/>
          <table:table-cell table:style-name="ce76" table:formula="of:=SUM([.U249:.U260])" office:value-type="float" office:value="7" calcext:value-type="float">
            <text:p>7</text:p>
          </table:table-cell>
          <table:table-cell table:formula="of:=SUM([.V249:.V260])" office:value-type="float" office:value="4" calcext:value-type="float">
            <text:p>4</text:p>
          </table:table-cell>
          <table:table-cell table:style-name="ce76" table:formula="of:=SUM([.W249:.W260])" office:value-type="float" office:value="7" calcext:value-type="float">
            <text:p>7</text:p>
          </table:table-cell>
          <table:table-cell table:style-name="ce76" table:formula="of:=SUM([.X249:.X260])" office:value-type="float" office:value="8" calcext:value-type="float">
            <text:p>8</text:p>
          </table:table-cell>
          <table:table-cell table:style-name="ce76" table:formula="of:=SUM([.Y249:.Y260])" office:value-type="float" office:value="8" calcext:value-type="float">
            <text:p>8</text:p>
          </table:table-cell>
          <table:table-cell table:style-name="ce76" table:formula="of:=SUM([.Z249:.Z260])" office:value-type="float" office:value="5" calcext:value-type="float">
            <text:p>5</text:p>
          </table:table-cell>
          <table:table-cell table:style-name="ce76" table:formula="of:=SUM([.AA249:.AA260])" office:value-type="float" office:value="7" calcext:value-type="float">
            <text:p>7</text:p>
          </table:table-cell>
          <table:table-cell table:formula="of:=SUM([.AB249:.AB260])" office:value-type="float" office:value="3" calcext:value-type="float">
            <text:p>3</text:p>
          </table:table-cell>
          <table:table-cell table:style-name="ce238" table:formula="of:=SUM([.AC249:.AC260])" office:value-type="float" office:value="5" calcext:value-type="float">
            <text:p>5</text:p>
          </table:table-cell>
          <table:table-cell table:style-name="ce76" table:formula="of:=SUM([.AD249:.AD260])" office:value-type="float" office:value="7" calcext:value-type="float">
            <text:p>7</text:p>
          </table:table-cell>
          <table:table-cell table:style-name="ce76" table:formula="of:=SUM([.AE249:.AE260])" office:value-type="float" office:value="7" calcext:value-type="float">
            <text:p>7</text:p>
          </table:table-cell>
          <table:table-cell table:style-name="ce76" table:formula="of:=SUM([.AF249:.AF260])" office:value-type="float" office:value="7" calcext:value-type="float">
            <text:p>7</text:p>
          </table:table-cell>
          <table:table-cell table:style-name="ce76"/>
          <table:table-cell table:style-name="ce76" table:formula="of:=SUM([.AH249:.AH260])" office:value-type="float" office:value="5" calcext:value-type="float">
            <text:p>5</text:p>
          </table:table-cell>
          <table:table-cell table:style-name="ce76" table:formula="of:=SUM([.AI249:.AI260])" office:value-type="float" office:value="4" calcext:value-type="float">
            <text:p>4</text:p>
          </table:table-cell>
          <table:table-cell table:formula="of:=SUM([.AJ249:.AJ260])" office:value-type="float" office:value="5" calcext:value-type="float">
            <text:p>5</text:p>
          </table:table-cell>
          <table:table-cell table:style-name="Default" table:number-columns-repeated="8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127" table:formula="of:=SUM([.I261:.O261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183" table:formula="of:=SUM([.P261:.V261])/2" office:value-type="float" office:value="20" calcext:value-type="float">
            <text:p>20</text:p>
          </table:table-cell>
          <table:table-cell table:style-name="Default" table:number-columns-repeated="2"/>
          <table:table-cell table:style-name="ce205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39" table:formula="of:=SUM([.W261:.AC261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75" table:formula="of:=SUM([.AD261:.AJ261])/2" office:value-type="float" office:value="17.5" calcext:value-type="float">
            <text:p>17.5</text:p>
          </table:table-cell>
          <table:table-cell table:style-name="Default" table:number-columns-repeated="7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88" table:formula="of:=[.O262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62]/6" office:value-type="float" office:value="3.33333333333333" calcext:value-type="float">
            <text:p>3.33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2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 office:value-type="string" calcext:value-type="string">
            <text:p>europa stressa e va </text:p>
          </table:table-cell>
          <table:table-cell table:style-name="ce88" table:formula="of:=[.AJ262]/6" office:value-type="float" office:value="2.91666666666667" calcext:value-type="float">
            <text:p>2.91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3"/>
          <table:table-cell table:number-columns-repeated="955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2"/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3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3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3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3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5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6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27" table:number-columns-repeated="8"/>
          <table:table-cell table:style-name="ce143"/>
          <table:table-cell table:number-columns-repeated="4"/>
          <table:table-cell table:style-name="ce88"/>
          <table:table-cell/>
          <table:table-cell table:style-name="ce3"/>
          <table:table-cell table:style-name="ce61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 table:number-columns-repeated="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8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1"/>
          <table:table-cell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9])" office:value-type="float" office:value="7" calcext:value-type="float">
            <text:p>7</text:p>
          </table:table-cell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0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71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I</text:p>
          </table:table-cell>
          <table:table-cell table:style-name="ce31" table:number-columns-repeated="4"/>
          <table:table-cell table:style-name="ce89"/>
          <table:table-cell table:style-name="ce31" office:value-type="string" calcext:value-type="string">
            <text:p>d</text:p>
          </table:table-cell>
          <table:table-cell table:style-name="ce31" table:number-columns-repeated="5"/>
          <table:table-cell table:style-name="ce89"/>
          <table:table-cell table:style-name="ce31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2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9"/>
          <table:table-cell table:style-name="Default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4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6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7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8"/>
          <table:table-cell table:style-name="ce426" table:formula="of:=SUM([.AS264:.AS277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26"/>
          <table:table-cell table:style-name="ce4"/>
          <table:table-cell table:style-name="ce144"/>
          <table:table-cell table:style-name="ce31" table:number-columns-repeated="4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7" table:number-columns-repeated="10"/>
          <table:table-cell table:style-name="ce57" table:formula="of:=SUM([.S267:.S279])" office:value-type="float" office:value="2" calcext:value-type="float">
            <text:p>2</text:p>
          </table:table-cell>
          <table:table-cell table:style-name="ce57" table:formula="of:=SUM([.T267:.T279])" office:value-type="float" office:value="2" calcext:value-type="float">
            <text:p>2</text:p>
          </table:table-cell>
          <table:table-cell table:style-name="ce57" table:formula="of:=SUM([.U267:.U279])" office:value-type="float" office:value="8" calcext:value-type="float">
            <text:p>8</text:p>
          </table:table-cell>
          <table:table-cell table:formula="of:=SUM([.V267:.V279])" office:value-type="float" office:value="1" calcext:value-type="float">
            <text:p>1</text:p>
          </table:table-cell>
          <table:table-cell table:style-name="ce57"/>
          <table:table-cell table:style-name="ce57" table:formula="of:=SUM([.X267:.X279])" office:value-type="float" office:value="6" calcext:value-type="float">
            <text:p>6</text:p>
          </table:table-cell>
          <table:table-cell table:style-name="ce57" table:formula="of:=SUM([.Y267:.Y279])" office:value-type="float" office:value="3" calcext:value-type="float">
            <text:p>3</text:p>
          </table:table-cell>
          <table:table-cell table:style-name="ce57" table:formula="of:=SUM([.Z267:.Z279])" office:value-type="float" office:value="9" calcext:value-type="float">
            <text:p>9</text:p>
          </table:table-cell>
          <table:table-cell table:style-name="ce57" table:formula="of:=SUM([.AA267:.AA279])" office:value-type="float" office:value="7" calcext:value-type="float">
            <text:p>7</text:p>
          </table:table-cell>
          <table:table-cell table:style-name="ce57" table:formula="of:=SUM([.AB267:.AB279])" office:value-type="float" office:value="8" calcext:value-type="float">
            <text:p>8</text:p>
          </table:table-cell>
          <table:table-cell table:formula="of:=SUM([.AC267:.AC279])" office:value-type="float" office:value="0" calcext:value-type="float">
            <text:p>0</text:p>
          </table:table-cell>
          <table:table-cell table:style-name="ce57" table:formula="of:=SUM([.AD267:.AD279])" office:value-type="float" office:value="3" calcext:value-type="float">
            <text:p>3</text:p>
          </table:table-cell>
          <table:table-cell table:style-name="ce57" table:formula="of:=SUM([.AE267:.AE279])" office:value-type="float" office:value="0" calcext:value-type="float">
            <text:p>0</text:p>
          </table:table-cell>
          <table:table-cell table:style-name="ce57" table:formula="of:=SUM([.AF267:.AF279])" office:value-type="float" office:value="0" calcext:value-type="float">
            <text:p>0</text:p>
          </table:table-cell>
          <table:table-cell table:style-name="ce57" table:formula="of:=SUM([.AG267:.AG279])" office:value-type="float" office:value="0" calcext:value-type="float">
            <text:p>0</text:p>
          </table:table-cell>
          <table:table-cell table:style-name="ce57" table:formula="of:=SUM([.AH267:.AH279])" office:value-type="float" office:value="0" calcext:value-type="float">
            <text:p>0</text:p>
          </table:table-cell>
          <table:table-cell table:style-name="ce57" table:formula="of:=SUM([.AI267:.AI279])" office:value-type="float" office:value="0" calcext:value-type="float">
            <text:p>0</text:p>
          </table:table-cell>
          <table:table-cell table:formula="of:=SUM([.AJ267:.AJ279])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128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184" table:formula="of:=SUM([.P280:.V280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40" table:formula="of:=SUM([.W280:.AC280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76" table:formula="of:=SUM([.AD280:.AJ280])/2" office:value-type="float" office:value="1.5" calcext:value-type="float">
            <text:p>1.5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81]/6" office:value-type="float" office:value="1.08333333333333" calcext:value-type="float">
            <text:p>1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81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81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3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3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3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3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3" office:value-type="date" office:date-value="2016-09-04" calcext:value-type="date">
            <text:p>Sun</text:p>
          </table:table-cell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2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2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2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2" office:value-type="date" office:date-value="2016-08-28" calcext:value-type="date">
            <text:p>28</text:p>
          </table:table-cell>
          <table:table-cell table:style-name="ce42" office:value-type="date" office:date-value="2016-08-29" calcext:value-type="date">
            <text:p>29</text:p>
          </table:table-cell>
          <table:table-cell table:style-name="ce42" office:value-type="date" office:date-value="2016-08-30" calcext:value-type="date">
            <text:p>30</text:p>
          </table:table-cell>
          <table:table-cell table:style-name="ce42" office:value-type="date" office:date-value="2016-08-31" calcext:value-type="date">
            <text:p>31</text:p>
          </table:table-cell>
          <table:table-cell table:style-name="ce42" office:value-type="date" office:date-value="2016-09-01" calcext:value-type="date">
            <text:p>01</text:p>
          </table:table-cell>
          <table:table-cell table:style-name="ce42" office:value-type="date" office:date-value="2016-09-02" calcext:value-type="date">
            <text:p>02</text:p>
          </table:table-cell>
          <table:table-cell table:style-name="ce42" office:value-type="date" office:date-value="2016-09-03" calcext:value-type="date">
            <text:p>03</text:p>
          </table:table-cell>
          <table:table-cell table:style-name="ce42" office:value-type="date" office:date-value="2016-09-04" calcext:value-type="date">
            <text:p>04</text:p>
          </table:table-cell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table:style-name="ce477" office:value-type="float" office:value="1" calcext:value-type="float">
            <text:p>1</text:p>
          </table:table-cell>
          <table:table-cell table:style-name="ce477" table:number-columns-repeated="3"/>
          <table:table-cell table:style-name="ce477" office:value-type="float" office:value="1" calcext:value-type="float">
            <text:p>1</text:p>
          </table:table-cell>
          <table:table-cell table:style-name="ce477"/>
          <table:table-cell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number-columns-repeated="2"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style-name="ce477" office:value-type="string" calcext:value-type="string">
            <text:p>FE</text:p>
          </table:table-cell>
          <table:table-cell table:style-name="ce477"/>
          <table:table-cell table:style-name="ce477" office:value-type="string" calcext:value-type="string">
            <text:p>B</text:p>
          </table:table-cell>
          <table:table-cell table:number-columns-repeated="2" table:style-name="ce477" office:value-type="float" office:value="1" calcext:value-type="float">
            <text:p>1</text:p>
          </table:table-cell>
          <table:table-cell table:style-name="ce477" table:number-columns-repeated="16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O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I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E</text:p>
          </table:table-cell>
          <table:table-cell table:style-name="ce88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87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88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14"/>
          <table:table-cell table:style-name="ce31" office:value-type="string" calcext:value-type="string">
            <text:p>TO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18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0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1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2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3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4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35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8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8" table:formula="of:=SUM([.I286:.I298])" office:value-type="float" office:value="5" calcext:value-type="float">
            <text:p>5</text:p>
          </table:table-cell>
          <table:table-cell table:style-name="ce62" table:formula="of:=SUM([.J286:.J298])" office:value-type="float" office:value="8" calcext:value-type="float">
            <text:p>8</text:p>
          </table:table-cell>
          <table:table-cell table:style-name="ce62" table:formula="of:=SUM([.K286:.K298])" office:value-type="float" office:value="8" calcext:value-type="float">
            <text:p>8</text:p>
          </table:table-cell>
          <table:table-cell table:style-name="ce62" table:formula="of:=SUM([.L286:.L298])" office:value-type="float" office:value="6" calcext:value-type="float">
            <text:p>6</text:p>
          </table:table-cell>
          <table:table-cell table:style-name="ce62" table:formula="of:=SUM([.M286:.M298])" office:value-type="float" office:value="8" calcext:value-type="float">
            <text:p>8</text:p>
          </table:table-cell>
          <table:table-cell table:style-name="ce62" table:formula="of:=SUM([.N286:.N298])" office:value-type="float" office:value="8" calcext:value-type="float">
            <text:p>8</text:p>
          </table:table-cell>
          <table:table-cell/>
          <table:table-cell table:style-name="ce62" table:formula="of:=SUM([.P286:.P298])" office:value-type="float" office:value="9" calcext:value-type="float">
            <text:p>9</text:p>
          </table:table-cell>
          <table:table-cell table:style-name="ce62" table:formula="of:=SUM([.Q286:.Q298])" office:value-type="float" office:value="8" calcext:value-type="float">
            <text:p>8</text:p>
          </table:table-cell>
          <table:table-cell table:style-name="ce62" table:formula="of:=SUM([.R286:.R298])" office:value-type="float" office:value="8" calcext:value-type="float">
            <text:p>8</text:p>
          </table:table-cell>
          <table:table-cell table:style-name="ce62" table:formula="of:=SUM([.S286:.S298])" office:value-type="float" office:value="8" calcext:value-type="float">
            <text:p>8</text:p>
          </table:table-cell>
          <table:table-cell table:style-name="ce62" table:formula="of:=SUM([.T286:.T298])" office:value-type="float" office:value="8" calcext:value-type="float">
            <text:p>8</text:p>
          </table:table-cell>
          <table:table-cell table:formula="of:=SUM([.U286:.U298])" office:value-type="float" office:value="4" calcext:value-type="float">
            <text:p>4</text:p>
          </table:table-cell>
          <table:table-cell/>
          <table:table-cell table:formula="of:=SUM([.W286:.W298])" office:value-type="float" office:value="4" calcext:value-type="float">
            <text:p>4</text:p>
          </table:table-cell>
          <table:table-cell table:style-name="ce62" table:formula="of:=SUM([.X286:.X298])" office:value-type="float" office:value="8" calcext:value-type="float">
            <text:p>8</text:p>
          </table:table-cell>
          <table:table-cell table:style-name="ce62"/>
          <table:table-cell table:formula="of:=SUM([.Z286:.Z298])" office:value-type="float" office:value="3" calcext:value-type="float">
            <text:p>3</text:p>
          </table:table-cell>
          <table:table-cell table:style-name="ce62" table:formula="of:=SUM([.AA286:.AA298])" office:value-type="float" office:value="4" calcext:value-type="float">
            <text:p>4</text:p>
          </table:table-cell>
          <table:table-cell table:style-name="ce62" table:formula="of:=SUM([.AB286:.AB298])" office:value-type="float" office:value="8" calcext:value-type="float">
            <text:p>8</text:p>
          </table:table-cell>
          <table:table-cell table:formula="of:=SUM([.AC286:.AC298])" office:value-type="float" office:value="3" calcext:value-type="float">
            <text:p>3</text:p>
          </table:table-cell>
          <table:table-cell table:style-name="ce62" table:formula="of:=SUM([.AD286:.AD298])" office:value-type="float" office:value="7" calcext:value-type="float">
            <text:p>7</text:p>
          </table:table-cell>
          <table:table-cell table:style-name="ce62" table:formula="of:=SUM([.AE286:.AE298])" office:value-type="float" office:value="8" calcext:value-type="float">
            <text:p>8</text:p>
          </table:table-cell>
          <table:table-cell table:style-name="ce62" table:formula="of:=SUM([.AF286:.AF298])" office:value-type="float" office:value="8" calcext:value-type="float">
            <text:p>8</text:p>
          </table:table-cell>
          <table:table-cell table:style-name="ce62" table:formula="of:=SUM([.AG286:.AG298])" office:value-type="float" office:value="7" calcext:value-type="float">
            <text:p>7</text:p>
          </table:table-cell>
          <table:table-cell table:style-name="ce62" table:formula="of:=SUM([.AH286:.AH298])" office:value-type="float" office:value="11" calcext:value-type="float">
            <text:p>11</text:p>
          </table:table-cell>
          <table:table-cell table:style-name="ce62" table:formula="of:=SUM([.AI286:.AI298])" office:value-type="float" office:value="8" calcext:value-type="float">
            <text:p>8</text:p>
          </table:table-cell>
          <table:table-cell/>
          <table:table-cell table:style-name="ce62" table:formula="of:=SUM([.AK286:.AK298])" office:value-type="float" office:value="7" calcext:value-type="float">
            <text:p>7</text:p>
          </table:table-cell>
          <table:table-cell table:style-name="ce286"/>
          <table:table-cell table:style-name="ce8" table:formula="of:=SUM([.AM286:.AM298])" office:value-type="float" office:value="5" calcext:value-type="float">
            <text:p>5</text:p>
          </table:table-cell>
          <table:table-cell table:style-name="ce8" table:formula="of:=SUM([.AN286:.AN298])" office:value-type="float" office:value="5" calcext:value-type="float">
            <text:p>5</text:p>
          </table:table-cell>
          <table:table-cell table:style-name="ce8" table:formula="of:=SUM([.AO286:.AO298])" office:value-type="float" office:value="7" calcext:value-type="float">
            <text:p>7</text:p>
          </table:table-cell>
          <table:table-cell table:style-name="ce8" table:formula="of:=SUM([.AP286:.AP298])" office:value-type="float" office:value="5" calcext:value-type="float">
            <text:p>5</text:p>
          </table:table-cell>
          <table:table-cell table:style-name="ce8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9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129" table:formula="of:=SUM([.I299:.O299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185" table:formula="of:=SUM([.P299:.V299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241" table:formula="of:=SUM([.W299:.AC299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277" table:formula="of:=SUM([.AD299:.AJ299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312" table:formula="of:=SUM([.AK275:.AQ275])/2" office:value-type="float" office:value="8.5" calcext:value-type="float">
            <text:p>8.5</text:p>
          </table:table-cell>
          <table:table-cell table:style-name="ce8"/>
          <table:table-cell table:style-name="ce426" table:formula="of:=SUM([.AS286:.AS299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300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300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300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300]/6" office:value-type="float" office:value="4.08333333333333" calcext:value-type="float">
            <text:p>4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300]/6" office:value-type="float" office:value="1.41666666666667" calcext:value-type="float">
            <text:p>1.41666666666667</text:p>
          </table:table-cell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3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3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3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3" office:value-type="date" office:date-value="2016-07-31" calcext:value-type="date">
            <text:p>Sun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2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2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2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2" office:value-type="date" office:date-value="2016-07-31" calcext:value-type="date">
            <text:p>31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27" office:value-type="float" office:value="1" calcext:value-type="float">
            <text:p>1</text:p>
          </table:table-cell>
          <table:table-cell table:style-name="Default" table:number-columns-repeated="9"/>
          <table:table-cell table:style-name="ce427" table:number-columns-repeated="7"/>
          <table:table-cell table:style-name="ce427" office:value-type="float" office:value="1" calcext:value-type="float">
            <text:p>1</text:p>
          </table:table-cell>
          <table:table-cell table:style-name="ce427"/>
          <table:table-cell table:style-name="ce427" office:value-type="float" office:value="1" calcext:value-type="float">
            <text:p>1</text:p>
          </table:table-cell>
          <table:table-cell table:style-name="ce427" table:number-columns-repeated="2"/>
          <table:table-cell table:style-name="ce427" office:value-type="string" calcext:value-type="string">
            <text:p>SO</text:p>
          </table:table-cell>
          <table:table-cell table:style-name="ce427" office:value-type="float" office:value="1" calcext:value-type="float">
            <text:p>1</text:p>
          </table:table-cell>
          <table:table-cell table:style-name="ce427" table:number-columns-repeated="4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U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C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6"/>
          <table:table-cell table:style-name="ce89"/>
          <table:table-cell table:style-name="ce22" table:number-columns-repeated="5"/>
          <table:table-cell table:style-name="ce22" office:value-type="string" calcext:value-type="string">
            <text:p>I</text:p>
          </table:table-cell>
          <table:table-cell table:style-name="ce22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80" office:value-type="string" calcext:value-type="string">
            <text:p>A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65"/>
          <table:table-cell table:style-name="ce187" office:value-type="float" office:value="2" calcext:value-type="float">
            <text:p>2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91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MA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number-columns-repeated="3"/>
          <table:table-cell table:style-name="ce165" office:value-type="string" calcext:value-type="string">
            <text:p>B</text:p>
          </table:table-cell>
          <table:table-cell table:style-name="ce91"/>
          <table:table-cell table:style-name="ce28"/>
          <table:table-cell table:style-name="Default" table:number-columns-repeated="4"/>
          <table:table-cell table:number-columns-repeated="3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5"/>
          <table:table-cell/>
          <table:table-cell table:style-name="ce20"/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58" table:number-columns-repeated="2"/>
          <table:table-cell table:style-name="ce18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RE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206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string" calcext:value-type="string">
            <text:p>A</text:p>
          </table:table-cell>
          <table:table-cell table:style-name="ce206" office:value-type="float" office:value="1" calcext:value-type="float">
            <text:p>1</text:p>
          </table:table-cell>
          <table:table-cell table:style-name="ce20" table:number-columns-repeated="2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 table:number-columns-repeated="11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21" table:number-columns-repeated="2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/>
          <table:table-cell table:style-name="Default" table:number-columns-repeated="6"/>
          <table:table-cell table:style-name="ce89"/>
          <table:table-cell table:style-name="Default" table:number-columns-repeated="9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2"/>
          <table:table-cell table:style-name="ce222" table:number-columns-repeated="2"/>
          <table:table-cell table:style-name="ce222" office:value-type="string" calcext:value-type="string">
            <text:p>S</text:p>
          </table:table-cell>
          <table:table-cell table:style-name="ce222"/>
          <table:table-cell table:style-name="ce249"/>
          <table:table-cell table:style-name="ce222" table:number-columns-repeated="7"/>
          <table:table-cell table:style-name="ce28" table:number-columns-repeated="2"/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/>
          <table:table-cell table:style-name="ce10"/>
          <table:table-cell table:style-name="Default"/>
          <table:table-cell table:style-name="ce28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54" table:number-columns-repeated="2"/>
          <table:table-cell table:number-columns-repeated="2" table:style-name="ce254" office:value-type="float" office:value="1" calcext:value-type="float">
            <text:p>1</text:p>
          </table:table-cell>
          <table:table-cell table:style-name="ce254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style-name="ce92" table:formula="of:=SUM([.L305:.L317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305:.V317])" office:value-type="float" office:value="4" calcext:value-type="float">
            <text:p>4</text:p>
          </table:table-cell>
          <table:table-cell table:style-name="ce104" table:formula="of:=SUM([.W305:.W317])" office:value-type="float" office:value="7" calcext:value-type="float">
            <text:p>7</text:p>
          </table:table-cell>
          <table:table-cell table:style-name="ce104" table:formula="of:=SUM([.X305:.X317])" office:value-type="float" office:value="8" calcext:value-type="float">
            <text:p>8</text:p>
          </table:table-cell>
          <table:table-cell table:style-name="ce92" table:formula="of:=SUM([.Y305:.Y317])" office:value-type="float" office:value="6" calcext:value-type="float">
            <text:p>6</text:p>
          </table:table-cell>
          <table:table-cell table:style-name="ce104" table:formula="of:=SUM([.Z305:.Z317])" office:value-type="float" office:value="5" calcext:value-type="float">
            <text:p>5</text:p>
          </table:table-cell>
          <table:table-cell table:style-name="ce104" table:formula="of:=SUM([.AA305:.AA317])" office:value-type="float" office:value="7" calcext:value-type="float">
            <text:p>7</text:p>
          </table:table-cell>
          <table:table-cell table:style-name="ce104"/>
          <table:table-cell table:style-name="ce104" table:formula="of:=SUM([.AC305:.AC317])" office:value-type="float" office:value="6" calcext:value-type="float">
            <text:p>6</text:p>
          </table:table-cell>
          <table:table-cell table:style-name="ce104" table:formula="of:=SUM([.AD305:.AD317])" office:value-type="float" office:value="3" calcext:value-type="float">
            <text:p>3</text:p>
          </table:table-cell>
          <table:table-cell table:style-name="ce104" table:formula="of:=SUM([.AE305:.AE317])" office:value-type="float" office:value="7" calcext:value-type="float">
            <text:p>7</text:p>
          </table:table-cell>
          <table:table-cell table:style-name="ce104" table:formula="of:=SUM([.AF305:.AF317])" office:value-type="float" office:value="3" calcext:value-type="float">
            <text:p>3</text:p>
          </table:table-cell>
          <table:table-cell table:style-name="ce104" table:formula="of:=SUM([.AG305:.AG317])" office:value-type="float" office:value="3" calcext:value-type="float">
            <text:p>3</text:p>
          </table:table-cell>
          <table:table-cell table:style-name="ce104" table:formula="of:=SUM([.AH305:.AH317])" office:value-type="float" office:value="4" calcext:value-type="float">
            <text:p>4</text:p>
          </table:table-cell>
          <table:table-cell table:style-name="ce104" table:formula="of:=SUM([.AI305:.AI317])" office:value-type="float" office:value="8" calcext:value-type="float">
            <text:p>8</text:p>
          </table:table-cell>
          <table:table-cell table:style-name="ce104" table:formula="of:=SUM([.AJ305:.AJ317])" office:value-type="float" office:value="3" calcext:value-type="float">
            <text:p>3</text:p>
          </table:table-cell>
          <table:table-cell table:style-name="ce104" table:formula="of:=SUM([.AK305:.AK317])" office:value-type="float" office:value="5" calcext:value-type="float">
            <text:p>5</text:p>
          </table:table-cell>
          <table:table-cell table:style-name="ce104"/>
          <table:table-cell table:formula="of:=SUM([.AM305:.AM317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1"/>
          <table:table-cell table:style-name="ce93" table:formula="of:=SUM([.L318:.R318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207" table:formula="of:=SUM([.S318:.Y318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250" table:formula="of:=SUM([.Z318:.AF318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290" table:formula="of:=SUM([.AG317:.AM317])/2" office:value-type="float" office:value="1.5" calcext:value-type="float">
            <text:p>1.5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319]/6" office:value-type="float" office:value="2.08333333333333" calcext:value-type="float">
            <text:p>2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319]/6" office:value-type="float" office:value="2.58333333333333" calcext:value-type="float">
            <text:p>2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319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3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3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3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3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3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3" office:value-type="date" office:date-value="2016-07-03" calcext:value-type="date">
            <text:p>Sun</text:p>
          </table:table-cell>
          <table:table-cell table:style-name="ce63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313"/>
          <table:table-cell table:number-columns-repeated="2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427" table:number-columns-repeated="10"/>
          <table:table-cell table:style-name="ce427" office:value-type="float" office:value="1" calcext:value-type="float">
            <text:p>1</text:p>
          </table:table-cell>
          <table:table-cell table:style-name="ce427" table:number-columns-repeated="4"/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MA</text:p>
          </table:table-cell>
          <table:table-cell table:style-name="ce427" table:number-columns-repeated="3"/>
          <table:table-cell table:style-name="ce427" office:value-type="float" office:value="1" calcext:value-type="float">
            <text:p>1</text:p>
          </table:table-cell>
          <table:table-cell table:style-name="ce427"/>
          <table:table-cell table:number-columns-repeated="3" table:style-name="ce427" office:value-type="float" office:value="1" calcext:value-type="float">
            <text:p>1</text:p>
          </table:table-cell>
          <table:table-cell table:style-name="ce427" table:number-columns-repeated="3"/>
          <table:table-cell table:style-name="ce427" office:value-type="float" office:value="1" calcext:value-type="float">
            <text:p>1</text:p>
          </table:table-cell>
          <table:table-cell table:style-name="ce427" table:number-columns-repeated="3"/>
          <table:table-cell table:style-name="ce427" office:value-type="float" office:value="1" calcext:value-type="float">
            <text:p>1</text:p>
          </table:table-cell>
          <table:table-cell table:style-name="ce427" table:number-columns-repeated="3"/>
          <table:table-cell table:number-columns-repeated="2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80"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22" table:number-columns-repeated="17"/>
          <table:table-cell table:style-name="ce22" office:value-type="string" calcext:value-type="string">
            <text:p>M</text:p>
          </table:table-cell>
          <table:table-cell table:style-name="ce22" table:number-columns-repeated="9"/>
          <table:table-cell office:value-type="string" calcext:value-type="string">
            <text:p>M</text:p>
          </table:table-cell>
          <table:table-cell/>
          <table:table-cell table:style-name="ce280" table:number-columns-repeated="4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80" table:number-columns-repeated="2"/>
          <table:table-cell table:style-name="ce280" office:value-type="string" calcext:value-type="string">
            <text:p>M</text:p>
          </table:table-cell>
          <table:table-cell table:style-name="ce280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65"/>
          <table:table-cell table:number-columns-repeated="3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22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65"/>
          <table:table-cell table:style-name="Default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9" table:formula="of:=SUM([.H324:.H336])" office:value-type="float" office:value="4" calcext:value-type="float">
            <text:p>4</text:p>
          </table:table-cell>
          <table:table-cell table:style-name="ce59" table:formula="of:=SUM([.I324:.I336])" office:value-type="float" office:value="8" calcext:value-type="float">
            <text:p>8</text:p>
          </table:table-cell>
          <table:table-cell table:style-name="ce64" table:formula="of:=SUM([.J324:.J336])" office:value-type="float" office:value="6" calcext:value-type="float">
            <text:p>6</text:p>
          </table:table-cell>
          <table:table-cell table:style-name="ce77" table:formula="of:=SUM([.K324:.K336])" office:value-type="float" office:value="7" calcext:value-type="float">
            <text:p>7</text:p>
          </table:table-cell>
          <table:table-cell table:style-name="ce94" table:formula="of:=SUM([.L324:.L336])" office:value-type="float" office:value="5" calcext:value-type="float">
            <text:p>5</text:p>
          </table:table-cell>
          <table:table-cell table:style-name="ce105" table:formula="of:=SUM([.M324:.M336])" office:value-type="float" office:value="2" calcext:value-type="float">
            <text:p>2</text:p>
          </table:table-cell>
          <table:table-cell table:style-name="ce109" table:formula="of:=SUM([.N324:.N336])" office:value-type="float" office:value="7" calcext:value-type="float">
            <text:p>7</text:p>
          </table:table-cell>
          <table:table-cell table:style-name="ce130" table:formula="of:=SUM([.O324:.O336])" office:value-type="float" office:value="8" calcext:value-type="float">
            <text:p>8</text:p>
          </table:table-cell>
          <table:table-cell table:style-name="ce136" table:formula="of:=SUM([.P324:.P336])" office:value-type="float" office:value="6" calcext:value-type="float">
            <text:p>6</text:p>
          </table:table-cell>
          <table:table-cell table:style-name="ce145" table:formula="of:=SUM([.Q324:.Q336])" office:value-type="float" office:value="8" calcext:value-type="float">
            <text:p>8</text:p>
          </table:table-cell>
          <table:table-cell table:style-name="ce148" table:formula="of:=SUM([.R324:.R336])" office:value-type="float" office:value="6" calcext:value-type="float">
            <text:p>6</text:p>
          </table:table-cell>
          <table:table-cell table:style-name="ce155" table:formula="of:=SUM([.S324:.S336])" office:value-type="float" office:value="9" calcext:value-type="float">
            <text:p>9</text:p>
          </table:table-cell>
          <table:table-cell table:style-name="ce159" table:formula="of:=SUM([.T324:.T336])" office:value-type="float" office:value="3" calcext:value-type="float">
            <text:p>3</text:p>
          </table:table-cell>
          <table:table-cell table:style-name="ce166" table:formula="of:=SUM([.U324:.U336])" office:value-type="float" office:value="6" calcext:value-type="float">
            <text:p>6</text:p>
          </table:table-cell>
          <table:table-cell table:style-name="ce189" table:formula="of:=SUM([.V324:.V336])" office:value-type="float" office:value="10" calcext:value-type="float">
            <text:p>10</text:p>
          </table:table-cell>
          <table:table-cell table:style-name="ce196" table:formula="of:=SUM([.W324:.W336])" office:value-type="float" office:value="7" calcext:value-type="float">
            <text:p>7</text:p>
          </table:table-cell>
          <table:table-cell table:style-name="ce201" table:formula="of:=SUM([.X324:.X336])" office:value-type="float" office:value="7" calcext:value-type="float">
            <text:p>7</text:p>
          </table:table-cell>
          <table:table-cell table:style-name="ce208" table:formula="of:=SUM([.Y324:.Y336])" office:value-type="float" office:value="0" calcext:value-type="float">
            <text:p>0</text:p>
          </table:table-cell>
          <table:table-cell table:style-name="ce213" table:formula="of:=SUM([.Z324:.Z336])" office:value-type="float" office:value="4" calcext:value-type="float">
            <text:p>4</text:p>
          </table:table-cell>
          <table:table-cell table:style-name="ce216" table:formula="of:=SUM([.AA324:.AA336])" office:value-type="float" office:value="3" calcext:value-type="float">
            <text:p>3</text:p>
          </table:table-cell>
          <table:table-cell table:style-name="ce223" table:formula="of:=SUM([.AB324:.AB336])" office:value-type="float" office:value="8" calcext:value-type="float">
            <text:p>8</text:p>
          </table:table-cell>
          <table:table-cell table:style-name="ce242" table:formula="of:=SUM([.AC324:.AC336])" office:value-type="float" office:value="9" calcext:value-type="float">
            <text:p>9</text:p>
          </table:table-cell>
          <table:table-cell table:style-name="ce243" table:formula="of:=SUM([.AD324:.AD336])" office:value-type="float" office:value="9" calcext:value-type="float">
            <text:p>9</text:p>
          </table:table-cell>
          <table:table-cell table:style-name="ce247" table:formula="of:=SUM([.AE324:.AE336])" office:value-type="float" office:value="8" calcext:value-type="float">
            <text:p>8</text:p>
          </table:table-cell>
          <table:table-cell table:style-name="ce251" table:formula="of:=SUM([.AF324:.AF336])" office:value-type="float" office:value="9" calcext:value-type="float">
            <text:p>9</text:p>
          </table:table-cell>
          <table:table-cell table:style-name="ce255" table:formula="of:=SUM([.AG324:.AG336])" office:value-type="float" office:value="0" calcext:value-type="float">
            <text:p>0</text:p>
          </table:table-cell>
          <table:table-cell table:style-name="ce256" table:formula="of:=SUM([.AH324:.AH336])" office:value-type="float" office:value="0" calcext:value-type="float">
            <text:p>0</text:p>
          </table:table-cell>
          <table:table-cell table:style-name="ce259" table:formula="of:=SUM([.AI324:.AI336])" office:value-type="float" office:value="3" calcext:value-type="float">
            <text:p>3</text:p>
          </table:table-cell>
          <table:table-cell table:style-name="ce278" table:formula="of:=SUM([.AJ324:.AJ336])" office:value-type="float" office:value="9" calcext:value-type="float">
            <text:p>9</text:p>
          </table:table-cell>
          <table:table-cell table:style-name="ce281" table:formula="of:=SUM([.AK324:.AK336])" office:value-type="float" office:value="6" calcext:value-type="float">
            <text:p>6</text:p>
          </table:table-cell>
          <table:table-cell table:style-name="ce287" table:formula="of:=SUM([.AL324:.AL336])" office:value-type="float" office:value="5" calcext:value-type="float">
            <text:p>5</text:p>
          </table:table-cell>
          <table:table-cell table:style-name="ce291" table:formula="of:=SUM([.AM324:.AM336])" office:value-type="float" office:value="2" calcext:value-type="float">
            <text:p>2</text:p>
          </table:table-cell>
          <table:table-cell table:style-name="ce296" table:formula="of:=SUM([.AN324:.AN336])" office:value-type="float" office:value="2" calcext:value-type="float">
            <text:p>2</text:p>
          </table:table-cell>
          <table:table-cell table:style-name="ce300" table:formula="of:=SUM([.AO324:.AO336])" office:value-type="float" office:value="0" calcext:value-type="float">
            <text:p>0</text:p>
          </table:table-cell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Default"/>
          <table:table-cell table:style-name="ce29"/>
          <table:table-cell table:style-name="Default" table:number-columns-repeated="4"/>
          <table:table-cell table:style-name="ce106" table:formula="of:=SUM([.G337:.M337])/2" office:value-type="float" office:value="16" calcext:value-type="float">
            <text:p>16</text:p>
          </table:table-cell>
          <table:table-cell table:style-name="ce29" office:value-type="string" calcext:value-type="string">
            <text:p>RAILS</text:p>
          </table:table-cell>
          <table:table-cell table:style-name="ce29"/>
          <table:table-cell table:style-name="ce137" office:value-type="string" calcext:value-type="string">
            <text:p>Backbone.js 101</text:p>
          </table:table-cell>
          <table:table-cell table:style-name="ce131" office:value-type="string" calcext:value-type="string">
            <text:p>Git</text:p>
          </table:table-cell>
          <table:table-cell table:style-name="ce146" office:value-type="string" calcext:value-type="string">
            <text:p>wtfanze</text:p>
          </table:table-cell>
          <table:table-cell table:style-name="ce156" office:value-type="string" calcext:value-type="string">
            <text:p>Ruby</text:p>
          </table:table-cell>
          <table:table-cell table:style-name="ce160" table:formula="of:=SUM([.N337:.T337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209"/>
          <table:table-cell table:style-name="Default"/>
          <table:table-cell table:style-name="ce217" table:formula="of:=SUM([.U337:.AA337])/2" office:value-type="float" office:value="18.5" calcext:value-type="float">
            <text:p>18.5</text:p>
          </table:table-cell>
          <table:table-cell table:style-name="ce209" office:value-type="string" calcext:value-type="string">
            <text:p>Regex</text:p>
          </table:table-cell>
          <table:table-cell table:style-name="ce156"/>
          <table:table-cell/>
          <table:table-cell table:style-name="Default"/>
          <table:table-cell table:style-name="ce61" office:value-type="string" calcext:value-type="string">
            <text:p>adv blocks</text:p>
          </table:table-cell>
          <table:table-cell table:style-name="ce68"/>
          <table:table-cell table:style-name="ce257" table:formula="of:=SUM([.AB337:.AH337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301" table:formula="of:=SUM([.AI337:.AO337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38]/6" office:value-type="float" office:value="2.66666666666667" calcext:value-type="float">
            <text:p>2.66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1" office:value-type="string" calcext:value-type="string">
            <text:p>building blocks</text:p>
          </table:table-cell>
          <table:table-cell table:style-name="ce68" table:formula="of:=[.T338]/6" office:value-type="float" office:value="3.91666666666667" calcext:value-type="float">
            <text:p>3.91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38]/6" office:value-type="float" office:value="3.08333333333333" calcext:value-type="float">
            <text:p>3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38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38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3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3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3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3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2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2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number-columns-repeated="17"/>
          <table:table-cell table:style-name="ce1"/>
          <table:table-cell table:number-columns-repeated="6"/>
          <table:table-cell table:style-name="ce427" office:value-type="string" calcext:value-type="string">
            <text:p>FR</text:p>
          </table:table-cell>
          <table:table-cell table:style-name="ce427" office:value-type="float" office:value="2" calcext:value-type="float">
            <text:p>2</text:p>
          </table:table-cell>
          <table:table-cell table:style-name="ce427" office:value-type="string" calcext:value-type="string">
            <text:p>DA</text:p>
          </table:table-cell>
          <table:table-cell table:style-name="ce427" table:number-columns-repeated="4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2"/>
          <table:table-cell table:style-name="ce31"/>
          <table:table-cell table:style-name="ce31" office:value-type="string" calcext:value-type="string">
            <text:p>ED</text:p>
          </table:table-cell>
          <table:table-cell table:style-name="ce31" office:value-type="string" calcext:value-type="string">
            <text:p>U</text:p>
          </table:table-cell>
          <table:table-cell table:style-name="ce31"/>
          <table:table-cell table:style-name="ce22"/>
          <table:table-cell table:style-name="ce31"/>
          <table:table-cell table:style-name="ce89"/>
          <table:table-cell table:style-name="ce31"/>
          <table:table-cell table:style-name="ce22" office:value-type="string" calcext:value-type="string">
            <text:p>B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2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1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22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ce3"/>
          <table:table-cell table:style-name="Default" table:number-columns-repeated="5"/>
          <table:table-cell table:style-name="ce22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/>
          <table:table-cell table:style-name="Default" table:number-columns-repeated="8"/>
          <table:table-cell table:style-name="ce65"/>
          <table:table-cell table:style-name="ce78" table:number-columns-repeated="5"/>
          <table:table-cell table:style-name="ce138"/>
          <table:table-cell table:style-name="ce78"/>
          <table:table-cell table:style-name="ce149" table:number-columns-repeated="5"/>
          <table:table-cell table:style-name="ce197"/>
          <table:table-cell table:style-name="ce149" table:number-columns-repeated="6"/>
          <table:table-cell table:style-name="ce197"/>
          <table:table-cell table:style-name="ce149" table:number-columns-repeated="6"/>
          <table:table-cell table:style-name="ce197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9" table:formula="of:=SUM([.G346:.G358])" office:value-type="float" office:value="7" calcext:value-type="float">
            <text:p>7</text:p>
          </table:table-cell>
          <table:table-cell table:style-name="Default" table:number-columns-repeated="2"/>
          <table:table-cell table:style-name="ce19" table:formula="of:=SUM([.J344:.J358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SUM([.M344:.M358])" office:value-type="float" office:value="4" calcext:value-type="float">
            <text:p>4</text:p>
          </table:table-cell>
          <table:table-cell table:style-name="ce19" table:formula="of:=SUM([.N344:.N358])" office:value-type="float" office:value="7" calcext:value-type="float">
            <text:p>7</text:p>
          </table:table-cell>
          <table:table-cell table:style-name="ce19" table:formula="of:=SUM([.O344:.O358])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14"/>
          <table:table-cell table:style-name="ce19" table:formula="of:=SUM([.AF343:.AF358])" office:value-type="float" office:value="8" calcext:value-type="float">
            <text:p>8</text:p>
          </table:table-cell>
          <table:table-cell table:style-name="ce19" table:formula="of:=SUM([.AG343:.AG358])" office:value-type="float" office:value="1" calcext:value-type="float">
            <text:p>1</text:p>
          </table:table-cell>
          <table:table-cell table:style-name="ce19" table:formula="of:=SUM([.AH343:.AH358])" office:value-type="float" office:value="3" calcext:value-type="float">
            <text:p>3</text:p>
          </table:table-cell>
          <table:table-cell table:style-name="ce19" table:formula="of:=SUM([.AI343:.AI358])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AK343:.AK358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23"/>
          <table:table-cell table:number-columns-repeated="2"/>
          <table:table-cell table:style-name="ce23" table:number-columns-repeated="3"/>
          <table:table-cell table:style-name="ce107" table:number-columns-repeated="3"/>
          <table:table-cell table:style-name="ce139" table:formula="of:=SUM([.J359:.P359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98" table:formula="of:=SUM([.Q359:.W359])/2" office:value-type="float" office:value="1" calcext:value-type="float">
            <text:p>1</text:p>
          </table:table-cell>
          <table:table-cell table:style-name="ce13" table:number-columns-repeated="6"/>
          <table:table-cell table:style-name="ce244"/>
          <table:table-cell table:style-name="ce13"/>
          <table:table-cell table:style-name="ce107" table:number-columns-repeated="4"/>
          <table:table-cell table:style-name="ce23"/>
          <table:table-cell table:style-name="ce282" table:formula="of:=SUM([.AE359:.AK359])/2" office:value-type="float" office:value="17" calcext:value-type="float">
            <text:p>17</text:p>
          </table:table-cell>
          <table:table-cell table:style-name="ce288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"/>
          <table:table-cell table:style-name="Default" table:number-columns-repeated="4"/>
          <table:table-cell table:number-columns-repeated="3"/>
          <table:table-cell table:style-name="Default"/>
          <table:table-cell table:style-name="ce68" table:formula="of:=[.P360]/6" office:value-type="float" office:value="1.66666666666667" calcext:value-type="float">
            <text:p>1.6666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60]/7" office:value-type="float" office:value="0.142857142857143" calcext:value-type="float">
            <text:p>0.142857142857143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60]/6" office:value-type="float" office:value="2.83333333333333" calcext:value-type="float">
            <text:p>2.8333333333333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3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3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3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3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office:value-type="string" calcext:value-type="string">
            <text:p>N</text:p>
          </table:table-cell>
          <table:table-cell table:style-name="ce31" table:number-columns-repeated="2"/>
          <table:table-cell table:style-name="ce89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BLE</text:p>
          </table:table-cell>
          <table:table-cell table:style-name="ce22"/>
          <table:table-cell table:style-name="ce31" office:value-type="string" calcext:value-type="string">
            <text:p>QU</text:p>
          </table:table-cell>
          <table:table-cell table:style-name="ce31" table:number-columns-repeated="2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office:value-type="string" calcext:value-type="string">
            <text:p>se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89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2"/>
          <table:table-cell table:style-name="ce31" office:value-type="string" calcext:value-type="string">
            <text:p>K</text:p>
          </table:table-cell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/>
          <table:table-cell table:style-name="Default" table:number-columns-repeated="5"/>
          <table:table-cell/>
          <table:table-cell table:style-name="ce19" table:formula="of:=SUM([.L365:.L379])" office:value-type="float" office:value="7" calcext:value-type="float">
            <text:p>7</text:p>
          </table:table-cell>
          <table:table-cell table:style-name="ce19" table:formula="of:=SUM([.M365:.M379])" office:value-type="float" office:value="8" calcext:value-type="float">
            <text:p>8</text:p>
          </table:table-cell>
          <table:table-cell table:style-name="ce19"/>
          <table:table-cell table:style-name="ce19" table:formula="of:=SUM([.O365:.O379])" office:value-type="float" office:value="6" calcext:value-type="float">
            <text:p>6</text:p>
          </table:table-cell>
          <table:table-cell table:style-name="ce19" table:formula="of:=SUM([.P365:.P379])" office:value-type="float" office:value="7" calcext:value-type="float">
            <text:p>7</text:p>
          </table:table-cell>
          <table:table-cell table:style-name="ce19"/>
          <table:table-cell table:style-name="ce19" table:formula="of:=SUM([.R365:.R379])" office:value-type="float" office:value="3" calcext:value-type="float">
            <text:p>3</text:p>
          </table:table-cell>
          <table:table-cell table:style-name="ce19" table:formula="of:=SUM([.S365:.S379])" office:value-type="float" office:value="3" calcext:value-type="float">
            <text:p>3</text:p>
          </table:table-cell>
          <table:table-cell table:style-name="ce19" table:formula="of:=SUM([.T365:.T379])" office:value-type="float" office:value="4" calcext:value-type="float">
            <text:p>4</text:p>
          </table:table-cell>
          <table:table-cell table:style-name="ce19" table:formula="of:=SUM([.U365:.U379])" office:value-type="float" office:value="6" calcext:value-type="float">
            <text:p>6</text:p>
          </table:table-cell>
          <table:table-cell table:style-name="ce19" table:number-columns-repeated="2"/>
          <table:table-cell table:style-name="ce202" table:number-columns-repeated="2"/>
          <table:table-cell table:style-name="ce202" table:formula="of:=SUM([.Z365:.Z379])" office:value-type="float" office:value="2" calcext:value-type="float">
            <text:p>2</text:p>
          </table:table-cell>
          <table:table-cell table:style-name="ce202" table:formula="of:=SUM([.AA365:.AA379])" office:value-type="float" office:value="4" calcext:value-type="float">
            <text:p>4</text:p>
          </table:table-cell>
          <table:table-cell table:style-name="ce202" table:formula="of:=SUM([.AB365:.AB379])" office:value-type="float" office:value="5" calcext:value-type="float">
            <text:p>5</text:p>
          </table:table-cell>
          <table:table-cell table:style-name="ce202" table:formula="of:=SUM([.AC365:.AC379])" office:value-type="float" office:value="4" calcext:value-type="float">
            <text:p>4</text:p>
          </table:table-cell>
          <table:table-cell table:style-name="ce202" table:formula="of:=SUM([.AD365:.AD379])" office:value-type="float" office:value="5" calcext:value-type="float">
            <text:p>5</text:p>
          </table:table-cell>
          <table:table-cell table:style-name="ce202" table:number-columns-repeated="3"/>
          <table:table-cell table:style-name="ce202" office:value-type="float" office:value="3" calcext:value-type="float">
            <text:p>3</text:p>
          </table:table-cell>
          <table:table-cell table:style-name="ce202" table:formula="of:=SUM([.AI365:.AI379])" office:value-type="float" office:value="7" calcext:value-type="float">
            <text:p>7</text:p>
          </table:table-cell>
          <table:table-cell table:style-name="ce202" table:formula="of:=SUM([.AJ365:.AJ379])" office:value-type="float" office:value="3" calcext:value-type="float">
            <text:p>3</text:p>
          </table:table-cell>
          <table:table-cell table:style-name="ce202" table:formula="of:=SUM([.AK365:.AK379])" office:value-type="float" office:value="2" calcext:value-type="float">
            <text:p>2</text:p>
          </table:table-cell>
          <table:table-cell table:style-name="ce202"/>
          <table:table-cell table:style-name="ce202" table:formula="of:=SUM([.AM365:.AM379])" office:value-type="float" office:value="5" calcext:value-type="float">
            <text:p>5</text:p>
          </table:table-cell>
          <table:table-cell table:style-name="ce297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31" office:value-type="string" calcext:value-type="string">
            <text:p>SQL</text:p>
          </table:table-cell>
          <table:table-cell table:style-name="ce131"/>
          <table:table-cell table:style-name="ce146"/>
          <table:table-cell table:style-name="ce151" table:formula="of:=SUM([.K380:.R380])/2" office:value-type="float" office:value="15.5" calcext:value-type="float">
            <text:p>15.5</text:p>
          </table:table-cell>
          <table:table-cell table:style-name="ce131"/>
          <table:table-cell table:style-name="ce29" office:value-type="string" calcext:value-type="string">
            <text:p>Ruby On Rails</text:p>
          </table:table-cell>
          <table:table-cell table:style-name="ce29"/>
          <table:table-cell table:style-name="ce146" table:number-columns-repeated="2"/>
          <table:table-cell table:style-name="ce203"/>
          <table:table-cell table:style-name="ce210" table:formula="of:=SUM([.S380:.Y380])/2" office:value-type="float" office:value="6.5" calcext:value-type="float">
            <text:p>6.5</text:p>
          </table:table-cell>
          <table:table-cell table:style-name="ce29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52" table:formula="of:=SUM([.Z380:.AF380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79" office:value-type="string" calcext:value-type="string">
            <text:p>RoR</text:p>
          </table:table-cell>
          <table:table-cell table:style-name="ce283" office:value-type="string" calcext:value-type="string">
            <text:p>LINUX</text:p>
          </table:table-cell>
          <table:table-cell table:style-name="ce146"/>
          <table:table-cell table:style-name="ce292" table:formula="of:=SUM([.AG380:.AM380])/2" office:value-type="float" office:value="10" calcext:value-type="float">
            <text:p>1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style-name="ce11"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81]/7" office:value-type="float" office:value="2.21428571428571" calcext:value-type="float">
            <text:p>2.21428571428571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81]/7" office:value-type="float" office:value="0.928571428571429" calcext:value-type="float">
            <text:p>0.928571428571429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81]/7" office:value-type="float" office:value="1.42857142857143" calcext:value-type="float">
            <text:p>1.42857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81]/7" office:value-type="float" office:value="1.42857142857143" calcext:value-type="float">
            <text:p>1.42857142857143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number-columns-repeated="2"/>
          <table:table-cell table:style-name="Default" table:number-columns-repeated="7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3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3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3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3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6" office:value-type="date" office:date-value="2016-03-07" calcext:value-type="date">
            <text:p>7</text:p>
          </table:table-cell>
          <table:table-cell table:style-name="ce16" office:value-type="date" office:date-value="2016-03-08" calcext:value-type="date">
            <text:p>8</text:p>
          </table:table-cell>
          <table:table-cell table:style-name="ce16" office:value-type="date" office:date-value="2016-03-09" calcext:value-type="date">
            <text:p>9</text:p>
          </table:table-cell>
          <table:table-cell table:style-name="ce16" office:value-type="date" office:date-value="2016-03-10" calcext:value-type="date">
            <text:p>10</text:p>
          </table:table-cell>
          <table:table-cell table:style-name="ce16" office:value-type="date" office:date-value="2016-03-11" calcext:value-type="date">
            <text:p>11</text:p>
          </table:table-cell>
          <table:table-cell table:style-name="ce16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6" office:value-type="date" office:date-value="2016-03-14" calcext:value-type="date">
            <text:p>14</text:p>
          </table:table-cell>
          <table:table-cell table:style-name="ce16" office:value-type="date" office:date-value="2016-03-15" calcext:value-type="date">
            <text:p>15</text:p>
          </table:table-cell>
          <table:table-cell table:style-name="ce16" office:value-type="date" office:date-value="2016-03-16" calcext:value-type="date">
            <text:p>16</text:p>
          </table:table-cell>
          <table:table-cell table:style-name="ce16" office:value-type="date" office:date-value="2016-03-17" calcext:value-type="date">
            <text:p>17</text:p>
          </table:table-cell>
          <table:table-cell table:style-name="ce16" office:value-type="date" office:date-value="2016-03-18" calcext:value-type="date">
            <text:p>18</text:p>
          </table:table-cell>
          <table:table-cell table:style-name="ce16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6" office:value-type="date" office:date-value="2016-03-21" calcext:value-type="date">
            <text:p>21</text:p>
          </table:table-cell>
          <table:table-cell table:style-name="ce16" office:value-type="date" office:date-value="2016-03-22" calcext:value-type="date">
            <text:p>22</text:p>
          </table:table-cell>
          <table:table-cell table:style-name="ce16" office:value-type="date" office:date-value="2016-03-23" calcext:value-type="date">
            <text:p>23</text:p>
          </table:table-cell>
          <table:table-cell table:style-name="ce16" office:value-type="date" office:date-value="2016-03-24" calcext:value-type="date">
            <text:p>24</text:p>
          </table:table-cell>
          <table:table-cell table:style-name="ce16" office:value-type="date" office:date-value="2016-03-25" calcext:value-type="date">
            <text:p>25</text:p>
          </table:table-cell>
          <table:table-cell table:style-name="ce16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6" office:value-type="date" office:date-value="2016-03-28" calcext:value-type="date">
            <text:p>28</text:p>
          </table:table-cell>
          <table:table-cell table:style-name="ce16" office:value-type="date" office:date-value="2016-03-29" calcext:value-type="date">
            <text:p>29</text:p>
          </table:table-cell>
          <table:table-cell table:style-name="ce16" office:value-type="date" office:date-value="2016-03-30" calcext:value-type="date">
            <text:p>30</text:p>
          </table:table-cell>
          <table:table-cell table:style-name="ce16" office:value-type="date" office:date-value="2016-03-31" calcext:value-type="date">
            <text:p>31</text:p>
          </table:table-cell>
          <table:table-cell table:style-name="ce16" office:value-type="date" office:date-value="2016-04-01" calcext:value-type="date">
            <text:p>1</text:p>
          </table:table-cell>
          <table:table-cell table:style-name="ce16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1" table:number-columns-repeated="6"/>
          <table:table-cell table:style-name="ce89"/>
          <table:table-cell table:style-name="ce31" table:number-columns-repeated="2"/>
          <table:table-cell table:style-name="ce31" office:value-type="string" calcext:value-type="string">
            <text:p>MA</text:p>
          </table:table-cell>
          <table:table-cell table:style-name="ce31" table:number-columns-repeated="3"/>
          <table:table-cell table:style-name="ce89"/>
          <table:table-cell table:style-name="ce31" table:number-columns-repeated="3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1"/>
          <table:table-cell table:number-columns-repeated="5"/>
          <table:table-cell table:style-name="ce88"/>
          <table:table-cell table:style-name="ce31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1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/>
          <table:table-cell table:style-name="Default" table:number-columns-repeated="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3"/>
          <table:table-cell table:style-name="ce31" office:value-type="string" calcext:value-type="string">
            <text:p>p</text:p>
          </table:table-cell>
          <table:table-cell table:style-name="ce31" table:number-columns-repeated="2"/>
          <table:table-cell table:style-name="ce89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26"/>
          <table:table-cell table:style-name="ce4" table:number-columns-repeated="2"/>
          <table:table-cell table:style-name="ce204" table:number-columns-repeated="4"/>
          <table:table-cell table:style-name="ce224"/>
          <table:table-cell table:style-name="ce204" table:number-columns-repeated="6"/>
          <table:table-cell table:style-name="ce224"/>
          <table:table-cell table:style-name="ce204" table:number-columns-repeated="4"/>
          <table:table-cell table:style-name="ce4" table:number-columns-repeated="2"/>
          <table:table-cell table:style-name="ce12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10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9" table:formula="of:=SUM([.X386:.X400])" office:value-type="float" office:value="4" calcext:value-type="float">
            <text:p>4</text:p>
          </table:table-cell>
          <table:table-cell table:style-name="ce19" table:number-columns-repeated="2"/>
          <table:table-cell table:style-name="ce19" table:formula="of:=SUM([.AA386:.AA400])" office:value-type="float" office:value="2" calcext:value-type="float">
            <text:p>2</text:p>
          </table:table-cell>
          <table:table-cell table:style-name="ce19"/>
          <table:table-cell table:style-name="ce19" table:formula="of:=SUM([.AC386:.AC400])" office:value-type="float" office:value="6" calcext:value-type="float">
            <text:p>6</text:p>
          </table:table-cell>
          <table:table-cell table:style-name="ce19"/>
          <table:table-cell table:style-name="ce19" table:formula="of:=SUM([.AE386:.AE400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SUM([.AH386:.AH400])" office:value-type="float" office:value="8" calcext:value-type="float">
            <text:p>8</text:p>
          </table:table-cell>
          <table:table-cell table:style-name="ce19" table:formula="of:=SUM([.AI386:.AI400])" office:value-type="float" office:value="2" calcext:value-type="float">
            <text:p>2</text:p>
          </table:table-cell>
          <table:table-cell table:style-name="ce19" table:formula="of:=SUM([.AJ386:.AJ400])" office:value-type="float" office:value="7" calcext:value-type="float">
            <text:p>7</text:p>
          </table:table-cell>
          <table:table-cell table:style-name="ce19" table:formula="of:=SUM([.AK386:.AK400])" office:value-type="float" office:value="8" calcext:value-type="float">
            <text:p>8</text:p>
          </table:table-cell>
          <table:table-cell table:style-name="ce19" table:formula="of:=SUM([.AL386:.AL400])" office:value-type="float" office:value="2" calcext:value-type="float">
            <text:p>2</text:p>
          </table:table-cell>
          <table:table-cell table:style-name="ce19" table:formula="of:=SUM([.AM386:.AM400])" office:value-type="float" office:value="10" calcext:value-type="float">
            <text:p>10</text:p>
          </table:table-cell>
          <table:table-cell table:style-name="ce19" table:formula="of:=SUM([.AN386:.AN400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401:.AB401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401:.AI401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81:.AQ381])/2" office:value-type="float" office:value="5" calcext:value-type="float">
            <text:p>5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402]/7/2" office:value-type="float" office:value="0.214285714285714" calcext:value-type="float">
            <text:p>0.21428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402]/7" office:value-type="float" office:value="1.57142857142857" calcext:value-type="float">
            <text:p>1.5714285714285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402]/7/2" office:value-type="float" office:value="0.357142857142857" calcext:value-type="float">
            <text:p>0.357142857142857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6" office:value-type="date" office:date-value="2016-02-08" calcext:value-type="date">
            <text:p>8</text:p>
          </table:table-cell>
          <table:table-cell table:style-name="ce16" office:value-type="date" office:date-value="2016-02-09" calcext:value-type="date">
            <text:p>9</text:p>
          </table:table-cell>
          <table:table-cell table:style-name="ce16" office:value-type="date" office:date-value="2016-02-10" calcext:value-type="date">
            <text:p>10</text:p>
          </table:table-cell>
          <table:table-cell table:style-name="ce16" office:value-type="date" office:date-value="2016-02-11" calcext:value-type="date">
            <text:p>11</text:p>
          </table:table-cell>
          <table:table-cell table:style-name="ce16" office:value-type="date" office:date-value="2016-02-12" calcext:value-type="date">
            <text:p>12</text:p>
          </table:table-cell>
          <table:table-cell table:style-name="ce16" office:value-type="date" office:date-value="2016-02-13" calcext:value-type="date">
            <text:p>13</text:p>
          </table:table-cell>
          <table:table-cell table:style-name="ce16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3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6" office:value-type="date" office:date-value="2016-03-03" calcext:value-type="date">
            <text:p>3</text:p>
          </table:table-cell>
          <table:table-cell table:style-name="ce16" office:value-type="date" office:date-value="2016-03-04" calcext:value-type="date">
            <text:p>4</text:p>
          </table:table-cell>
          <table:table-cell table:style-name="ce16" office:value-type="date" office:date-value="2016-03-05" calcext:value-type="date">
            <text:p>5</text:p>
          </table:table-cell>
          <table:table-cell table:style-name="ce16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1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Default" table:number-columns-repeated="8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table:formula="of:=SUM([.R408:.R422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 table:style-name="Default"/>
          <table:table-cell table:number-columns-repeated="3"/>
          <table:table-cell table:style-name="Default" table:number-columns-repeated="5"/>
          <table:table-cell table:number-columns-repeated="6"/>
          <table:table-cell table:style-name="ce190" table:formula="of:=SUM([.P423:.V423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2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formula="of:=[.V424]/7/2" office:value-type="float" office:value="0.107142857142857" calcext:value-type="float">
            <text:p>0.107142857142857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3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3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6" office:value-type="date" office:date-value="2016-01-28" calcext:value-type="date">
            <text:p>28</text:p>
          </table:table-cell>
          <table:table-cell table:style-name="ce16" office:value-type="date" office:date-value="2016-01-29" calcext:value-type="date">
            <text:p>29</text:p>
          </table:table-cell>
          <table:table-cell table:style-name="ce16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table:style-name="ce477" office:value-type="float" office:value="1" calcext:value-type="float">
            <text:p>1</text:p>
          </table:table-cell>
          <table:table-cell table:style-name="ce477" table:number-columns-repeated="3"/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477"/>
          <table:table-cell table:style-name="ce477" office:value-type="string" calcext:value-type="string">
            <text:p>motorino</text:p>
          </table:table-cell>
          <table:table-cell table:style-name="ce477" office:value-type="float" office:value="2" calcext:value-type="float">
            <text:p>2</text:p>
          </table:table-cell>
          <table:table-cell table:style-name="ce477"/>
          <table:table-cell table:style-name="ce477" office:value-type="string" calcext:value-type="string">
            <text:p>b</text:p>
          </table:table-cell>
          <table:table-cell table:number-columns-repeated="2" table:style-name="ce477" office:value-type="float" office:value="1" calcext:value-type="float">
            <text:p>1</text:p>
          </table:table-cell>
          <table:table-cell table:style-name="ce477"/>
          <table:table-cell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477" office:value-type="string" calcext:value-type="string">
            <text:p>Sa</text:p>
          </table:table-cell>
          <table:table-cell table:style-name="ce477" table:number-columns-repeated="8"/>
          <table:table-cell table:style-name="Default"/>
          <table:table-cell table:style-name="ce12" table:number-columns-repeated="2"/>
          <table:table-cell table:style-name="ce6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1" table:number-columns-repeated="6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31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31" table:number-columns-repeated="13"/>
          <table:table-cell table:style-name="ce31" office:value-type="string" calcext:value-type="string">
            <text:p>e</text:p>
          </table:table-cell>
          <table:table-cell table:style-name="ce31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5"/>
          <table:table-cell table:style-name="ce24"/>
          <table:table-cell table:style-name="ce30" table:number-columns-repeated="4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3"/>
          <table:table-cell table:style-name="ce33" table:number-columns-repeated="3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4"/>
          <table:table-cell table:style-name="ce294"/>
          <table:table-cell table:style-name="ce35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97" table:formula="of:=SUM([.L430:.L443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30:.O443])" office:value-type="float" office:value="6" calcext:value-type="float">
            <text:p>6</text:p>
          </table:table-cell>
          <table:table-cell table:style-name="ce97" table:formula="of:=SUM([.P430:.P443])" office:value-type="float" office:value="4" calcext:value-type="float">
            <text:p>4</text:p>
          </table:table-cell>
          <table:table-cell table:style-name="ce97" table:formula="of:=SUM([.Q430:.Q443])" office:value-type="float" office:value="6" calcext:value-type="float">
            <text:p>6</text:p>
          </table:table-cell>
          <table:table-cell table:style-name="ce97"/>
          <table:table-cell table:style-name="ce97" table:formula="of:=SUM([.S430:.S443])" office:value-type="float" office:value="5" calcext:value-type="float">
            <text:p>5</text:p>
          </table:table-cell>
          <table:table-cell table:style-name="ce97" table:formula="of:=SUM([.T430:.T443])" office:value-type="float" office:value="8" calcext:value-type="float">
            <text:p>8</text:p>
          </table:table-cell>
          <table:table-cell table:style-name="ce97" table:formula="of:=SUM([.U430:.U443])" office:value-type="float" office:value="2" calcext:value-type="float">
            <text:p>2</text:p>
          </table:table-cell>
          <table:table-cell table:style-name="ce97"/>
          <table:table-cell table:style-name="ce97" table:formula="of:=SUM([.W430:.W443])" office:value-type="float" office:value="7" calcext:value-type="float">
            <text:p>7</text:p>
          </table:table-cell>
          <table:table-cell table:style-name="ce97" table:formula="of:=SUM([.X430:.X443])" office:value-type="float" office:value="5" calcext:value-type="float">
            <text:p>5</text:p>
          </table:table-cell>
          <table:table-cell table:style-name="ce97" table:formula="of:=SUM([.Y430:.Y443])" office:value-type="float" office:value="2" calcext:value-type="float">
            <text:p>2</text:p>
          </table:table-cell>
          <table:table-cell table:style-name="ce97" table:formula="of:=SUM([.Z430:.Z443])" office:value-type="float" office:value="4" calcext:value-type="float">
            <text:p>4</text:p>
          </table:table-cell>
          <table:table-cell table:style-name="ce97" table:formula="of:=SUM([.AA430:.AA443])" office:value-type="float" office:value="5" calcext:value-type="float">
            <text:p>5</text:p>
          </table:table-cell>
          <table:table-cell table:style-name="ce97"/>
          <table:table-cell table:style-name="ce97" table:formula="of:=SUM([.AC430:.AC443])" office:value-type="float" office:value="7" calcext:value-type="float">
            <text:p>7</text:p>
          </table:table-cell>
          <table:table-cell table:style-name="ce97" table:formula="of:=SUM([.AD430:.AD443])" office:value-type="float" office:value="5" calcext:value-type="float">
            <text:p>5</text:p>
          </table:table-cell>
          <table:table-cell table:style-name="ce97" table:formula="of:=SUM([.AE430:.AE443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44:.R444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91"/>
          <table:table-cell table:style-name="ce98" table:number-columns-repeated="2"/>
          <table:table-cell table:style-name="ce211" table:formula="of:=SUM([.S444:.Y444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70" table:formula="of:=SUM([.Z444:.AF444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ce11"/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45]/7/2" office:value-type="float" office:value="0.785714285714286" calcext:value-type="float">
            <text:p>0.785714285714286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45]/7/2" office:value-type="float" office:value="1.03571428571429" calcext:value-type="float">
            <text:p>1.0357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45]/7/2" office:value-type="float" office:value="0.928571428571429" calcext:value-type="float">
            <text:p>0.928571428571429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/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6" office:value-type="date" office:date-value="2015-09-28" calcext:value-type="date">
            <text:p>28</text:p>
          </table:table-cell>
          <table:table-cell table:style-name="Default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40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3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16" office:value-type="date" office:date-value="2015-11-30" calcext:value-type="date">
            <text:p>30</text:p>
          </table:table-cell>
          <table:table-cell table:style-name="ce16" office:value-type="date" office:date-value="2015-12-01" calcext:value-type="date">
            <text:p>1</text:p>
          </table:table-cell>
          <table:table-cell table:style-name="ce16" office:value-type="date" office:date-value="2015-12-02" calcext:value-type="date">
            <text:p>2</text:p>
          </table:table-cell>
          <table:table-cell table:style-name="ce16" office:value-type="date" office:date-value="2015-12-03" calcext:value-type="date">
            <text:p>3</text:p>
          </table:table-cell>
          <table:table-cell table:style-name="ce16" office:value-type="date" office:date-value="2015-12-04" calcext:value-type="date">
            <text:p>4</text:p>
          </table:table-cell>
          <table:table-cell table:style-name="ce16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6" office:value-type="date" office:date-value="2015-12-07" calcext:value-type="date">
            <text:p>7</text:p>
          </table:table-cell>
          <table:table-cell table:style-name="ce16" office:value-type="date" office:date-value="2015-12-08" calcext:value-type="date">
            <text:p>8</text:p>
          </table:table-cell>
          <table:table-cell table:style-name="ce16" office:value-type="date" office:date-value="2015-12-09" calcext:value-type="date">
            <text:p>9</text:p>
          </table:table-cell>
          <table:table-cell table:style-name="ce16" office:value-type="date" office:date-value="2015-12-10" calcext:value-type="date">
            <text:p>10</text:p>
          </table:table-cell>
          <table:table-cell table:style-name="ce16" office:value-type="date" office:date-value="2015-12-11" calcext:value-type="date">
            <text:p>11</text:p>
          </table:table-cell>
          <table:table-cell table:style-name="ce16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6" office:value-type="date" office:date-value="2015-12-14" calcext:value-type="date">
            <text:p>14</text:p>
          </table:table-cell>
          <table:table-cell table:style-name="ce16" office:value-type="date" office:date-value="2015-12-15" calcext:value-type="date">
            <text:p>15</text:p>
          </table:table-cell>
          <table:table-cell table:style-name="ce16" office:value-type="date" office:date-value="2015-12-16" calcext:value-type="date">
            <text:p>16</text:p>
          </table:table-cell>
          <table:table-cell table:style-name="ce16" office:value-type="date" office:date-value="2015-12-17" calcext:value-type="date">
            <text:p>17</text:p>
          </table:table-cell>
          <table:table-cell table:style-name="ce16" office:value-type="date" office:date-value="2015-12-18" calcext:value-type="date">
            <text:p>18</text:p>
          </table:table-cell>
          <table:table-cell table:style-name="ce16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6" office:value-type="date" office:date-value="2015-12-21" calcext:value-type="date">
            <text:p>21</text:p>
          </table:table-cell>
          <table:table-cell table:style-name="ce16" office:value-type="date" office:date-value="2015-12-22" calcext:value-type="date">
            <text:p>22</text:p>
          </table:table-cell>
          <table:table-cell table:style-name="ce16" office:value-type="date" office:date-value="2015-12-23" calcext:value-type="date">
            <text:p>23</text:p>
          </table:table-cell>
          <table:table-cell table:style-name="ce16" office:value-type="date" office:date-value="2015-12-24" calcext:value-type="date">
            <text:p>24</text:p>
          </table:table-cell>
          <table:table-cell table:style-name="ce16" office:value-type="date" office:date-value="2015-12-25" calcext:value-type="date">
            <text:p>25</text:p>
          </table:table-cell>
          <table:table-cell table:style-name="ce16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6" office:value-type="date" office:date-value="2015-12-28" calcext:value-type="date">
            <text:p>28</text:p>
          </table:table-cell>
          <table:table-cell table:style-name="ce16" office:value-type="date" office:date-value="2015-12-29" calcext:value-type="date">
            <text:p>29</text:p>
          </table:table-cell>
          <table:table-cell table:style-name="ce16" office:value-type="date" office:date-value="2015-12-30" calcext:value-type="date">
            <text:p>30</text:p>
          </table:table-cell>
          <table:table-cell table:style-name="ce16" office:value-type="date" office:date-value="2015-12-31" calcext:value-type="date">
            <text:p>31</text:p>
          </table:table-cell>
          <table:table-cell table:style-name="ce16" office:value-type="date" office:date-value="2016-01-01" calcext:value-type="date">
            <text:p>1</text:p>
          </table:table-cell>
          <table:table-cell table:style-name="ce16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477" table:number-columns-repeated="2"/>
          <table:table-cell table:number-columns-repeated="11" table:style-name="ce477" office:value-type="float" office:value="1" calcext:value-type="float">
            <text:p>1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477" table:number-columns-repeated="6"/>
          <table:table-cell table:style-name="ce477" office:value-type="float" office:value="1" calcext:value-type="float">
            <text:p>1</text:p>
          </table:table-cell>
          <table:table-cell table:style-name="ce477" table:number-columns-repeated="11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31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style-name="ce32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32"/>
          <table:table-cell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19" table:formula="of:=SUM([.H450:.H463])" office:value-type="float" office:value="4" calcext:value-type="float">
            <text:p>4</text:p>
          </table:table-cell>
          <table:table-cell table:style-name="ce19" table:formula="of:=SUM([.I450:.I463])" office:value-type="float" office:value="2" calcext:value-type="float">
            <text:p>2</text:p>
          </table:table-cell>
          <table:table-cell table:style-name="ce19" table:formula="of:=SUM([.J450:.J463])" office:value-type="float" office:value="9" calcext:value-type="float">
            <text:p>9</text:p>
          </table:table-cell>
          <table:table-cell table:style-name="ce19" table:formula="of:=SUM([.K450:.K463])" office:value-type="float" office:value="10" calcext:value-type="float">
            <text:p>10</text:p>
          </table:table-cell>
          <table:table-cell table:style-name="ce19" table:formula="of:=SUM([.L450:.L463])" office:value-type="float" office:value="7" calcext:value-type="float">
            <text:p>7</text:p>
          </table:table-cell>
          <table:table-cell table:style-name="ce19" table:formula="of:=SUM([.M450:.M463])" office:value-type="float" office:value="9" calcext:value-type="float">
            <text:p>9</text:p>
          </table:table-cell>
          <table:table-cell table:style-name="ce19" table:formula="of:=SUM([.N450:.N463])" office:value-type="float" office:value="4" calcext:value-type="float">
            <text:p>4</text:p>
          </table:table-cell>
          <table:table-cell table:style-name="ce19" table:formula="of:=SUM([.O450:.O463])" office:value-type="float" office:value="8" calcext:value-type="float">
            <text:p>8</text:p>
          </table:table-cell>
          <table:table-cell table:style-name="ce19" table:formula="of:=SUM([.P450:.P463])" office:value-type="float" office:value="8" calcext:value-type="float">
            <text:p>8</text:p>
          </table:table-cell>
          <table:table-cell table:style-name="ce19" table:formula="of:=SUM([.Q450:.Q463])" office:value-type="float" office:value="5" calcext:value-type="float">
            <text:p>5</text:p>
          </table:table-cell>
          <table:table-cell table:style-name="ce19" table:formula="of:=SUM([.R450:.R463])" office:value-type="float" office:value="9" calcext:value-type="float">
            <text:p>9</text:p>
          </table:table-cell>
          <table:table-cell table:style-name="ce19" table:formula="of:=SUM([.S450:.S463])" office:value-type="float" office:value="10" calcext:value-type="float">
            <text:p>10</text:p>
          </table:table-cell>
          <table:table-cell table:style-name="ce19" table:formula="of:=SUM([.T450:.T463])" office:value-type="float" office:value="7" calcext:value-type="float">
            <text:p>7</text:p>
          </table:table-cell>
          <table:table-cell table:style-name="ce19"/>
          <table:table-cell table:style-name="ce19" table:formula="of:=SUM([.V450:.V463])" office:value-type="float" office:value="6" calcext:value-type="float">
            <text:p>6</text:p>
          </table:table-cell>
          <table:table-cell table:style-name="ce19" table:formula="of:=SUM([.W450:.W463])" office:value-type="float" office:value="9" calcext:value-type="float">
            <text:p>9</text:p>
          </table:table-cell>
          <table:table-cell table:style-name="ce19" table:formula="of:=SUM([.X450:.X463])" office:value-type="float" office:value="8" calcext:value-type="float">
            <text:p>8</text:p>
          </table:table-cell>
          <table:table-cell table:style-name="ce19"/>
          <table:table-cell table:style-name="ce19" table:formula="of:=SUM([.Z450:.Z463])" office:value-type="float" office:value="4" calcext:value-type="float">
            <text:p>4</text:p>
          </table:table-cell>
          <table:table-cell table:style-name="ce19" table:formula="of:=SUM([.AA450:.AA463])" office:value-type="float" office:value="5" calcext:value-type="float">
            <text:p>5</text:p>
          </table:table-cell>
          <table:table-cell table:style-name="ce19"/>
          <table:table-cell table:style-name="ce19" table:formula="of:=SUM([.AC450:.AC463])" office:value-type="float" office:value="2" calcext:value-type="float">
            <text:p>2</text:p>
          </table:table-cell>
          <table:table-cell table:style-name="ce19" table:formula="of:=SUM([.AD450:.AD463])" office:value-type="float" office:value="3" calcext:value-type="float">
            <text:p>3</text:p>
          </table:table-cell>
          <table:table-cell table:style-name="ce19" table:formula="of:=SUM([.AE450:.AE463])" office:value-type="float" office:value="5" calcext:value-type="float">
            <text:p>5</text:p>
          </table:table-cell>
          <table:table-cell table:style-name="ce19" table:number-columns-repeated="2"/>
          <table:table-cell table:style-name="ce19" table:formula="of:=SUM([.AH450:.AH463])" office:value-type="float" office:value="3" calcext:value-type="float">
            <text:p>3</text:p>
          </table:table-cell>
          <table:table-cell table:style-name="ce19" table:formula="of:=SUM([.AI450:.AI463])" office:value-type="float" office:value="3" calcext:value-type="float">
            <text:p>3</text:p>
          </table:table-cell>
          <table:table-cell table:style-name="ce19" table:formula="of:=SUM([.AJ450:.AJ463])" office:value-type="float" office:value="5" calcext:value-type="float">
            <text:p>5</text:p>
          </table:table-cell>
          <table:table-cell table:style-name="ce19" table:formula="of:=SUM([.AK450:.AK463])" office:value-type="float" office:value="4" calcext:value-type="float">
            <text:p>4</text:p>
          </table:table-cell>
          <table:table-cell table:style-name="ce19" table:formula="of:=SUM([.AL450:.AL463])" office:value-type="float" office:value="6" calcext:value-type="float">
            <text:p>6</text:p>
          </table:table-cell>
          <table:table-cell table:style-name="ce19" table:formula="of:=SUM([.AM450:.AM463])" office:value-type="float" office:value="6" calcext:value-type="float">
            <text:p>6</text:p>
          </table:table-cell>
          <table:table-cell table:style-name="ce19" table:formula="of:=SUM([.AN450:.AN463])" office:value-type="float" office:value="1" calcext:value-type="float">
            <text:p>1</text:p>
          </table:table-cell>
          <table:table-cell table:style-name="ce19" table:formula="of:=SUM([.AO450:.AO463])" office:value-type="float" office:value="5" calcext:value-type="float">
            <text:p>5</text:p>
          </table:table-cell>
          <table:table-cell table:style-name="ce30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34" office:value-type="string" calcext:value-type="string">
            <text:p>w3r</text:p>
          </table:table-cell>
          <table:table-cell table:number-columns-repeated="2" table:style-name="ce34" office:value-type="string" calcext:value-type="string">
            <text:p>Date, functions asmarterwaytolearn</text:p>
          </table:table-cell>
          <table:table-cell table:number-columns-repeated="3" table:style-name="ce34" office:value-type="string" calcext:value-type="string">
            <text:p>w3r</text:p>
          </table:table-cell>
          <table:table-cell table:style-name="ce111" table:formula="of:=SUM([.H464:.N464])/2" office:value-type="float" office:value="22.5" calcext:value-type="float">
            <text:p>22.5</text:p>
          </table:table-cell>
          <table:table-cell table:number-columns-repeated="5" table:style-name="ce34" office:value-type="string" calcext:value-type="string">
            <text:p>w3r</text:p>
          </table:table-cell>
          <table:table-cell table:style-name="ce34"/>
          <table:table-cell table:style-name="ce167" table:formula="of:=SUM([.O464:.U464])/2" office:value-type="float" office:value="23.5" calcext:value-type="float">
            <text:p>23.5</text:p>
          </table:table-cell>
          <table:table-cell table:style-name="ce34" table:number-columns-repeated="2"/>
          <table:table-cell table:style-name="ce34" office:value-type="string" calcext:value-type="string">
            <text:p>progetto Javascript finito</text:p>
          </table:table-cell>
          <table:table-cell/>
          <table:table-cell table:style-name="ce214" office:value-type="string" calcext:value-type="string">
            <text:p>Ruby</text:p>
          </table:table-cell>
          <table:table-cell table:style-name="ce214"/>
          <table:table-cell table:style-name="ce225" table:formula="of:=SUM([.V464:.AB464])/2" office:value-type="float" office:value="16" calcext:value-type="float">
            <text:p>16</text:p>
          </table:table-cell>
          <table:table-cell table:style-name="ce214" table:number-columns-repeated="3"/>
          <table:table-cell table:number-columns-repeated="2"/>
          <table:table-cell table:style-name="ce214" office:value-type="string" calcext:value-type="string">
            <text:p>libro wgr</text:p>
          </table:table-cell>
          <table:table-cell table:style-name="ce225" table:formula="of:=SUM([.AC464:.AI464])/2" office:value-type="float" office:value="8" calcext:value-type="float">
            <text:p>8</text:p>
          </table:table-cell>
          <table:table-cell table:style-name="ce214"/>
          <table:table-cell table:style-name="ce214" office:value-type="string" calcext:value-type="string">
            <text:p>libro l2p</text:p>
          </table:table-cell>
          <table:table-cell table:style-name="ce214" table:number-columns-repeated="2"/>
          <table:table-cell table:style-name="Default"/>
          <table:table-cell/>
          <table:table-cell table:style-name="ce111" table:formula="of:=SUM([.AJ439:.AP439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6"/>
          <table:table-cell table:formula="of:=[.N465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65]/6/2" office:value-type="float" office:value="1.95833333333333" calcext:value-type="float">
            <text:p>1.9583333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65]/7/2" office:value-type="float" office:value="1.14285714285714" calcext:value-type="float">
            <text:p>1.14285714285714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65]/7/2" office:value-type="float" office:value="0.571428571428571" calcext:value-type="float">
            <text:p>0.571428571428571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65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Default" office:value-type="string" calcext:value-type="string">
            <text:p>black a casarano</text:p>
          </table:table-cell>
          <table:table-cell table:style-name="Default" table:number-columns-repeated="6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 office:value-type="string" calcext:value-type="string">
            <text:p>palestra</text:p>
          </table:table-cell>
          <table:table-cell table:style-name="ce11"/>
          <table:table-cell table:style-name="ce35" table:number-columns-repeated="5"/>
          <table:table-cell table:style-name="ce33"/>
          <table:table-cell table:style-name="ce7" table:number-columns-repeated="2"/>
          <table:table-cell/>
          <table:table-cell table:style-name="ce7" table:number-columns-repeated="3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6" office:value-type="date" office:date-value="2015-11-03" calcext:value-type="date">
            <text:p>3</text:p>
          </table:table-cell>
          <table:table-cell table:style-name="ce16" office:value-type="date" office:date-value="2015-11-04" calcext:value-type="date">
            <text:p>4</text:p>
          </table:table-cell>
          <table:table-cell table:style-name="ce16" office:value-type="date" office:date-value="2015-11-05" calcext:value-type="date">
            <text:p>5</text:p>
          </table:table-cell>
          <table:table-cell table:style-name="ce16" office:value-type="date" office:date-value="2015-11-06" calcext:value-type="date">
            <text:p>6</text:p>
          </table:table-cell>
          <table:table-cell table:style-name="ce16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6" office:value-type="date" office:date-value="2015-11-09" calcext:value-type="date">
            <text:p>9</text:p>
          </table:table-cell>
          <table:table-cell table:style-name="ce16" office:value-type="date" office:date-value="2015-11-10" calcext:value-type="date">
            <text:p>10</text:p>
          </table:table-cell>
          <table:table-cell table:style-name="ce16" office:value-type="date" office:date-value="2015-11-11" calcext:value-type="date">
            <text:p>11</text:p>
          </table:table-cell>
          <table:table-cell table:style-name="ce16" office:value-type="date" office:date-value="2015-11-12" calcext:value-type="date">
            <text:p>12</text:p>
          </table:table-cell>
          <table:table-cell table:style-name="ce16" office:value-type="date" office:date-value="2015-11-13" calcext:value-type="date">
            <text:p>13</text:p>
          </table:table-cell>
          <table:table-cell table:style-name="ce16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6" office:value-type="date" office:date-value="2015-11-16" calcext:value-type="date">
            <text:p>16</text:p>
          </table:table-cell>
          <table:table-cell table:style-name="ce16" office:value-type="date" office:date-value="2015-11-17" calcext:value-type="date">
            <text:p>17</text:p>
          </table:table-cell>
          <table:table-cell table:style-name="ce16" office:value-type="date" office:date-value="2015-11-18" calcext:value-type="date">
            <text:p>18</text:p>
          </table:table-cell>
          <table:table-cell table:style-name="ce16" office:value-type="date" office:date-value="2015-11-19" calcext:value-type="date">
            <text:p>19</text:p>
          </table:table-cell>
          <table:table-cell table:style-name="ce16" office:value-type="date" office:date-value="2015-11-20" calcext:value-type="date">
            <text:p>20</text:p>
          </table:table-cell>
          <table:table-cell table:style-name="ce16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6" office:value-type="date" office:date-value="2015-11-23" calcext:value-type="date">
            <text:p>23</text:p>
          </table:table-cell>
          <table:table-cell table:style-name="ce16" office:value-type="date" office:date-value="2015-11-24" calcext:value-type="date">
            <text:p>24</text:p>
          </table:table-cell>
          <table:table-cell table:style-name="ce16" office:value-type="date" office:date-value="2015-11-25" calcext:value-type="date">
            <text:p>25</text:p>
          </table:table-cell>
          <table:table-cell table:style-name="ce16" office:value-type="date" office:date-value="2015-11-26" calcext:value-type="date">
            <text:p>26</text:p>
          </table:table-cell>
          <table:table-cell table:style-name="ce16" office:value-type="date" office:date-value="2015-11-27" calcext:value-type="date">
            <text:p>27</text:p>
          </table:table-cell>
          <table:table-cell table:style-name="ce16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477" table:number-columns-repeated="8"/>
          <table:table-cell table:style-name="ce477" office:value-type="float" office:value="1" calcext:value-type="float">
            <text:p>1</text:p>
          </table:table-cell>
          <table:table-cell table:style-name="ce477"/>
          <table:table-cell table:style-name="ce477" office:value-type="float" office:value="2" calcext:value-type="float">
            <text:p>2</text:p>
          </table:table-cell>
          <table:table-cell table:style-name="ce477"/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477"/>
          <table:table-cell table:style-name="ce477" office:value-type="float" office:value="2" calcext:value-type="float">
            <text:p>2</text:p>
          </table:table-cell>
          <table:table-cell table:style-name="ce477"/>
          <table:table-cell table:style-name="ce477" office:value-type="float" office:value="1" calcext:value-type="float">
            <text:p>1</text:p>
          </table:table-cell>
          <table:table-cell table:style-name="ce477"/>
          <table:table-cell table:style-name="ce477" office:value-type="string" calcext:value-type="string">
            <text:p>F</text:p>
          </table:table-cell>
          <table:table-cell table:style-name="ce477"/>
          <table:table-cell table:style-name="ce477" office:value-type="string" calcext:value-type="string">
            <text:p>M</text:p>
          </table:table-cell>
          <table:table-cell table:style-name="ce477" office:value-type="float" office:value="1" calcext:value-type="float">
            <text:p>1</text:p>
          </table:table-cell>
          <table:table-cell table:style-name="ce477"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1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48" table:number-columns-repeated="6"/>
          <table:table-cell table:style-name="ce284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72" table:formula="of:=SUM([.J473:.J485])" office:value-type="float" office:value="6" calcext:value-type="float">
            <text:p>6</text:p>
          </table:table-cell>
          <table:table-cell table:style-name="ce72" table:formula="of:=SUM([.K473:.K485])" office:value-type="float" office:value="7" calcext:value-type="float">
            <text:p>7</text:p>
          </table:table-cell>
          <table:table-cell table:style-name="ce72" table:formula="of:=SUM([.L473:.L485])" office:value-type="float" office:value="8" calcext:value-type="float">
            <text:p>8</text:p>
          </table:table-cell>
          <table:table-cell table:style-name="ce72" table:formula="of:=SUM([.M473:.M485])" office:value-type="float" office:value="8" calcext:value-type="float">
            <text:p>8</text:p>
          </table:table-cell>
          <table:table-cell table:style-name="ce72" table:formula="of:=SUM([.N473:.N485])" office:value-type="float" office:value="6" calcext:value-type="float">
            <text:p>6</text:p>
          </table:table-cell>
          <table:table-cell table:style-name="ce72" table:formula="of:=SUM([.O473:.O485])" office:value-type="float" office:value="11" calcext:value-type="float">
            <text:p>11</text:p>
          </table:table-cell>
          <table:table-cell table:formula="of:=SUM([.P473:.P485])" office:value-type="float" office:value="3" calcext:value-type="float">
            <text:p>3</text:p>
          </table:table-cell>
          <table:table-cell table:style-name="ce72" table:formula="of:=SUM([.Q473:.Q485])" office:value-type="float" office:value="8" calcext:value-type="float">
            <text:p>8</text:p>
          </table:table-cell>
          <table:table-cell table:style-name="ce72" table:formula="of:=SUM([.R472:.R485])" office:value-type="float" office:value="9" calcext:value-type="float">
            <text:p>9</text:p>
          </table:table-cell>
          <table:table-cell table:style-name="ce72" table:formula="of:=SUM([.S472:.S485])" office:value-type="float" office:value="8" calcext:value-type="float">
            <text:p>8</text:p>
          </table:table-cell>
          <table:table-cell table:style-name="ce72" table:formula="of:=SUM([.T472:.T485])" office:value-type="float" office:value="8" calcext:value-type="float">
            <text:p>8</text:p>
          </table:table-cell>
          <table:table-cell table:style-name="ce72" table:formula="of:=SUM([.U472:.U485])" office:value-type="float" office:value="7" calcext:value-type="float">
            <text:p>7</text:p>
          </table:table-cell>
          <table:table-cell table:style-name="ce72" table:formula="of:=SUM([.V472:.V485])" office:value-type="float" office:value="10" calcext:value-type="float">
            <text:p>10</text:p>
          </table:table-cell>
          <table:table-cell table:style-name="ce72" table:formula="of:=SUM([.W472:.W485])" office:value-type="float" office:value="6" calcext:value-type="float">
            <text:p>6</text:p>
          </table:table-cell>
          <table:table-cell table:style-name="ce72" table:formula="of:=SUM([.X472:.X485])" office:value-type="float" office:value="7" calcext:value-type="float">
            <text:p>7</text:p>
          </table:table-cell>
          <table:table-cell table:style-name="ce72" table:formula="of:=SUM([.Y472:.Y485])" office:value-type="float" office:value="11" calcext:value-type="float">
            <text:p>11</text:p>
          </table:table-cell>
          <table:table-cell table:style-name="ce72" table:formula="of:=SUM([.Z472:.Z485])" office:value-type="float" office:value="7" calcext:value-type="float">
            <text:p>7</text:p>
          </table:table-cell>
          <table:table-cell table:style-name="ce72" table:formula="of:=SUM([.AA472:.AA485])" office:value-type="float" office:value="9" calcext:value-type="float">
            <text:p>9</text:p>
          </table:table-cell>
          <table:table-cell table:style-name="ce72" table:formula="of:=SUM([.AB472:.AB485])" office:value-type="float" office:value="9" calcext:value-type="float">
            <text:p>9</text:p>
          </table:table-cell>
          <table:table-cell table:style-name="ce72" table:formula="of:=SUM([.AC472:.AC485])" office:value-type="float" office:value="8" calcext:value-type="float">
            <text:p>8</text:p>
          </table:table-cell>
          <table:table-cell table:formula="of:=SUM([.AD472:.AD485])" office:value-type="float" office:value="3" calcext:value-type="float">
            <text:p>3</text:p>
          </table:table-cell>
          <table:table-cell table:style-name="ce19" table:formula="of:=SUM([.AE472:.AE485])" office:value-type="float" office:value="1" calcext:value-type="float">
            <text:p>1</text:p>
          </table:table-cell>
          <table:table-cell table:style-name="ce19" table:formula="of:=SUM([.AF472:.AF485])" office:value-type="float" office:value="4" calcext:value-type="float">
            <text:p>4</text:p>
          </table:table-cell>
          <table:table-cell table:style-name="ce19" table:formula="of:=SUM([.AG472:.AG485])" office:value-type="float" office:value="2" calcext:value-type="float">
            <text:p>2</text:p>
          </table:table-cell>
          <table:table-cell table:style-name="ce19" table:formula="of:=SUM([.AH472:.AH485])" office:value-type="float" office:value="9" calcext:value-type="float">
            <text:p>9</text:p>
          </table:table-cell>
          <table:table-cell table:style-name="ce19" table:formula="of:=SUM([.AI472:.AI485])" office:value-type="float" office:value="6" calcext:value-type="float">
            <text:p>6</text:p>
          </table:table-cell>
          <table:table-cell table:style-name="ce19" table:formula="of:=SUM([.AJ472:.AJ485])" office:value-type="float" office:value="10" calcext:value-type="float">
            <text:p>10</text:p>
          </table:table-cell>
          <table:table-cell table:style-name="ce19" table:formula="of:=SUM([.AK472:.AK485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 table:number-columns-repeated="2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41" table:formula="of:=SUM([.J486:.P486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53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99" table:formula="of:=SUM([.Q486:.W486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45" table:formula="of:=SUM([.X486:.AD486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99" table:formula="of:=SUM([.AE485:.AK485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61" table:formula="of:=[.P487]/6" office:value-type="float" office:value="4.08333333333333" calcext:value-type="float">
            <text:p>4.083333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W487]/6" office:value-type="float" office:value="4.66666666666667" calcext:value-type="float">
            <text:p>4.6666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D487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K487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7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8"/>
          <table:table-cell table:style-name="ce41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7" office:value-type="date" office:date-value="2015-09-29" calcext:value-type="date">
            <text:p>Tue</text:p>
          </table:table-cell>
          <table:table-cell table:style-name="ce36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6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6" office:value-type="date" office:date-value="2015-09-29" calcext:value-type="date">
            <text:p>29</text:p>
          </table:table-cell>
          <table:table-cell table:style-name="ce37" office:value-type="date" office:date-value="2015-09-30" calcext:value-type="date">
            <text:p>30</text:p>
          </table:table-cell>
          <table:table-cell table:style-name="ce16" office:value-type="date" office:date-value="2015-10-01" calcext:value-type="date">
            <text:p>1</text:p>
          </table:table-cell>
          <table:table-cell table:style-name="ce16" office:value-type="date" office:date-value="2015-10-02" calcext:value-type="date">
            <text:p>2</text:p>
          </table:table-cell>
          <table:table-cell table:style-name="ce16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6" office:value-type="date" office:date-value="2015-10-05" calcext:value-type="date">
            <text:p>5</text:p>
          </table:table-cell>
          <table:table-cell table:style-name="ce16" office:value-type="date" office:date-value="2015-10-06" calcext:value-type="date">
            <text:p>6</text:p>
          </table:table-cell>
          <table:table-cell table:style-name="ce16" office:value-type="date" office:date-value="2015-10-07" calcext:value-type="date">
            <text:p>7</text:p>
          </table:table-cell>
          <table:table-cell table:style-name="ce16" office:value-type="date" office:date-value="2015-10-08" calcext:value-type="date">
            <text:p>8</text:p>
          </table:table-cell>
          <table:table-cell table:style-name="ce16" office:value-type="date" office:date-value="2015-10-09" calcext:value-type="date">
            <text:p>9</text:p>
          </table:table-cell>
          <table:table-cell table:style-name="ce16" office:value-type="date" office:date-value="2015-10-10" calcext:value-type="date">
            <text:p>10</text:p>
          </table:table-cell>
          <table:table-cell table:style-name="ce16" office:value-type="date" office:date-value="2015-10-11" calcext:value-type="date">
            <text:p>11</text:p>
          </table:table-cell>
          <table:table-cell table:style-name="ce16" office:value-type="date" office:date-value="2015-10-12" calcext:value-type="date">
            <text:p>12</text:p>
          </table:table-cell>
          <table:table-cell table:style-name="ce16" office:value-type="date" office:date-value="2015-10-13" calcext:value-type="date">
            <text:p>13</text:p>
          </table:table-cell>
          <table:table-cell table:style-name="ce16" office:value-type="date" office:date-value="2015-10-14" calcext:value-type="date">
            <text:p>14</text:p>
          </table:table-cell>
          <table:table-cell table:style-name="ce16" office:value-type="date" office:date-value="2015-10-15" calcext:value-type="date">
            <text:p>15</text:p>
          </table:table-cell>
          <table:table-cell table:style-name="ce16" office:value-type="date" office:date-value="2015-10-16" calcext:value-type="date">
            <text:p>16</text:p>
          </table:table-cell>
          <table:table-cell table:style-name="ce16" office:value-type="date" office:date-value="2015-10-17" calcext:value-type="date">
            <text:p>17</text:p>
          </table:table-cell>
          <table:table-cell table:style-name="ce16" office:value-type="date" office:date-value="2015-10-18" calcext:value-type="date">
            <text:p>18</text:p>
          </table:table-cell>
          <table:table-cell table:style-name="ce16" office:value-type="date" office:date-value="2015-10-19" calcext:value-type="date">
            <text:p>19</text:p>
          </table:table-cell>
          <table:table-cell table:style-name="ce16" office:value-type="date" office:date-value="2015-10-20" calcext:value-type="date">
            <text:p>20</text:p>
          </table:table-cell>
          <table:table-cell table:style-name="ce16" office:value-type="date" office:date-value="2015-10-21" calcext:value-type="date">
            <text:p>21</text:p>
          </table:table-cell>
          <table:table-cell table:style-name="ce16" office:value-type="date" office:date-value="2015-10-22" calcext:value-type="date">
            <text:p>22</text:p>
          </table:table-cell>
          <table:table-cell table:style-name="ce16" office:value-type="date" office:date-value="2015-10-23" calcext:value-type="date">
            <text:p>23</text:p>
          </table:table-cell>
          <table:table-cell table:style-name="ce16" office:value-type="date" office:date-value="2015-10-24" calcext:value-type="date">
            <text:p>24</text:p>
          </table:table-cell>
          <table:table-cell table:style-name="ce16" office:value-type="date" office:date-value="2015-10-25" calcext:value-type="date">
            <text:p>25</text:p>
          </table:table-cell>
          <table:table-cell table:style-name="ce16" office:value-type="date" office:date-value="2015-10-26" calcext:value-type="date">
            <text:p>26</text:p>
          </table:table-cell>
          <table:table-cell table:style-name="ce16" office:value-type="date" office:date-value="2015-10-27" calcext:value-type="date">
            <text:p>27</text:p>
          </table:table-cell>
          <table:table-cell table:style-name="ce16" office:value-type="date" office:date-value="2015-10-28" calcext:value-type="date">
            <text:p>28</text:p>
          </table:table-cell>
          <table:table-cell table:style-name="ce16" office:value-type="date" office:date-value="2015-10-29" calcext:value-type="date">
            <text:p>29</text:p>
          </table:table-cell>
          <table:table-cell table:style-name="ce16" office:value-type="date" office:date-value="2015-10-30" calcext:value-type="date">
            <text:p>30</text:p>
          </table:table-cell>
          <table:table-cell table:style-name="ce37" office:value-type="date" office:date-value="2015-10-31" calcext:value-type="date">
            <text:p>31</text:p>
          </table:table-cell>
          <table:table-cell table:style-name="ce299" table:formula="of:=SUM([.AR258:.AR271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477" office:value-type="float" office:value="2" calcext:value-type="float">
            <text:p>2</text:p>
          </table:table-cell>
          <table:table-cell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number-columns-repeated="2" table:style-name="ce477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2"/>
          <table:table-cell table:style-name="ce142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57"/>
          <table:table-cell table:style-name="ce163" office:value-type="string" calcext:value-type="string">
            <text:p>Ostrava</text:p>
          </table:table-cell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226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3"/>
          <table:table-cell office:value-type="float" office:value="1" calcext:value-type="float">
            <text:p>1</text:p>
          </table:table-cell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8"/>
          <table:table-cell table:style-name="ce40"/>
          <table:table-cell table:style-name="ce60" table:number-columns-repeated="3"/>
          <table:table-cell table:style-name="ce101"/>
          <table:table-cell table:style-name="ce60" table:number-columns-repeated="2"/>
          <table:table-cell table:style-name="ce134" table:number-columns-repeated="5"/>
          <table:table-cell table:style-name="ce164"/>
          <table:table-cell table:style-name="ce134" table:number-columns-repeated="6"/>
          <table:table-cell table:style-name="ce220"/>
          <table:table-cell table:style-name="ce134" table:number-columns-repeated="6"/>
          <table:table-cell table:style-name="ce258"/>
          <table:table-cell table:style-name="ce60" table:number-columns-repeated="4"/>
          <table:table-cell table:style-name="ce295"/>
          <table:table-cell table:number-columns-repeated="985"/>
        </table:table-row>
        <table:table-row table:style-name="ro1">
          <table:table-cell table:number-columns-repeated="6"/>
          <table:table-cell table:style-name="ce19"/>
          <table:table-cell table:style-name="ce19" table:formula="of:=SUM([.H493:.H506])" office:value-type="float" office:value="9" calcext:value-type="float">
            <text:p>9</text:p>
          </table:table-cell>
          <table:table-cell table:style-name="ce19" table:formula="of:=SUM([.I493:.I506])" office:value-type="float" office:value="8" calcext:value-type="float">
            <text:p>8</text:p>
          </table:table-cell>
          <table:table-cell table:style-name="ce19" table:formula="of:=SUM([.J493:.J506])" office:value-type="float" office:value="3" calcext:value-type="float">
            <text:p>3</text:p>
          </table:table-cell>
          <table:table-cell table:style-name="ce19" table:formula="of:=SUM([.K493:.K506])" office:value-type="float" office:value="6" calcext:value-type="float">
            <text:p>6</text:p>
          </table:table-cell>
          <table:table-cell table:style-name="ce19" table:formula="of:=SUM([.L493:.L506])" office:value-type="float" office:value="9" calcext:value-type="float">
            <text:p>9</text:p>
          </table:table-cell>
          <table:table-cell table:style-name="ce19" table:formula="of:=SUM([.M493:.M506])" office:value-type="float" office:value="8" calcext:value-type="float">
            <text:p>8</text:p>
          </table:table-cell>
          <table:table-cell table:style-name="ce19" table:formula="of:=SUM([.N493:.N506])" office:value-type="float" office:value="5" calcext:value-type="float">
            <text:p>5</text:p>
          </table:table-cell>
          <table:table-cell table:style-name="ce19" table:number-columns-repeated="20"/>
          <table:table-cell table:style-name="ce19" table:formula="of:=SUM([.AI493:.AI506])" office:value-type="float" office:value="3" calcext:value-type="float">
            <text:p>3</text:p>
          </table:table-cell>
          <table:table-cell table:style-name="ce19" table:formula="of:=SUM([.AJ493:.AJ506])" office:value-type="float" office:value="6" calcext:value-type="float">
            <text:p>6</text:p>
          </table:table-cell>
          <table:table-cell table:style-name="ce19" table:formula="of:=SUM([.AK493:.AK506])" office:value-type="float" office:value="4" calcext:value-type="float">
            <text:p>4</text:p>
          </table:table-cell>
          <table:table-cell table:style-name="ce19" table:formula="of:=SUM([.AL493:.AL506])" office:value-type="float" office:value="5" calcext:value-type="float">
            <text:p>5</text:p>
          </table:table-cell>
          <table:table-cell table:style-name="ce19" table:formula="of:=SUM([.AM493:.AM506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102" table:formula="of:=SUM([.F442:.L442])/2" office:value-type="float" office:value="0" calcext:value-type="float">
            <text:p>0</text:p>
          </table:table-cell>
          <table:table-cell/>
          <table:table-cell table:style-name="ce102" table:formula="of:=SUM([.H511:.K511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70"/>
          <table:table-cell table:style-name="Default" table:number-columns-repeated="6"/>
          <table:table-cell table:number-columns-repeated="2"/>
          <table:table-cell table:style-name="ce73"/>
          <table:table-cell table:style-name="ce34" office:value-type="string" calcext:value-type="string">
            <text:p>JavaScript</text:p>
          </table:table-cell>
          <table:table-cell table:style-name="ce73"/>
          <table:table-cell table:style-name="ce167" table:formula="of:=SUM([.AH486:.AN486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88" table:formula="of:=[.L508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ANGUEEE</text:p>
          </table:table-cell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macchine matteo</text:p>
          </table:table-cell>
          <table:table-cell table:style-name="ce41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onno</text:p>
          </table:table-cell>
          <table:table-cell table:style-name="ce41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14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/>
          <table:table-cell table:style-name="Default"/>
          <table:table-cell table:style-name="ce16" office:value-type="date" office:date-value="2015-09-18" calcext:value-type="date">
            <text:p>18</text:p>
          </table:table-cell>
          <table:table-cell table:style-name="ce16" office:value-type="date" office:date-value="2015-09-19" calcext:value-type="date">
            <text:p>19</text:p>
          </table:table-cell>
          <table:table-cell table:style-name="ce16" office:value-type="date" office:date-value="2015-09-20" calcext:value-type="date">
            <text:p>20</text:p>
          </table:table-cell>
          <table:table-cell table:style-name="ce16" office:value-type="date" office:date-value="2015-09-21" calcext:value-type="date">
            <text:p>21</text:p>
          </table:table-cell>
          <table:table-cell table:style-name="ce16" office:value-type="date" office:date-value="2015-09-22" calcext:value-type="date">
            <text:p>22</text:p>
          </table:table-cell>
          <table:table-cell table:style-name="ce16" office:value-type="date" office:date-value="2015-09-23" calcext:value-type="date">
            <text:p>23</text:p>
          </table:table-cell>
          <table:table-cell table:style-name="ce16" office:value-type="date" office:date-value="2015-09-24" calcext:value-type="date">
            <text:p>24</text:p>
          </table:table-cell>
          <table:table-cell table:style-name="ce16" office:value-type="date" office:date-value="2015-09-25" calcext:value-type="date">
            <text:p>25</text:p>
          </table:table-cell>
          <table:table-cell table:style-name="ce16" office:value-type="date" office:date-value="2015-09-26" calcext:value-type="date">
            <text:p>26</text:p>
          </table:table-cell>
          <table:table-cell table:style-name="ce16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477" table:number-columns-repeated="8"/>
          <table:table-cell table:style-name="ce477"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2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63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9" calcext:value-type="float">
            <text:p>9</text:p>
          </table:table-cell>
          <table:table-cell table:number-columns-repeated="2" table:style-name="ce215" office:value-type="float" office:value="2" calcext:value-type="float">
            <text:p>2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8" calcext:value-type="float">
            <text:p>8</text:p>
          </table:table-cell>
          <table:table-cell table:style-name="ce215" table:formula="of:=SUM([.AF519:.AF528])" office:value-type="float" office:value="11" calcext:value-type="float">
            <text:p>11</text:p>
          </table:table-cell>
          <table:table-cell table:style-name="ce215" table:formula="of:=SUM([.AG515:.AG528])" office:value-type="float" office:value="7" calcext:value-type="float">
            <text:p>7</text:p>
          </table:table-cell>
          <table:table-cell table:style-name="ce215" table:formula="of:=SUM([.AH515:.AH528])" office:value-type="float" office:value="13" calcext:value-type="float">
            <text:p>13</text:p>
          </table:table-cell>
          <table:table-cell table:style-name="ce215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29:.AA529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29:.AI529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30]/3" office:value-type="float" office:value="2.16666666666667" calcext:value-type="float">
            <text:p>2.16666666666667</text:p>
          </table:table-cell>
          <table:table-cell table:number-columns-repeated="6"/>
          <table:table-cell table:style-name="ce88" table:formula="of:=[.AI530]/7" office:value-type="float" office:value="3.57142857142857" calcext:value-type="float">
            <text:p>3.5714285714285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316:Sheet1.AO316 Sheet1.AP334:Sheet1.AP337 Sheet1.H313:Sheet1.S313 Sheet1.H317:Sheet1.L317 Sheet1.U312:Sheet1.AN312">
            <calcext:condition calcext:apply-style-name="red" calcext:value="between(1,4)" calcext:base-cell-address="Sheet1.H312"/>
            <calcext:condition calcext:apply-style-name="yellow" calcext:value="between(4,7)" calcext:base-cell-address="Sheet1.H312"/>
            <calcext:condition calcext:apply-style-name="green" calcext:value="&gt;7" calcext:base-cell-address="Sheet1.H312"/>
            <calcext:condition calcext:apply-style-name="nocolor" calcext:value="&lt;1" calcext:base-cell-address="Sheet1.H312"/>
          </calcext:conditional-format>
          <calcext:conditional-format calcext:target-range-address="Sheet1.J358:Sheet1.AK358">
            <calcext:condition calcext:apply-style-name="red" calcext:value="between(1,4)" calcext:base-cell-address="Sheet1.J358"/>
            <calcext:condition calcext:apply-style-name="yellow" calcext:value="between(4,7)" calcext:base-cell-address="Sheet1.J358"/>
            <calcext:condition calcext:apply-style-name="green" calcext:value="&gt;7" calcext:base-cell-address="Sheet1.J358"/>
            <calcext:condition calcext:apply-style-name="nocolor" calcext:value="&lt;1" calcext:base-cell-address="Sheet1.J358"/>
          </calcext:conditional-format>
          <calcext:conditional-format calcext:target-range-address="Sheet1.L379:Sheet1.AM379">
            <calcext:condition calcext:apply-style-name="red" calcext:value="between(1,4)" calcext:base-cell-address="Sheet1.L379"/>
            <calcext:condition calcext:apply-style-name="yellow" calcext:value="between(4,7)" calcext:base-cell-address="Sheet1.L379"/>
            <calcext:condition calcext:apply-style-name="green" calcext:value="&gt;7" calcext:base-cell-address="Sheet1.L379"/>
            <calcext:condition calcext:apply-style-name="nocolor" calcext:value="&lt;1" calcext:base-cell-address="Sheet1.L379"/>
          </calcext:conditional-format>
          <calcext:conditional-format calcext:target-range-address="Sheet1.X380:Sheet1.AN380 Sheet1.X400:Sheet1.AM400 Sheet1.AM426:Sheet1.AN427">
            <calcext:condition calcext:apply-style-name="red" calcext:value="between(1,4)" calcext:base-cell-address="Sheet1.X380"/>
            <calcext:condition calcext:apply-style-name="yellow" calcext:value="between(4,7)" calcext:base-cell-address="Sheet1.X380"/>
            <calcext:condition calcext:apply-style-name="green" calcext:value="&gt;7" calcext:base-cell-address="Sheet1.X380"/>
            <calcext:condition calcext:apply-style-name="nocolor" calcext:value="&lt;1" calcext:base-cell-address="Sheet1.X380"/>
          </calcext:conditional-format>
          <calcext:conditional-format calcext:target-range-address="Sheet1.L444:Sheet1.AG444">
            <calcext:condition calcext:apply-style-name="red" calcext:value="between(1,4)" calcext:base-cell-address="Sheet1.L444"/>
            <calcext:condition calcext:apply-style-name="yellow" calcext:value="between(4,7)" calcext:base-cell-address="Sheet1.L444"/>
            <calcext:condition calcext:apply-style-name="green" calcext:value="&gt;7" calcext:base-cell-address="Sheet1.L444"/>
            <calcext:condition calcext:apply-style-name="nocolor" calcext:value="&lt;1" calcext:base-cell-address="Sheet1.L444"/>
          </calcext:conditional-format>
          <calcext:conditional-format calcext:target-range-address="Sheet1.O443:Sheet1.AO443 Sheet1.H468:Sheet1.M468 Sheet1.H463:Sheet1.AM463">
            <calcext:condition calcext:apply-style-name="red" calcext:value="between(1,4)" calcext:base-cell-address="Sheet1.H443"/>
            <calcext:condition calcext:apply-style-name="yellow" calcext:value="between(4,7)" calcext:base-cell-address="Sheet1.H443"/>
            <calcext:condition calcext:apply-style-name="green" calcext:value="&gt;7" calcext:base-cell-address="Sheet1.H443"/>
            <calcext:condition calcext:apply-style-name="nocolor" calcext:value="&lt;1" calcext:base-cell-address="Sheet1.H443"/>
          </calcext:conditional-format>
          <calcext:conditional-format calcext:target-range-address="Sheet1.AE485:Sheet1.AK485 Sheet1.J486:Sheet1.O486 Sheet1.Q486:Sheet1.AC486">
            <calcext:condition calcext:apply-style-name="red" calcext:value="between(1,4)" calcext:base-cell-address="Sheet1.J485"/>
            <calcext:condition calcext:apply-style-name="yellow" calcext:value="between(4,7)" calcext:base-cell-address="Sheet1.J485"/>
            <calcext:condition calcext:apply-style-name="green" calcext:value="&gt;7" calcext:base-cell-address="Sheet1.J485"/>
            <calcext:condition calcext:apply-style-name="nocolor" calcext:value="&lt;1" calcext:base-cell-address="Sheet1.J485"/>
          </calcext:conditional-format>
          <calcext:conditional-format calcext:target-range-address="Sheet1.F442:Sheet1.AM442 Sheet1.I506:Sheet1.AM506">
            <calcext:condition calcext:apply-style-name="red" calcext:value="between(1,4)" calcext:base-cell-address="Sheet1.F442"/>
            <calcext:condition calcext:apply-style-name="yellow" calcext:value="between(4,7)" calcext:base-cell-address="Sheet1.F442"/>
            <calcext:condition calcext:apply-style-name="green" calcext:value="&gt;7" calcext:base-cell-address="Sheet1.F442"/>
            <calcext:condition calcext:apply-style-name="nocolor" calcext:value="&lt;1" calcext:base-cell-address="Sheet1.F442"/>
          </calcext:conditional-format>
          <calcext:conditional-format calcext:target-range-address="Sheet1.Z529:Sheet1.AI529">
            <calcext:condition calcext:apply-style-name="red" calcext:value="between(1,4)" calcext:base-cell-address="Sheet1.Z529"/>
            <calcext:condition calcext:apply-style-name="yellow" calcext:value="between(4,7)" calcext:base-cell-address="Sheet1.Z529"/>
            <calcext:condition calcext:apply-style-name="green" calcext:value="&gt;7" calcext:base-cell-address="Sheet1.Z529"/>
            <calcext:condition calcext:apply-style-name="nocolor" calcext:value="&lt;1" calcext:base-cell-address="Sheet1.Z529"/>
          </calcext:conditional-format>
          <calcext:conditional-format calcext:target-range-address="Sheet1.AG317:Sheet1.AL317 Sheet1.L318:Sheet1.M318 Sheet1.J299:Sheet1.N299 Sheet1.P299:Sheet1.T299 Sheet1.AD299:Sheet1.AI299 Sheet1.V318:Sheet1.AL318 Sheet1.AA299:Sheet1.AB299 Sheet1.X299:Sheet1.Y299 Sheet1.AK299:Sheet1.AK299">
            <calcext:condition calcext:apply-style-name="red" calcext:value="between(1,4)" calcext:base-cell-address="Sheet1.J299"/>
            <calcext:condition calcext:apply-style-name="yellow" calcext:value="between(4,7)" calcext:base-cell-address="Sheet1.J299"/>
            <calcext:condition calcext:apply-style-name="green" calcext:value="&gt;7" calcext:base-cell-address="Sheet1.J299"/>
            <calcext:condition calcext:apply-style-name="nocolor" calcext:value="&lt;1" calcext:base-cell-address="Sheet1.J299"/>
          </calcext:conditional-format>
          <calcext:conditional-format calcext:target-range-address="Sheet1.AN492:Sheet1.AN492">
            <calcext:condition calcext:apply-style-name="red" calcext:value="between(1,4)" calcext:base-cell-address="Sheet1.AN492"/>
            <calcext:condition calcext:apply-style-name="yellow" calcext:value="between(4,7)" calcext:base-cell-address="Sheet1.AN492"/>
            <calcext:condition calcext:apply-style-name="green" calcext:value="&gt;7" calcext:base-cell-address="Sheet1.AN492"/>
            <calcext:condition calcext:apply-style-name="nocolor" calcext:value="&lt;1" calcext:base-cell-address="Sheet1.AN492"/>
          </calcext:conditional-format>
          <calcext:conditional-format calcext:target-range-address="Sheet1.AP464:Sheet1.AP464">
            <calcext:condition calcext:apply-style-name="red" calcext:value="between(1,4)" calcext:base-cell-address="Sheet1.AP464"/>
            <calcext:condition calcext:apply-style-name="yellow" calcext:value="between(4,7)" calcext:base-cell-address="Sheet1.AP464"/>
            <calcext:condition calcext:apply-style-name="green" calcext:value="&gt;7" calcext:base-cell-address="Sheet1.AP464"/>
            <calcext:condition calcext:apply-style-name="nocolor" calcext:value="&lt;1" calcext:base-cell-address="Sheet1.AP464"/>
          </calcext:conditional-format>
          <calcext:conditional-format calcext:target-range-address="Sheet1.I299:Sheet1.N299 Sheet1.P299:Sheet1.T299 Sheet1.AD299:Sheet1.AI299 Sheet1.AA299:Sheet1.AB299 Sheet1.X299:Sheet1.Y299 Sheet1.AK299:Sheet1.AK299">
            <calcext:condition calcext:apply-style-name="red" calcext:value="between(1,4)" calcext:base-cell-address="Sheet1.I299"/>
            <calcext:condition calcext:apply-style-name="yellow" calcext:value="between(4,7)" calcext:base-cell-address="Sheet1.I299"/>
            <calcext:condition calcext:apply-style-name="green" calcext:value="&gt;7" calcext:base-cell-address="Sheet1.I299"/>
            <calcext:condition calcext:apply-style-name="nocolor" calcext:value="&lt;1" calcext:base-cell-address="Sheet1.I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G313:Sheet1.AO313">
            <calcext:condition calcext:apply-style-name="red" calcext:value="between(1,4)" calcext:base-cell-address="Sheet1.G313"/>
            <calcext:condition calcext:apply-style-name="yellow" calcext:value="between(4,7)" calcext:base-cell-address="Sheet1.G313"/>
            <calcext:condition calcext:apply-style-name="green" calcext:value="&gt;7" calcext:base-cell-address="Sheet1.G313"/>
            <calcext:condition calcext:apply-style-name="nocolor" calcext:value="&lt;1" calcext:base-cell-address="Sheet1.G313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G315:Sheet1.H315">
            <calcext:condition calcext:apply-style-name="red" calcext:value="between(1,4)" calcext:base-cell-address="Sheet1.G315"/>
            <calcext:condition calcext:apply-style-name="yellow" calcext:value="between(4,7)" calcext:base-cell-address="Sheet1.G315"/>
            <calcext:condition calcext:apply-style-name="green" calcext:value="&gt;7" calcext:base-cell-address="Sheet1.G315"/>
            <calcext:condition calcext:apply-style-name="nocolor" calcext:value="&lt;1" calcext:base-cell-address="Sheet1.G315"/>
          </calcext:conditional-format>
          <calcext:conditional-format calcext:target-range-address="Sheet1.I337:Sheet1.I337">
            <calcext:condition calcext:apply-style-name="red" calcext:value="between(1,4)" calcext:base-cell-address="Sheet1.I337"/>
            <calcext:condition calcext:apply-style-name="yellow" calcext:value="between(4,7)" calcext:base-cell-address="Sheet1.I337"/>
            <calcext:condition calcext:apply-style-name="green" calcext:value="&gt;7" calcext:base-cell-address="Sheet1.I337"/>
            <calcext:condition calcext:apply-style-name="nocolor" calcext:value="&lt;1" calcext:base-cell-address="Sheet1.I337"/>
          </calcext:conditional-format>
          <calcext:conditional-format calcext:target-range-address="Sheet1.J337:Sheet1.J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K337:Sheet1.K337">
            <calcext:condition calcext:apply-style-name="red" calcext:value="between(1,4)" calcext:base-cell-address="Sheet1.K337"/>
            <calcext:condition calcext:apply-style-name="yellow" calcext:value="between(4,7)" calcext:base-cell-address="Sheet1.K337"/>
            <calcext:condition calcext:apply-style-name="green" calcext:value="&gt;7" calcext:base-cell-address="Sheet1.K337"/>
            <calcext:condition calcext:apply-style-name="nocolor" calcext:value="&lt;1" calcext:base-cell-address="Sheet1.K337"/>
          </calcext:conditional-format>
          <calcext:conditional-format calcext:target-range-address="Sheet1.L337:Sheet1.L337">
            <calcext:condition calcext:apply-style-name="red" calcext:value="between(1,4)" calcext:base-cell-address="Sheet1.L337"/>
            <calcext:condition calcext:apply-style-name="yellow" calcext:value="between(4,7)" calcext:base-cell-address="Sheet1.L337"/>
            <calcext:condition calcext:apply-style-name="green" calcext:value="&gt;7" calcext:base-cell-address="Sheet1.L337"/>
            <calcext:condition calcext:apply-style-name="nocolor" calcext:value="&lt;1" calcext:base-cell-address="Sheet1.L337"/>
          </calcext:conditional-format>
          <calcext:conditional-format calcext:target-range-address="Sheet1.M337:Sheet1.M337">
            <calcext:condition calcext:apply-style-name="red" calcext:value="between(1,4)" calcext:base-cell-address="Sheet1.M337"/>
            <calcext:condition calcext:apply-style-name="yellow" calcext:value="between(4,7)" calcext:base-cell-address="Sheet1.M337"/>
            <calcext:condition calcext:apply-style-name="green" calcext:value="&gt;7" calcext:base-cell-address="Sheet1.M337"/>
            <calcext:condition calcext:apply-style-name="nocolor" calcext:value="&lt;1" calcext:base-cell-address="Sheet1.M337"/>
          </calcext:conditional-format>
          <calcext:conditional-format calcext:target-range-address="Sheet1.N337:Sheet1.N337">
            <calcext:condition calcext:apply-style-name="red" calcext:value="between(1,4)" calcext:base-cell-address="Sheet1.N337"/>
            <calcext:condition calcext:apply-style-name="yellow" calcext:value="between(4,7)" calcext:base-cell-address="Sheet1.N337"/>
            <calcext:condition calcext:apply-style-name="green" calcext:value="&gt;7" calcext:base-cell-address="Sheet1.N337"/>
            <calcext:condition calcext:apply-style-name="nocolor" calcext:value="&lt;1" calcext:base-cell-address="Sheet1.N337"/>
          </calcext:conditional-format>
          <calcext:conditional-format calcext:target-range-address="Sheet1.O337:Sheet1.O337">
            <calcext:condition calcext:apply-style-name="red" calcext:value="between(1,4)" calcext:base-cell-address="Sheet1.O337"/>
            <calcext:condition calcext:apply-style-name="yellow" calcext:value="between(4,7)" calcext:base-cell-address="Sheet1.O337"/>
            <calcext:condition calcext:apply-style-name="green" calcext:value="&gt;7" calcext:base-cell-address="Sheet1.O337"/>
            <calcext:condition calcext:apply-style-name="nocolor" calcext:value="&lt;1" calcext:base-cell-address="Sheet1.O337"/>
          </calcext:conditional-format>
          <calcext:conditional-format calcext:target-range-address="Sheet1.P337:Sheet1.P337">
            <calcext:condition calcext:apply-style-name="red" calcext:value="between(1,4)" calcext:base-cell-address="Sheet1.P337"/>
            <calcext:condition calcext:apply-style-name="yellow" calcext:value="between(4,7)" calcext:base-cell-address="Sheet1.P337"/>
            <calcext:condition calcext:apply-style-name="green" calcext:value="&gt;7" calcext:base-cell-address="Sheet1.P337"/>
            <calcext:condition calcext:apply-style-name="nocolor" calcext:value="&lt;1" calcext:base-cell-address="Sheet1.P337"/>
          </calcext:conditional-format>
          <calcext:conditional-format calcext:target-range-address="Sheet1.Q337:Sheet1.Q337">
            <calcext:condition calcext:apply-style-name="red" calcext:value="between(1,4)" calcext:base-cell-address="Sheet1.Q337"/>
            <calcext:condition calcext:apply-style-name="yellow" calcext:value="between(4,7)" calcext:base-cell-address="Sheet1.Q337"/>
            <calcext:condition calcext:apply-style-name="green" calcext:value="&gt;7" calcext:base-cell-address="Sheet1.Q337"/>
            <calcext:condition calcext:apply-style-name="nocolor" calcext:value="&lt;1" calcext:base-cell-address="Sheet1.Q337"/>
          </calcext:conditional-format>
          <calcext:conditional-format calcext:target-range-address="Sheet1.R337:Sheet1.R337">
            <calcext:condition calcext:apply-style-name="red" calcext:value="between(1,4)" calcext:base-cell-address="Sheet1.R337"/>
            <calcext:condition calcext:apply-style-name="yellow" calcext:value="between(4,7)" calcext:base-cell-address="Sheet1.R337"/>
            <calcext:condition calcext:apply-style-name="green" calcext:value="&gt;7" calcext:base-cell-address="Sheet1.R337"/>
            <calcext:condition calcext:apply-style-name="nocolor" calcext:value="&lt;1" calcext:base-cell-address="Sheet1.R337"/>
          </calcext:conditional-format>
          <calcext:conditional-format calcext:target-range-address="Sheet1.S337:Sheet1.S337">
            <calcext:condition calcext:apply-style-name="red" calcext:value="between(1,4)" calcext:base-cell-address="Sheet1.S337"/>
            <calcext:condition calcext:apply-style-name="yellow" calcext:value="between(4,7)" calcext:base-cell-address="Sheet1.S337"/>
            <calcext:condition calcext:apply-style-name="green" calcext:value="&gt;7" calcext:base-cell-address="Sheet1.S337"/>
            <calcext:condition calcext:apply-style-name="nocolor" calcext:value="&lt;1" calcext:base-cell-address="Sheet1.S337"/>
          </calcext:conditional-format>
          <calcext:conditional-format calcext:target-range-address="Sheet1.T337:Sheet1.T337">
            <calcext:condition calcext:apply-style-name="red" calcext:value="between(1,4)" calcext:base-cell-address="Sheet1.T337"/>
            <calcext:condition calcext:apply-style-name="yellow" calcext:value="between(4,7)" calcext:base-cell-address="Sheet1.T337"/>
            <calcext:condition calcext:apply-style-name="green" calcext:value="&gt;7" calcext:base-cell-address="Sheet1.T337"/>
            <calcext:condition calcext:apply-style-name="nocolor" calcext:value="&lt;1" calcext:base-cell-address="Sheet1.T337"/>
          </calcext:conditional-format>
          <calcext:conditional-format calcext:target-range-address="Sheet1.U337:Sheet1.U337">
            <calcext:condition calcext:apply-style-name="red" calcext:value="between(1,4)" calcext:base-cell-address="Sheet1.U337"/>
            <calcext:condition calcext:apply-style-name="yellow" calcext:value="between(4,7)" calcext:base-cell-address="Sheet1.U337"/>
            <calcext:condition calcext:apply-style-name="green" calcext:value="&gt;7" calcext:base-cell-address="Sheet1.U337"/>
            <calcext:condition calcext:apply-style-name="nocolor" calcext:value="&lt;1" calcext:base-cell-address="Sheet1.U337"/>
          </calcext:conditional-format>
          <calcext:conditional-format calcext:target-range-address="Sheet1.V337:Sheet1.V337">
            <calcext:condition calcext:apply-style-name="red" calcext:value="between(1,4)" calcext:base-cell-address="Sheet1.V337"/>
            <calcext:condition calcext:apply-style-name="yellow" calcext:value="between(4,7)" calcext:base-cell-address="Sheet1.V337"/>
            <calcext:condition calcext:apply-style-name="green" calcext:value="&gt;7" calcext:base-cell-address="Sheet1.V337"/>
            <calcext:condition calcext:apply-style-name="nocolor" calcext:value="&lt;1" calcext:base-cell-address="Sheet1.V337"/>
          </calcext:conditional-format>
          <calcext:conditional-format calcext:target-range-address="Sheet1.W337:Sheet1.W337">
            <calcext:condition calcext:apply-style-name="red" calcext:value="between(1,4)" calcext:base-cell-address="Sheet1.W337"/>
            <calcext:condition calcext:apply-style-name="yellow" calcext:value="between(4,7)" calcext:base-cell-address="Sheet1.W337"/>
            <calcext:condition calcext:apply-style-name="green" calcext:value="&gt;7" calcext:base-cell-address="Sheet1.W337"/>
            <calcext:condition calcext:apply-style-name="nocolor" calcext:value="&lt;1" calcext:base-cell-address="Sheet1.W337"/>
          </calcext:conditional-format>
          <calcext:conditional-format calcext:target-range-address="Sheet1.X337:Sheet1.X337">
            <calcext:condition calcext:apply-style-name="red" calcext:value="between(1,4)" calcext:base-cell-address="Sheet1.X337"/>
            <calcext:condition calcext:apply-style-name="yellow" calcext:value="between(4,7)" calcext:base-cell-address="Sheet1.X337"/>
            <calcext:condition calcext:apply-style-name="green" calcext:value="&gt;7" calcext:base-cell-address="Sheet1.X337"/>
            <calcext:condition calcext:apply-style-name="nocolor" calcext:value="&lt;1" calcext:base-cell-address="Sheet1.X337"/>
          </calcext:conditional-format>
          <calcext:conditional-format calcext:target-range-address="Sheet1.Y337:Sheet1.Y337">
            <calcext:condition calcext:apply-style-name="red" calcext:value="between(1,4)" calcext:base-cell-address="Sheet1.Y337"/>
            <calcext:condition calcext:apply-style-name="yellow" calcext:value="between(4,7)" calcext:base-cell-address="Sheet1.Y337"/>
            <calcext:condition calcext:apply-style-name="green" calcext:value="&gt;7" calcext:base-cell-address="Sheet1.Y337"/>
            <calcext:condition calcext:apply-style-name="nocolor" calcext:value="&lt;1" calcext:base-cell-address="Sheet1.Y337"/>
          </calcext:conditional-format>
          <calcext:conditional-format calcext:target-range-address="Sheet1.Z337:Sheet1.Z337">
            <calcext:condition calcext:apply-style-name="red" calcext:value="between(1,4)" calcext:base-cell-address="Sheet1.Z337"/>
            <calcext:condition calcext:apply-style-name="yellow" calcext:value="between(4,7)" calcext:base-cell-address="Sheet1.Z337"/>
            <calcext:condition calcext:apply-style-name="green" calcext:value="&gt;7" calcext:base-cell-address="Sheet1.Z337"/>
            <calcext:condition calcext:apply-style-name="nocolor" calcext:value="&lt;1" calcext:base-cell-address="Sheet1.Z337"/>
          </calcext:conditional-format>
          <calcext:conditional-format calcext:target-range-address="Sheet1.AA337:Sheet1.AA337">
            <calcext:condition calcext:apply-style-name="red" calcext:value="between(1,4)" calcext:base-cell-address="Sheet1.AA337"/>
            <calcext:condition calcext:apply-style-name="yellow" calcext:value="between(4,7)" calcext:base-cell-address="Sheet1.AA337"/>
            <calcext:condition calcext:apply-style-name="green" calcext:value="&gt;7" calcext:base-cell-address="Sheet1.AA337"/>
            <calcext:condition calcext:apply-style-name="nocolor" calcext:value="&lt;1" calcext:base-cell-address="Sheet1.AA337"/>
          </calcext:conditional-format>
          <calcext:conditional-format calcext:target-range-address="Sheet1.AB337:Sheet1.AB337">
            <calcext:condition calcext:apply-style-name="red" calcext:value="between(1,4)" calcext:base-cell-address="Sheet1.AB337"/>
            <calcext:condition calcext:apply-style-name="yellow" calcext:value="between(4,7)" calcext:base-cell-address="Sheet1.AB337"/>
            <calcext:condition calcext:apply-style-name="green" calcext:value="&gt;7" calcext:base-cell-address="Sheet1.AB337"/>
            <calcext:condition calcext:apply-style-name="nocolor" calcext:value="&lt;1" calcext:base-cell-address="Sheet1.AB337"/>
          </calcext:conditional-format>
          <calcext:conditional-format calcext:target-range-address="Sheet1.AC337:Sheet1.AC337">
            <calcext:condition calcext:apply-style-name="red" calcext:value="between(1,4)" calcext:base-cell-address="Sheet1.AC337"/>
            <calcext:condition calcext:apply-style-name="yellow" calcext:value="between(4,7)" calcext:base-cell-address="Sheet1.AC337"/>
            <calcext:condition calcext:apply-style-name="green" calcext:value="&gt;7" calcext:base-cell-address="Sheet1.AC337"/>
            <calcext:condition calcext:apply-style-name="nocolor" calcext:value="&lt;1" calcext:base-cell-address="Sheet1.AC337"/>
          </calcext:conditional-format>
          <calcext:conditional-format calcext:target-range-address="Sheet1.AD337:Sheet1.AD337">
            <calcext:condition calcext:apply-style-name="red" calcext:value="between(1,4)" calcext:base-cell-address="Sheet1.AD337"/>
            <calcext:condition calcext:apply-style-name="yellow" calcext:value="between(4,7)" calcext:base-cell-address="Sheet1.AD337"/>
            <calcext:condition calcext:apply-style-name="green" calcext:value="&gt;7" calcext:base-cell-address="Sheet1.AD337"/>
            <calcext:condition calcext:apply-style-name="nocolor" calcext:value="&lt;1" calcext:base-cell-address="Sheet1.AD337"/>
          </calcext:conditional-format>
          <calcext:conditional-format calcext:target-range-address="Sheet1.AE337:Sheet1.AE337">
            <calcext:condition calcext:apply-style-name="red" calcext:value="between(1,4)" calcext:base-cell-address="Sheet1.AE337"/>
            <calcext:condition calcext:apply-style-name="yellow" calcext:value="between(4,7)" calcext:base-cell-address="Sheet1.AE337"/>
            <calcext:condition calcext:apply-style-name="green" calcext:value="&gt;7" calcext:base-cell-address="Sheet1.AE337"/>
            <calcext:condition calcext:apply-style-name="nocolor" calcext:value="&lt;1" calcext:base-cell-address="Sheet1.AE337"/>
          </calcext:conditional-format>
          <calcext:conditional-format calcext:target-range-address="Sheet1.AF337:Sheet1.AF337">
            <calcext:condition calcext:apply-style-name="red" calcext:value="between(1,4)" calcext:base-cell-address="Sheet1.AF337"/>
            <calcext:condition calcext:apply-style-name="yellow" calcext:value="between(4,7)" calcext:base-cell-address="Sheet1.AF337"/>
            <calcext:condition calcext:apply-style-name="green" calcext:value="&gt;7" calcext:base-cell-address="Sheet1.AF337"/>
            <calcext:condition calcext:apply-style-name="nocolor" calcext:value="&lt;1" calcext:base-cell-address="Sheet1.AF337"/>
          </calcext:conditional-format>
          <calcext:conditional-format calcext:target-range-address="Sheet1.AG337:Sheet1.AG337">
            <calcext:condition calcext:apply-style-name="red" calcext:value="between(1,4)" calcext:base-cell-address="Sheet1.AG337"/>
            <calcext:condition calcext:apply-style-name="yellow" calcext:value="between(4,7)" calcext:base-cell-address="Sheet1.AG337"/>
            <calcext:condition calcext:apply-style-name="green" calcext:value="&gt;7" calcext:base-cell-address="Sheet1.AG337"/>
            <calcext:condition calcext:apply-style-name="nocolor" calcext:value="&lt;1" calcext:base-cell-address="Sheet1.AG337"/>
          </calcext:conditional-format>
          <calcext:conditional-format calcext:target-range-address="Sheet1.AH337:Sheet1.AH337">
            <calcext:condition calcext:apply-style-name="red" calcext:value="between(1,4)" calcext:base-cell-address="Sheet1.AH337"/>
            <calcext:condition calcext:apply-style-name="yellow" calcext:value="between(4,7)" calcext:base-cell-address="Sheet1.AH337"/>
            <calcext:condition calcext:apply-style-name="green" calcext:value="&gt;7" calcext:base-cell-address="Sheet1.AH337"/>
            <calcext:condition calcext:apply-style-name="nocolor" calcext:value="&lt;1" calcext:base-cell-address="Sheet1.AH337"/>
          </calcext:conditional-format>
          <calcext:conditional-format calcext:target-range-address="Sheet1.AI337:Sheet1.AI337">
            <calcext:condition calcext:apply-style-name="red" calcext:value="between(1,4)" calcext:base-cell-address="Sheet1.AI337"/>
            <calcext:condition calcext:apply-style-name="yellow" calcext:value="between(4,7)" calcext:base-cell-address="Sheet1.AI337"/>
            <calcext:condition calcext:apply-style-name="green" calcext:value="&gt;7" calcext:base-cell-address="Sheet1.AI337"/>
            <calcext:condition calcext:apply-style-name="nocolor" calcext:value="&lt;1" calcext:base-cell-address="Sheet1.AI337"/>
          </calcext:conditional-format>
          <calcext:conditional-format calcext:target-range-address="Sheet1.AJ337:Sheet1.AJ337">
            <calcext:condition calcext:apply-style-name="red" calcext:value="between(1,4)" calcext:base-cell-address="Sheet1.AJ337"/>
            <calcext:condition calcext:apply-style-name="yellow" calcext:value="between(4,7)" calcext:base-cell-address="Sheet1.AJ337"/>
            <calcext:condition calcext:apply-style-name="green" calcext:value="&gt;7" calcext:base-cell-address="Sheet1.AJ337"/>
            <calcext:condition calcext:apply-style-name="nocolor" calcext:value="&lt;1" calcext:base-cell-address="Sheet1.AJ337"/>
          </calcext:conditional-format>
          <calcext:conditional-format calcext:target-range-address="Sheet1.AK337:Sheet1.AK337">
            <calcext:condition calcext:apply-style-name="red" calcext:value="between(1,4)" calcext:base-cell-address="Sheet1.AK337"/>
            <calcext:condition calcext:apply-style-name="yellow" calcext:value="between(4,7)" calcext:base-cell-address="Sheet1.AK337"/>
            <calcext:condition calcext:apply-style-name="green" calcext:value="&gt;7" calcext:base-cell-address="Sheet1.AK337"/>
            <calcext:condition calcext:apply-style-name="nocolor" calcext:value="&lt;1" calcext:base-cell-address="Sheet1.AK337"/>
          </calcext:conditional-format>
          <calcext:conditional-format calcext:target-range-address="Sheet1.AL337:Sheet1.AL337">
            <calcext:condition calcext:apply-style-name="red" calcext:value="between(1,4)" calcext:base-cell-address="Sheet1.AL337"/>
            <calcext:condition calcext:apply-style-name="yellow" calcext:value="between(4,7)" calcext:base-cell-address="Sheet1.AL337"/>
            <calcext:condition calcext:apply-style-name="green" calcext:value="&gt;7" calcext:base-cell-address="Sheet1.AL337"/>
            <calcext:condition calcext:apply-style-name="nocolor" calcext:value="&lt;1" calcext:base-cell-address="Sheet1.AL337"/>
          </calcext:conditional-format>
          <calcext:conditional-format calcext:target-range-address="Sheet1.AM337:Sheet1.AM337">
            <calcext:condition calcext:apply-style-name="red" calcext:value="between(1,4)" calcext:base-cell-address="Sheet1.AM337"/>
            <calcext:condition calcext:apply-style-name="yellow" calcext:value="between(4,7)" calcext:base-cell-address="Sheet1.AM337"/>
            <calcext:condition calcext:apply-style-name="green" calcext:value="&gt;7" calcext:base-cell-address="Sheet1.AM337"/>
            <calcext:condition calcext:apply-style-name="nocolor" calcext:value="&lt;1" calcext:base-cell-address="Sheet1.AM337"/>
          </calcext:conditional-format>
          <calcext:conditional-format calcext:target-range-address="Sheet1.AN337:Sheet1.AN337">
            <calcext:condition calcext:apply-style-name="red" calcext:value="between(1,4)" calcext:base-cell-address="Sheet1.AN337"/>
            <calcext:condition calcext:apply-style-name="yellow" calcext:value="between(4,7)" calcext:base-cell-address="Sheet1.AN337"/>
            <calcext:condition calcext:apply-style-name="green" calcext:value="&gt;7" calcext:base-cell-address="Sheet1.AN337"/>
            <calcext:condition calcext:apply-style-name="nocolor" calcext:value="&lt;1" calcext:base-cell-address="Sheet1.AN337"/>
          </calcext:conditional-format>
          <calcext:conditional-format calcext:target-range-address="Sheet1.AO337:Sheet1.AO337">
            <calcext:condition calcext:apply-style-name="red" calcext:value="between(1,4)" calcext:base-cell-address="Sheet1.AO337"/>
            <calcext:condition calcext:apply-style-name="yellow" calcext:value="between(4,7)" calcext:base-cell-address="Sheet1.AO337"/>
            <calcext:condition calcext:apply-style-name="green" calcext:value="&gt;7" calcext:base-cell-address="Sheet1.AO337"/>
            <calcext:condition calcext:apply-style-name="nocolor" calcext:value="&lt;1" calcext:base-cell-address="Sheet1.AO337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2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2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8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8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10:Sheet1.AS110">
            <calcext:condition calcext:apply-style-name="red" calcext:value="between(1,14)" calcext:base-cell-address="Sheet1.AS110"/>
            <calcext:condition calcext:apply-style-name="yellow" calcext:value="between(15,19)" calcext:base-cell-address="Sheet1.AS110"/>
            <calcext:condition calcext:apply-style-name="green" calcext:value="&gt;20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0:Sheet1.AS110">
            <calcext:condition calcext:apply-style-name="red" calcext:value="between(1,4)" calcext:base-cell-address="Sheet1.AS110"/>
            <calcext:condition calcext:apply-style-name="yellow" calcext:value="between(4,7)" calcext:base-cell-address="Sheet1.AS110"/>
            <calcext:condition calcext:apply-style-name="green" calcext:value="&gt;7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1:Sheet1.AS111">
            <calcext:condition calcext:apply-style-name="red" calcext:value="between(1,14)" calcext:base-cell-address="Sheet1.AS111"/>
            <calcext:condition calcext:apply-style-name="yellow" calcext:value="between(15,19)" calcext:base-cell-address="Sheet1.AS111"/>
            <calcext:condition calcext:apply-style-name="green" calcext:value="&gt;20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1:Sheet1.AS111">
            <calcext:condition calcext:apply-style-name="red" calcext:value="between(1,4)" calcext:base-cell-address="Sheet1.AS111"/>
            <calcext:condition calcext:apply-style-name="yellow" calcext:value="between(4,7)" calcext:base-cell-address="Sheet1.AS111"/>
            <calcext:condition calcext:apply-style-name="green" calcext:value="&gt;7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2:Sheet1.AS112">
            <calcext:condition calcext:apply-style-name="red" calcext:value="between(1,14)" calcext:base-cell-address="Sheet1.AS112"/>
            <calcext:condition calcext:apply-style-name="yellow" calcext:value="between(15,19)" calcext:base-cell-address="Sheet1.AS112"/>
            <calcext:condition calcext:apply-style-name="green" calcext:value="&gt;20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2:Sheet1.AS112">
            <calcext:condition calcext:apply-style-name="red" calcext:value="between(1,4)" calcext:base-cell-address="Sheet1.AS112"/>
            <calcext:condition calcext:apply-style-name="yellow" calcext:value="between(4,7)" calcext:base-cell-address="Sheet1.AS112"/>
            <calcext:condition calcext:apply-style-name="green" calcext:value="&gt;7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3:Sheet1.AS113">
            <calcext:condition calcext:apply-style-name="red" calcext:value="between(1,14)" calcext:base-cell-address="Sheet1.AS113"/>
            <calcext:condition calcext:apply-style-name="yellow" calcext:value="between(15,19)" calcext:base-cell-address="Sheet1.AS113"/>
            <calcext:condition calcext:apply-style-name="green" calcext:value="&gt;20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3:Sheet1.AS113">
            <calcext:condition calcext:apply-style-name="red" calcext:value="between(1,4)" calcext:base-cell-address="Sheet1.AS113"/>
            <calcext:condition calcext:apply-style-name="yellow" calcext:value="between(4,7)" calcext:base-cell-address="Sheet1.AS113"/>
            <calcext:condition calcext:apply-style-name="green" calcext:value="&gt;7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4:Sheet1.AS114">
            <calcext:condition calcext:apply-style-name="red" calcext:value="between(1,14)" calcext:base-cell-address="Sheet1.AS114"/>
            <calcext:condition calcext:apply-style-name="yellow" calcext:value="between(15,19)" calcext:base-cell-address="Sheet1.AS114"/>
            <calcext:condition calcext:apply-style-name="green" calcext:value="&gt;20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114:Sheet1.AS114">
            <calcext:condition calcext:apply-style-name="red" calcext:value="between(1,4)" calcext:base-cell-address="Sheet1.AS114"/>
            <calcext:condition calcext:apply-style-name="yellow" calcext:value="between(4,7)" calcext:base-cell-address="Sheet1.AS114"/>
            <calcext:condition calcext:apply-style-name="green" calcext:value="&gt;7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14)" calcext:base-cell-address="Sheet1.AQ26"/>
            <calcext:condition calcext:apply-style-name="yellow" calcext:value="between(15,19)" calcext:base-cell-address="Sheet1.AQ26"/>
            <calcext:condition calcext:apply-style-name="green" calcext:value="&gt;20" calcext:base-cell-address="Sheet1.AQ26"/>
            <calcext:condition calcext:apply-style-name="nocolor" calcext:value="&lt;1" calcext:base-cell-address="Sheet1.AQ26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4)" calcext:base-cell-address="Sheet1.AQ26"/>
            <calcext:condition calcext:apply-style-name="yellow" calcext:value="between(4,7)" calcext:base-cell-address="Sheet1.AQ26"/>
            <calcext:condition calcext:apply-style-name="green" calcext:value="&gt;7" calcext:base-cell-address="Sheet1.AQ26"/>
            <calcext:condition calcext:apply-style-name="nocolor" calcext:value="&lt;1" calcext:base-cell-address="Sheet1.AQ26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0:Sheet1.AS39 Sheet1.AS18:Sheet1.AS19 Sheet1.AQ54:Sheet1.AQ55 Sheet1.AQ34:Sheet1.AQ34 Sheet1.AQ49:Sheet1.AQ51 Sheet1.AQ38:Sheet1.AQ40 Sheet1.AQ42:Sheet1.AQ47">
            <calcext:condition calcext:apply-style-name="red" calcext:value="between(1,14)" calcext:base-cell-address="Sheet1.AQ18"/>
            <calcext:condition calcext:apply-style-name="yellow" calcext:value="between(15,19)" calcext:base-cell-address="Sheet1.AQ18"/>
            <calcext:condition calcext:apply-style-name="green" calcext:value="&gt;20" calcext:base-cell-address="Sheet1.AQ18"/>
            <calcext:condition calcext:apply-style-name="nocolor" calcext:value="&lt;1" calcext:base-cell-address="Sheet1.AQ18"/>
          </calcext:conditional-format>
          <calcext:conditional-format calcext:target-range-address="Sheet1.AS20:Sheet1.AS39 Sheet1.AS18:Sheet1.AS19 Sheet1.AQ54:Sheet1.AQ55 Sheet1.AQ34:Sheet1.AQ34 Sheet1.AQ49:Sheet1.AQ51 Sheet1.AQ38:Sheet1.AQ40 Sheet1.AQ42:Sheet1.AQ47">
            <calcext:condition calcext:apply-style-name="red" calcext:value="between(1,4)" calcext:base-cell-address="Sheet1.AQ18"/>
            <calcext:condition calcext:apply-style-name="yellow" calcext:value="between(4,7)" calcext:base-cell-address="Sheet1.AQ18"/>
            <calcext:condition calcext:apply-style-name="green" calcext:value="&gt;7" calcext:base-cell-address="Sheet1.AQ18"/>
            <calcext:condition calcext:apply-style-name="nocolor" calcext:value="&lt;1" calcext:base-cell-address="Sheet1.AQ18"/>
          </calcext:conditional-format>
          <calcext:conditional-format calcext:target-range-address="Sheet1.AS21:Sheet1.AS21">
            <calcext:condition calcext:apply-style-name="red" calcext:value="between(1,14)" calcext:base-cell-address="Sheet1.AS21"/>
            <calcext:condition calcext:apply-style-name="yellow" calcext:value="between(15,19)" calcext:base-cell-address="Sheet1.AS21"/>
            <calcext:condition calcext:apply-style-name="green" calcext:value="&gt;20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AS21:Sheet1.AS21">
            <calcext:condition calcext:apply-style-name="red" calcext:value="between(1,4)" calcext:base-cell-address="Sheet1.AS21"/>
            <calcext:condition calcext:apply-style-name="yellow" calcext:value="between(4,7)" calcext:base-cell-address="Sheet1.AS21"/>
            <calcext:condition calcext:apply-style-name="green" calcext:value="&gt;7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AS43:Sheet1.AS43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3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3:Sheet1.AS44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4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/00/0000</text:date>, <text:time style:data-style-name="N2" text:time-value="12:01:16.532824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9-18T12:44:48.349326054</dc:date>
    <meta:editing-duration>P188DT21H44M22S</meta:editing-duration>
    <meta:editing-cycles>2918</meta:editing-cycles>
    <meta:generator>LibreOffice/5.4.1.2$Linux_X86_64 LibreOffice_project/40m0$Build-2</meta:generator>
    <meta:document-statistic meta:table-count="1" meta:cell-count="60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month number:textual="true"/>
    </number:date-style>
    <style:style style:name="ch1" style:family="chart">
      <style:graphic-properties draw:stroke="solid" svg:stroke-width="0.051cm" draw:fill-color="#666666"/>
    </style:style>
    <style:style style:name="ch2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tick-marks-major-inner="true" chart:tick-marks-major-outer="true" chart:logarithmic="false" chart:minimum="42248" chart:reverse-direction="false" text:line-break="false" loext:try-staggering-first="false" chart:link-data-style-to-source="false" chart:axis-position="0"/>
      <style:graphic-properties svg:stroke-width="0.1cm"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27" chart:origin="0" chart:interval-major="5" chart:interval-minor-divisor="1" chart:gap-width="0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olid-type="pyramid" chart:link-data-style-to-source="true"/>
      <style:graphic-properties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333333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21cm" svg:height="5.126cm" xlink:href=".." xlink:type="simple" chart:class="chart:bar" chart:style-name="ch1">
        <chart:plot-area chart:style-name="ch2" table:cell-range-address="Sheet1.AR9:Sheet1.AS114" chart:data-source-has-labels="column" svg:x="0.48cm" svg:y="0.102cm" svg:width="23.061cm" svg:height="4.92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ooo:coordinate-region svg:x="2.195cm" svg:y="0.102cm" svg:width="20.236cm" svg:height="4.3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date">
            <chartooo:date-scale/>
            <chart:categories table:cell-range-address="Sheet1.AR9:Sheet1.AR11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z" chart:name="primary-z" chart:style-name="ch6"/>
          <chart:series chart:style-name="ch7" chart:values-cell-range-address="Sheet1.AS9:Sheet1.AS114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Sheet1.AR9:Sheet1.AR114</svg:desc>
                </draw:g>
              </table:table-cell>
              <table:table-cell office:value-type="float" office:value="0">
                <text:p>0</text:p>
                <draw:g>
                  <svg:desc>Sheet1.AS9:Sheet1.AS114</svg:desc>
                </draw:g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9:Sheet1.AR113 Sheet1.BE9:Sheet1.BE113" chart:data-source-has-labels="column" svg:x="0.32cm" svg:y="0.18cm" svg:width="15.36cm" svg:height="8.65cm">
          <chartooo:coordinate-region svg:x="1.313cm" svg:y="0.18cm" svg:width="14.367cm" svg:height="7.383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9:Sheet1.AR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9:Sheet1.BE113" chart:class="chart:line">
            <chart:regression-curve chart:style-name="ch7"/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Sheet1.AR9:Sheet1.AR113</svg:desc>
                </draw:g>
              </table:table-cell>
              <table:table-cell office:value-type="float" office:value="1060.83333333333">
                <text:p>1060.83333333333</text:p>
                <draw:g>
                  <svg:desc>Sheet1.BE9:Sheet1.BE113</svg:desc>
                </draw:g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060.83333333333">
                <text:p>1060.83333333333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058.75">
                <text:p>1058.75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038.75">
                <text:p>1038.75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023.33333333333">
                <text:p>1023.33333333333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007.5">
                <text:p>1007.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90.833333333333">
                <text:p>990.833333333333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974.166666666667">
                <text:p>974.166666666667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957.5">
                <text:p>957.5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